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a1" style:family="table">
      <style:table-properties style:width="9.696cm" fo:margin-left="3.194cm" fo:margin-right="4.11cm" table:align="margins"/>
    </style:style>
    <style:style style:name="Tabela1.A" style:family="table-column">
      <style:table-column-properties style:column-width="3.366cm" style:rel-column-width="22747*"/>
    </style:style>
    <style:style style:name="Tabela1.B" style:family="table-column">
      <style:table-column-properties style:column-width="1.612cm" style:rel-column-width="10896*"/>
    </style:style>
    <style:style style:name="Tabela1.C" style:family="table-column">
      <style:table-column-properties style:column-width="4.718cm" style:rel-column-width="31892*"/>
    </style:style>
    <style:style style:name="Tabela1.A1" style:family="table-cell">
      <style:table-cell-properties style:vertical-align="middle" fo:background-color="#e6e6ff" fo:padding="0.097cm" fo:border-left="none" fo:border-right="none" fo:border-top="0.002cm solid #cccccc" fo:border-bottom="0.002cm solid #cccccc">
        <style:background-image/>
      </style:table-cell-properties>
    </style:style>
    <style:style style:name="Tabela1.C1" style:family="table-cell">
      <style:table-cell-properties style:vertical-align="middle" fo:background-color="#e6e6ff" fo:padding="0.097cm" fo:border-left="0.002cm solid #cccccc" fo:border-right="none" fo:border-top="0.002cm solid #cccccc" fo:border-bottom="0.002cm solid #cccccc">
        <style:background-image/>
      </style:table-cell-properties>
    </style:style>
    <style:style style:name="Tabela1.A2" style:family="table-cell">
      <style:table-cell-properties style:vertical-align="middle" fo:background-color="#ffffff" fo:padding="0.097cm" fo:border-left="none" fo:border-right="none" fo:border-top="none" fo:border-bottom="0.002cm solid #cccccc">
        <style:background-image/>
      </style:table-cell-properties>
    </style:style>
    <style:style style:name="Tabela1.C2" style:family="table-cell">
      <style:table-cell-properties style:vertical-align="middle" fo:background-color="#ffffff" fo:padding="0.097cm" fo:border-left="0.002cm solid #cccccc" fo:border-right="none" fo:border-top="none" fo:border-bottom="0.002cm solid #cccccc">
        <style:background-image/>
      </style:table-cell-properties>
    </style:style>
    <style:style style:name="Tabela1.A6" style:family="table-cell">
      <style:table-cell-properties style:vertical-align="middle" fo:background-color="#e6e6ff" fo:padding="0.097cm" fo:border-left="none" fo:border-right="none" fo:border-top="none" fo:border-bottom="0.002cm solid #cccccc">
        <style:background-image/>
      </style:table-cell-properties>
    </style:style>
    <style:style style:name="Tabela1.C6" style:family="table-cell">
      <style:table-cell-properties style:vertical-align="middle" fo:background-color="#e6e6ff" fo:padding="0.097cm" fo:border-left="0.002cm solid #cccccc" fo:border-right="none" fo:border-top="none" fo:border-bottom="0.002cm solid #cccccc">
        <style:background-image/>
      </style:table-cell-properties>
    </style:style>
    <style:style style:name="Tabela3" style:family="table">
      <style:table-properties style:width="12.989cm" fo:margin-left="2cm" fo:margin-right="2.011cm" table:align="margins"/>
    </style:style>
    <style:style style:name="Tabela3.A" style:family="table-column">
      <style:table-column-properties style:column-width="6.133cm" style:rel-column-width="30943*"/>
    </style:style>
    <style:style style:name="Tabela3.B" style:family="table-column">
      <style:table-column-properties style:column-width="0.843cm" style:rel-column-width="4253*"/>
    </style:style>
    <style:style style:name="Tabela3.C" style:family="table-column">
      <style:table-column-properties style:column-width="6.013cm" style:rel-column-width="30339*"/>
    </style:style>
    <style:style style:name="Tabela3.A1" style:family="table-cell">
      <style:table-cell-properties style:vertical-align="middle" fo:background-color="#ffcc99" fo:padding="0.097cm" fo:border-left="none" fo:border-right="0.002cm solid #cccccc" fo:border-top="0.002cm solid #cccccc" fo:border-bottom="0.002cm solid #cccccc">
        <style:background-image/>
      </style:table-cell-properties>
    </style:style>
    <style:style style:name="Tabela3.A2" style:family="table-cell">
      <style:table-cell-properties style:vertical-align="middle" fo:background-color="#ffffff" fo:padding="0.097cm" fo:border-left="none" fo:border-right="none" fo:border-top="0.002cm solid #cccccc" fo:border-bottom="0.002cm solid #cccccc">
        <style:background-image/>
      </style:table-cell-properties>
    </style:style>
    <style:style style:name="Tabela3.A3" style:family="table-cell">
      <style:table-cell-properties style:vertical-align="middle" fo:background-color="#ffffff" fo:padding="0.097cm" fo:border-left="none" fo:border-right="none" fo:border-top="none" fo:border-bottom="0.002cm solid #cccccc">
        <style:background-image/>
      </style:table-cell-properties>
    </style:style>
    <style:style style:name="Tabela4" style:family="table">
      <style:table-properties style:width="12.989cm" fo:margin-left="2cm" fo:margin-right="2.011cm" table:align="margins"/>
    </style:style>
    <style:style style:name="Tabela4.A" style:family="table-column">
      <style:table-column-properties style:column-width="6.11cm" style:rel-column-width="30827*"/>
    </style:style>
    <style:style style:name="Tabela4.B" style:family="table-column">
      <style:table-column-properties style:column-width="0.769cm" style:rel-column-width="3880*"/>
    </style:style>
    <style:style style:name="Tabela4.C" style:family="table-column">
      <style:table-column-properties style:column-width="6.11cm" style:rel-column-width="30828*"/>
    </style:style>
    <style:style style:name="Tabela4.A1" style:family="table-cell">
      <style:table-cell-properties style:vertical-align="middle" fo:background-color="#ffcc99" fo:padding="0.097cm" fo:border-left="none" fo:border-right="0.002cm solid #cccccc" fo:border-top="0.002cm solid #cccccc" fo:border-bottom="0.002cm solid #cccccc">
        <style:background-image/>
      </style:table-cell-properties>
    </style:style>
    <style:style style:name="Tabela4.A2" style:family="table-cell">
      <style:table-cell-properties style:vertical-align="middle" fo:background-color="#ffffff" fo:padding="0.097cm" fo:border-left="none" fo:border-right="none" fo:border-top="0.002cm solid #cccccc" fo:border-bottom="0.002cm solid #cccccc">
        <style:background-image/>
      </style:table-cell-properties>
    </style:style>
    <style:style style:name="Tabela4.A3" style:family="table-cell">
      <style:table-cell-properties style:vertical-align="middle" fo:background-color="#ffffff" fo:padding="0.097cm" fo:border-left="none" fo:border-right="none" fo:border-top="none" fo:border-bottom="0.002cm solid #cccccc">
        <style:background-image/>
      </style:table-cell-properties>
    </style:style>
    <style:style style:name="Tabela5" style:family="table">
      <style:table-properties style:width="12.989cm" fo:margin-left="2cm" fo:margin-right="2.011cm" table:align="margins"/>
    </style:style>
    <style:style style:name="Tabela5.A" style:family="table-column">
      <style:table-column-properties style:column-width="6.158cm" style:rel-column-width="31067*"/>
    </style:style>
    <style:style style:name="Tabela5.B" style:family="table-column">
      <style:table-column-properties style:column-width="0.746cm" style:rel-column-width="3764*"/>
    </style:style>
    <style:style style:name="Tabela5.C" style:family="table-column">
      <style:table-column-properties style:column-width="6.085cm" style:rel-column-width="30704*"/>
    </style:style>
    <style:style style:name="Tabela5.A1" style:family="table-cell">
      <style:table-cell-properties style:vertical-align="middle" fo:background-color="#ffcc99" fo:padding="0.097cm" fo:border-left="none" fo:border-right="0.002cm solid #cccccc" fo:border-top="0.002cm solid #cccccc" fo:border-bottom="0.002cm solid #cccccc">
        <style:background-image/>
      </style:table-cell-properties>
    </style:style>
    <style:style style:name="Tabela5.A2" style:family="table-cell">
      <style:table-cell-properties style:vertical-align="middle" fo:background-color="#ffffff" fo:padding="0.097cm" fo:border-left="none" fo:border-right="none" fo:border-top="0.002cm solid #cccccc" fo:border-bottom="0.002cm solid #cccccc">
        <style:background-image/>
      </style:table-cell-properties>
    </style:style>
    <style:style style:name="Tabela5.A3" style:family="table-cell">
      <style:table-cell-properties style:vertical-align="middle" fo:background-color="#ffffff" fo:padding="0.097cm" fo:border-left="none" fo:border-right="none" fo:border-top="none" fo:border-bottom="0.002cm solid #cccccc">
        <style:background-image/>
      </style:table-cell-properties>
    </style:style>
    <style:style style:name="Tabela2" style:family="table">
      <style:table-properties style:width="12.973cm" fo:margin-left="2.016cm" fo:margin-right="2.011cm" table:align="margins"/>
    </style:style>
    <style:style style:name="Tabela2.A" style:family="table-column">
      <style:table-column-properties style:column-width="6.133cm" style:rel-column-width="30980*"/>
    </style:style>
    <style:style style:name="Tabela2.B" style:family="table-column">
      <style:table-column-properties style:column-width="0.746cm" style:rel-column-width="3769*"/>
    </style:style>
    <style:style style:name="Tabela2.C" style:family="table-column">
      <style:table-column-properties style:column-width="6.094cm" style:rel-column-width="30786*"/>
    </style:style>
    <style:style style:name="Tabela2.A1" style:family="table-cell">
      <style:table-cell-properties style:vertical-align="middle" fo:background-color="#ffcc99" fo:padding="0.097cm" fo:border-left="none" fo:border-right="0.002cm solid #cccccc" fo:border-top="0.002cm solid #cccccc" fo:border-bottom="0.002cm solid #cccccc">
        <style:background-image/>
      </style:table-cell-properties>
    </style:style>
    <style:style style:name="Tabela2.A2" style:family="table-cell">
      <style:table-cell-properties style:vertical-align="middle" fo:background-color="#ffffff" fo:padding="0.097cm" fo:border-left="none" fo:border-right="none" fo:border-top="0.002cm solid #cccccc" fo:border-bottom="0.002cm solid #cccccc">
        <style:background-image/>
      </style:table-cell-properties>
    </style:style>
    <style:style style:name="Tabela2.A3" style:family="table-cell">
      <style:table-cell-properties style:vertical-align="middle" fo:background-color="#ffffff" fo:padding="0.097cm" fo:border-left="none" fo:border-right="none" fo:border-top="none" fo:border-bottom="0.002cm solid #cccccc">
        <style:background-image/>
      </style:table-cell-properties>
    </style:style>
    <style:style style:name="Tabela6" style:family="table">
      <style:table-properties style:width="11.257cm" fo:margin-left="3.219cm" fo:margin-right="2.524cm" fo:break-before="page" table:align="margins"/>
    </style:style>
    <style:style style:name="Tabela6.A" style:family="table-column">
      <style:table-column-properties style:column-width="3.729cm" style:rel-column-width="21708*"/>
    </style:style>
    <style:style style:name="Tabela6.B" style:family="table-column">
      <style:table-column-properties style:column-width="1.251cm" style:rel-column-width="7280*"/>
    </style:style>
    <style:style style:name="Tabela6.C" style:family="table-column">
      <style:table-column-properties style:column-width="1.203cm" style:rel-column-width="7003*"/>
    </style:style>
    <style:style style:name="Tabela6.D" style:family="table-column">
      <style:table-column-properties style:column-width="5.075cm" style:rel-column-width="29544*"/>
    </style:style>
    <style:style style:name="Tabela6.A1" style:family="table-cell">
      <style:table-cell-properties style:vertical-align="middle" fo:background-color="#e6e6ff" fo:padding="0.097cm" fo:border-left="none" fo:border-right="none" fo:border-top="0.002cm solid #cccccc" fo:border-bottom="0.002cm solid #cccccc">
        <style:background-image/>
      </style:table-cell-properties>
    </style:style>
    <style:style style:name="Tabela6.D1" style:family="table-cell">
      <style:table-cell-properties style:vertical-align="middle" fo:background-color="#e6e6ff" fo:padding="0.097cm" fo:border-left="0.002cm solid #cccccc" fo:border-right="none" fo:border-top="0.002cm solid #cccccc" fo:border-bottom="0.002cm solid #cccccc">
        <style:background-image/>
      </style:table-cell-properties>
    </style:style>
    <style:style style:name="Tabela6.A2" style:family="table-cell">
      <style:table-cell-properties style:vertical-align="middle" fo:background-color="#ffffff" fo:padding="0.097cm" fo:border-left="none" fo:border-right="none" fo:border-top="none" fo:border-bottom="0.002cm solid #cccccc">
        <style:background-image/>
      </style:table-cell-properties>
    </style:style>
    <style:style style:name="Tabela6.D2" style:family="table-cell">
      <style:table-cell-properties style:vertical-align="middle" fo:background-color="#ffffff" fo:padding="0.097cm" fo:border-left="0.002cm solid #cccccc" fo:border-right="none" fo:border-top="none" fo:border-bottom="0.002cm solid #cccccc">
        <style:background-image/>
      </style:table-cell-properties>
    </style:style>
    <style:style style:name="Tabela6.A11" style:family="table-cell">
      <style:table-cell-properties style:vertical-align="middle" fo:background-color="#e6e6ff" fo:padding="0.097cm" fo:border-left="none" fo:border-right="none" fo:border-top="none" fo:border-bottom="0.002cm solid #cccccc">
        <style:background-image/>
      </style:table-cell-properties>
    </style:style>
    <style:style style:name="Tabela6.D11" style:family="table-cell">
      <style:table-cell-properties style:vertical-align="middle" fo:background-color="#e6e6ff" fo:padding="0.097cm" fo:border-left="0.002cm solid #cccccc" fo:border-right="none" fo:border-top="none" fo:border-bottom="0.002cm solid #cccccc">
        <style:background-image/>
      </style:table-cell-properties>
    </style:style>
    <style:style style:name="Tabela7" style:family="table">
      <style:table-properties style:width="14.504cm" fo:margin-left="1.342cm" fo:margin-right="1.154cm" table:align="margins"/>
    </style:style>
    <style:style style:name="Tabela7.A" style:family="table-column">
      <style:table-column-properties style:column-width="6.782cm" style:rel-column-width="30643*"/>
    </style:style>
    <style:style style:name="Tabela7.B" style:family="table-column">
      <style:table-column-properties style:column-width="0.843cm" style:rel-column-width="3809*"/>
    </style:style>
    <style:style style:name="Tabela7.C" style:family="table-column">
      <style:table-column-properties style:column-width="6.879cm" style:rel-column-width="31083*"/>
    </style:style>
    <style:style style:name="Tabela7.A1" style:family="table-cell">
      <style:table-cell-properties style:vertical-align="middle" fo:background-color="#ffcc99" fo:padding="0.097cm" fo:border-left="none" fo:border-right="0.002cm solid #cccccc" fo:border-top="0.002cm solid #cccccc" fo:border-bottom="0.002cm solid #cccccc">
        <style:background-image/>
      </style:table-cell-properties>
    </style:style>
    <style:style style:name="Tabela7.A2" style:family="table-cell">
      <style:table-cell-properties style:vertical-align="middle" fo:background-color="#ffffff" fo:padding="0.097cm" fo:border-left="none" fo:border-right="none" fo:border-top="0.002cm solid #cccccc" fo:border-bottom="0.002cm solid #cccccc">
        <style:background-image/>
      </style:table-cell-properties>
    </style:style>
    <style:style style:name="Tabela7.A3" style:family="table-cell">
      <style:table-cell-properties style:vertical-align="middle" fo:background-color="#ffffff" fo:padding="0.097cm" fo:border-left="none" fo:border-right="none" fo:border-top="none" fo:border-bottom="0.002cm solid #cccccc">
        <style:background-image/>
      </style:table-cell-properties>
    </style:style>
    <style:style style:name="Tabela8" style:family="table">
      <style:table-properties style:width="14.504cm" fo:margin-left="1.342cm" fo:margin-right="1.154cm" table:align="margins"/>
    </style:style>
    <style:style style:name="Tabela8.A" style:family="table-column">
      <style:table-column-properties style:column-width="6.782cm" style:rel-column-width="30643*"/>
    </style:style>
    <style:style style:name="Tabela8.B" style:family="table-column">
      <style:table-column-properties style:column-width="0.843cm" style:rel-column-width="3809*"/>
    </style:style>
    <style:style style:name="Tabela8.C" style:family="table-column">
      <style:table-column-properties style:column-width="6.879cm" style:rel-column-width="31083*"/>
    </style:style>
    <style:style style:name="Tabela8.A1" style:family="table-cell">
      <style:table-cell-properties style:vertical-align="middle" fo:background-color="#ffcc99" fo:padding="0.097cm" fo:border-left="none" fo:border-right="0.002cm solid #cccccc" fo:border-top="0.002cm solid #cccccc" fo:border-bottom="0.002cm solid #cccccc">
        <style:background-image/>
      </style:table-cell-properties>
    </style:style>
    <style:style style:name="Tabela8.A2" style:family="table-cell">
      <style:table-cell-properties style:vertical-align="middle" fo:background-color="#ffffff" fo:padding="0.097cm" fo:border-left="none" fo:border-right="none" fo:border-top="0.002cm solid #cccccc" fo:border-bottom="0.002cm solid #cccccc">
        <style:background-image/>
      </style:table-cell-properties>
    </style:style>
    <style:style style:name="Tabela8.A3" style:family="table-cell">
      <style:table-cell-properties style:vertical-align="middle" fo:background-color="#ffffff" fo:padding="0.097cm" fo:border-left="none" fo:border-right="none" fo:border-top="none" fo:border-bottom="0.002cm solid #cccccc">
        <style:background-image/>
      </style:table-cell-properties>
    </style:style>
    <style:style style:name="Tabela9" style:family="table">
      <style:table-properties style:width="9.696cm" fo:margin-left="3.194cm" fo:margin-right="4.11cm" table:align="margins"/>
    </style:style>
    <style:style style:name="Tabela9.A" style:family="table-column">
      <style:table-column-properties style:column-width="3.364cm" style:rel-column-width="1907*"/>
    </style:style>
    <style:style style:name="Tabela9.B" style:family="table-column">
      <style:table-column-properties style:column-width="1.612cm" style:rel-column-width="914*"/>
    </style:style>
    <style:style style:name="Tabela9.C" style:family="table-column">
      <style:table-column-properties style:column-width="4.72cm" style:rel-column-width="2676*"/>
    </style:style>
    <style:style style:name="Tabela9.A1" style:family="table-cell">
      <style:table-cell-properties style:vertical-align="middle" fo:background-color="#e6e6ff" fo:padding="0.097cm" fo:border-left="none" fo:border-right="none" fo:border-top="0.002cm solid #cccccc" fo:border-bottom="0.002cm solid #cccccc">
        <style:background-image/>
      </style:table-cell-properties>
    </style:style>
    <style:style style:name="Tabela9.C1" style:family="table-cell">
      <style:table-cell-properties style:vertical-align="middle" fo:background-color="#e6e6ff" fo:padding="0.097cm" fo:border-left="0.002cm solid #cccccc" fo:border-right="none" fo:border-top="0.002cm solid #cccccc" fo:border-bottom="0.002cm solid #cccccc">
        <style:background-image/>
      </style:table-cell-properties>
    </style:style>
    <style:style style:name="Tabela9.A2" style:family="table-cell">
      <style:table-cell-properties style:vertical-align="middle" fo:background-color="#ffffff" fo:padding="0.097cm" fo:border-left="none" fo:border-right="none" fo:border-top="none" fo:border-bottom="0.002cm solid #cccccc">
        <style:background-image/>
      </style:table-cell-properties>
    </style:style>
    <style:style style:name="Tabela9.C2" style:family="table-cell">
      <style:table-cell-properties style:vertical-align="middle" fo:background-color="#ffffff" fo:padding="0.097cm" fo:border-left="0.002cm solid #cccccc" fo:border-right="none" fo:border-top="none" fo:border-bottom="0.002cm solid #cccccc">
        <style:background-image/>
      </style:table-cell-properties>
    </style:style>
    <style:style style:name="Tabela9.A7" style:family="table-cell">
      <style:table-cell-properties style:vertical-align="middle" fo:background-color="#e6e6ff" fo:padding="0.097cm" fo:border-left="none" fo:border-right="none" fo:border-top="none" fo:border-bottom="0.002cm solid #cccccc">
        <style:background-image/>
      </style:table-cell-properties>
    </style:style>
    <style:style style:name="Tabela9.C7" style:family="table-cell">
      <style:table-cell-properties style:vertical-align="middle" fo:background-color="#e6e6ff" fo:padding="0.097cm" fo:border-left="0.002cm solid #cccccc" fo:border-right="none" fo:border-top="none" fo:border-bottom="0.002cm solid #cccccc">
        <style:background-image/>
      </style:table-cell-properties>
    </style:style>
    <style:style style:name="Tabela10" style:family="table">
      <style:table-properties style:width="14.504cm" fo:margin-left="1.342cm" fo:margin-right="1.154cm" table:align="margins"/>
    </style:style>
    <style:style style:name="Tabela10.A" style:family="table-column">
      <style:table-column-properties style:column-width="6.78cm" style:rel-column-width="3844*"/>
    </style:style>
    <style:style style:name="Tabela10.B" style:family="table-column">
      <style:table-column-properties style:column-width="0.843cm" style:rel-column-width="478*"/>
    </style:style>
    <style:style style:name="Tabela10.C" style:family="table-column">
      <style:table-column-properties style:column-width="6.881cm" style:rel-column-width="3901*"/>
    </style:style>
    <style:style style:name="Tabela10.A1" style:family="table-cell">
      <style:table-cell-properties style:vertical-align="middle" fo:background-color="#ffcc99" fo:padding="0.097cm" fo:border-left="none" fo:border-right="0.002cm solid #cccccc" fo:border-top="0.002cm solid #cccccc" fo:border-bottom="0.002cm solid #cccccc">
        <style:background-image/>
      </style:table-cell-properties>
    </style:style>
    <style:style style:name="Tabela10.A2" style:family="table-cell">
      <style:table-cell-properties style:vertical-align="middle" fo:background-color="#ffffff" fo:padding="0.097cm" fo:border-left="none" fo:border-right="none" fo:border-top="0.002cm solid #cccccc" fo:border-bottom="0.002cm solid #cccccc">
        <style:background-image/>
      </style:table-cell-properties>
    </style:style>
    <style:style style:name="Tabela10.A3" style:family="table-cell">
      <style:table-cell-properties style:vertical-align="middle" fo:background-color="#ffffff" fo:padding="0.097cm" fo:border-left="none" fo:border-right="none" fo:border-top="none" fo:border-bottom="0.002cm solid #cccccc">
        <style:background-image/>
      </style:table-cell-properties>
    </style:style>
    <style:style style:name="Tabela11" style:family="table">
      <style:table-properties style:width="14.504cm" fo:margin-left="1.342cm" fo:margin-right="1.154cm" table:align="margins"/>
    </style:style>
    <style:style style:name="Tabela11.A" style:family="table-column">
      <style:table-column-properties style:column-width="6.78cm" style:rel-column-width="3844*"/>
    </style:style>
    <style:style style:name="Tabela11.B" style:family="table-column">
      <style:table-column-properties style:column-width="0.843cm" style:rel-column-width="478*"/>
    </style:style>
    <style:style style:name="Tabela11.C" style:family="table-column">
      <style:table-column-properties style:column-width="6.881cm" style:rel-column-width="3901*"/>
    </style:style>
    <style:style style:name="Tabela11.A1" style:family="table-cell">
      <style:table-cell-properties style:vertical-align="middle" fo:background-color="#ffcc99" fo:padding="0.097cm" fo:border-left="none" fo:border-right="0.002cm solid #cccccc" fo:border-top="0.002cm solid #cccccc" fo:border-bottom="0.002cm solid #cccccc">
        <style:background-image/>
      </style:table-cell-properties>
    </style:style>
    <style:style style:name="Tabela11.A2" style:family="table-cell">
      <style:table-cell-properties style:vertical-align="middle" fo:background-color="#ffffff" fo:padding="0.097cm" fo:border-left="none" fo:border-right="none" fo:border-top="0.002cm solid #cccccc" fo:border-bottom="0.002cm solid #cccccc">
        <style:background-image/>
      </style:table-cell-properties>
    </style:style>
    <style:style style:name="Tabela11.A3" style:family="table-cell">
      <style:table-cell-properties style:vertical-align="middle" fo:background-color="#ffffff" fo:padding="0.097cm" fo:border-left="none" fo:border-right="none" fo:border-top="none" fo:border-bottom="0.002cm solid #cccccc">
        <style:background-image/>
      </style:table-cell-properties>
    </style:style>
    <style:style style:name="P1" style:family="paragraph" style:parent-style-name="Standard">
      <style:paragraph-properties fo:margin-left="1.251cm" fo:margin-right="0cm" fo:line-height="150%" fo:text-indent="0cm" style:auto-text-indent="false"/>
      <style:text-properties fo:color="#000000" style:font-name="DejaVu Sans" fo:font-weight="normal" style:font-name-asian="DejaVu Sans2" style:font-weight-asian="normal" style:font-name-complex="DejaVu Sans2" style:font-weight-complex="normal"/>
    </style:style>
    <style:style style:name="P2" style:family="paragraph" style:parent-style-name="Standard">
      <style:paragraph-properties fo:margin-left="1.251cm" fo:margin-right="0cm" fo:line-height="150%" fo:text-indent="0cm" style:auto-text-indent="false"/>
      <style:text-properties fo:color="#000000" style:font-name="DejaVu Sans" fo:font-weight="normal" style:font-weight-asian="normal" style:font-weight-complex="normal"/>
    </style:style>
    <style:style style:name="P3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fo:color="#000000" style:text-position="0% 100%" style:font-name="DejaVu Sans" fo:font-weight="normal" style:font-name-asian="DejaVu Sans2" style:font-weight-asian="normal" style:font-name-complex="DejaVu Sans2" style:font-weight-complex="normal"/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color="#000000" style:font-name="DejaVu Sans" style:font-name-asian="DejaVu Sans2" style:font-name-complex="DejaVu Sans2"/>
    </style:style>
    <style:style style:name="P5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color="#000000" style:font-name="DejaVu Sans" fo:font-weight="normal" style:font-name-asian="DejaVu Sans2" style:font-weight-asian="normal" style:font-name-complex="DejaVu Sans2" style:font-weight-complex="normal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color="#000000" style:text-position="0% 100%" style:font-name="DejaVu Sans" fo:font-weight="normal" style:font-name-asian="DejaVu Sans2" style:font-weight-asian="normal" style:font-name-complex="DejaVu Sans2" style:font-weight-complex="normal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color="#000000" style:text-position="0% 100%" style:font-name="DejaVu Sans" style:font-name-asian="DejaVu Sans2" style:font-name-complex="DejaVu Sans2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color="#000000" style:text-position="0% 100%" style:font-name="DejaVu Sans"/>
    </style:style>
    <style:style style:name="P9" style:family="paragraph" style:parent-style-name="Standard">
      <style:paragraph-properties fo:margin-left="0cm" fo:margin-right="0cm" fo:line-height="150%" fo:text-indent="0cm" style:auto-text-indent="false" fo:break-before="page"/>
      <style:text-properties fo:color="#ff0000" style:font-name="DejaVu Sans"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color="#00ae00" style:text-position="0% 100%" style:font-name="DejaVu Sans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color="#004586" style:font-name="DejaVu Sans" fo:font-weight="normal" style:font-name-asian="DejaVu Sans2" style:font-weight-asian="normal" style:font-name-complex="DejaVu Sans2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color="#004586" style:font-name="DejaVu Sans" style:font-name-asian="DejaVu Sans2" style:font-name-complex="DejaVu Sans2"/>
    </style:style>
    <style:style style:name="P13" style:family="paragraph" style:parent-style-name="Table_20_Contents">
      <style:paragraph-properties fo:margin-left="0cm" fo:margin-right="0cm" fo:line-height="150%" fo:text-align="start" style:justify-single-word="false" fo:text-indent="0cm" style:auto-text-indent="false" fo:break-before="page"/>
      <style:text-properties fo:color="#000000" style:text-position="0% 100%" style:font-name="DejaVu Sans" fo:font-weight="normal" style:font-name-asian="DejaVu Sans2" style:font-weight-asian="normal" style:font-name-complex="DejaVu Sans2" style:font-weight-complex="normal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style:text-position="0% 100%" style:font-name="DejaVu Sans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style:text-position="0% 100%" style:font-name="DejaVu Sans" fo:font-weight="normal" style:font-name-asian="DejaVu Sans2" style:font-weight-asian="normal" style:font-name-complex="DejaVu Sans2" style:font-weight-complex="normal"/>
    </style:style>
    <style:style style:name="P16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DejaVu Sans" fo:font-weight="normal" style:font-weight-asian="normal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DejaVu Sans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style:font-name="DejaVu Sans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style:font-name="DejaVu Sans" fo:font-weight="normal" style:font-name-asian="DejaVu Sans2" style:font-weight-asian="normal" style:font-name-complex="DejaVu Sans2" style:font-weight-complex="normal"/>
    </style:style>
    <style:style style:name="P20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DejaVu Sans" style:font-name-asian="DejaVu Sans2" style:font-name-complex="DejaVu Sans2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ff0000" style:text-position="0% 100%" style:font-name="DejaVu Sans" fo:font-weight="bold" style:font-name-asian="DejaVu Sans2" style:font-weight-asian="bold" style:font-name-complex="DejaVu Sans2" style:font-weight-complex="bold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ff0000" style:text-position="0% 100%" style:font-name="DejaVu Sans" fo:font-weight="normal" style:font-weight-asian="normal" style:font-weight-complex="normal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ff0000" style:text-position="0% 100%" style:font-name="DejaVu Sans"/>
    </style:style>
    <style:style style:name="P24" style:family="paragraph" style:parent-style-name="Standard">
      <style:paragraph-properties fo:margin-left="0cm" fo:margin-right="0cm" fo:line-height="150%" fo:text-indent="0cm" style:auto-text-indent="false"/>
      <style:text-properties fo:color="#ff0000" style:font-name="DejaVu Sans" fo:font-weight="bold" style:font-weight-asian="bold" style:font-weight-complex="bold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ff0000" style:font-name="DejaVu Sans" fo:font-weight="bold" style:font-weight-asian="bold" style:font-weight-complex="bold"/>
    </style:style>
    <style:style style:name="P26" style:family="paragraph" style:parent-style-name="Standard">
      <style:paragraph-properties fo:margin-left="0cm" fo:margin-right="0cm" fo:line-height="150%" fo:text-indent="0cm" style:auto-text-indent="false"/>
      <style:text-properties fo:color="#ff0000" style:font-name="DejaVu Sans" fo:font-weight="bold" style:font-name-asian="DejaVu Sans2" style:font-weight-asian="bold" style:font-name-complex="DejaVu Sans2" style:font-weight-complex="bold"/>
    </style:style>
    <style:style style:name="P27" style:family="paragraph" style:parent-style-name="Standard">
      <style:paragraph-properties fo:margin-left="0cm" fo:margin-right="0cm" fo:line-height="150%" fo:text-indent="0cm" style:auto-text-indent="false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2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ae00" style:text-position="0% 100%" style:font-name="DejaVu Sans"/>
    </style:style>
    <style:style style:name="P3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4586" fo:font-weight="normal" style:font-weight-asian="normal" style:font-weight-complex="normal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4586"/>
    </style:style>
    <style:style style:name="P3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00" style:font-name="DejaVu Sans"/>
    </style:style>
    <style:style style:name="P33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4586" style:font-name="DejaVu Sans" fo:font-weight="normal" style:font-weight-asian="normal" style:font-weight-complex="normal"/>
    </style:style>
    <style:style style:name="P34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4586" style:font-name="DejaVu Sans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color="#000000" style:text-position="0% 100%" style:font-name="DejaVu Sans" fo:font-weight="normal" style:font-name-asian="DejaVu Sans2" style:font-weight-asian="normal" style:font-name-complex="DejaVu Sans2" style:font-weight-complex="normal"/>
    </style:style>
    <style:style style:name="P36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color="#000000" style:text-position="0% 100%" style:font-name="DejaVu Sans"/>
    </style:style>
    <style:style style:name="P37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color="#000000" style:text-position="0% 100%" style:font-name="DejaVu Sans" style:font-name-asian="DejaVu Sans2" style:font-name-complex="DejaVu Sans2"/>
    </style:style>
    <style:style style:name="P38" style:family="paragraph" style:parent-style-name="Standard">
      <style:paragraph-properties fo:margin-left="0cm" fo:margin-right="0cm" fo:line-height="150%" fo:text-indent="0cm" style:auto-text-indent="false" fo:break-before="page"/>
      <style:text-properties fo:color="#ff0000" style:font-name="DejaVu Sans" fo:font-weight="bold" style:font-weight-asian="bold" style:font-weight-complex="bold"/>
    </style:style>
    <style:style style:name="P39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40" style:family="paragraph" style:parent-style-name="Standard">
      <style:paragraph-properties fo:margin-left="0cm" fo:margin-right="0cm" fo:line-height="150%" fo:text-indent="0cm" style:auto-text-indent="false"/>
      <style:text-properties fo:color="#ff0000" style:font-name="DejaVu Sans" fo:font-weight="bold" style:font-name-asian="DejaVu Sans2" style:font-weight-asian="bold" style:font-name-complex="DejaVu Sans2" style:font-weight-complex="bold"/>
    </style:style>
    <style:style style:name="P4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ff0000" style:text-position="0% 100%" style:font-name="DejaVu Sans"/>
    </style:style>
    <style:style style:name="P42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DejaVu Sans" style:font-name-asian="DejaVu Sans2" style:font-name-complex="DejaVu Sans2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DejaVu Sans" fo:font-weight="normal" style:font-weight-asian="normal" style:font-weight-complex="normal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style:text-position="0% 100%" style:font-name="DejaVu Sans"/>
    </style:style>
    <style:style style:name="P4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4586" style:text-position="0% 100%" style:font-name="DejaVu Sans"/>
    </style:style>
    <style:style style:name="P4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4586" style:text-position="0% 100%" style:font-name="DejaVu Sans" style:font-name-asian="DejaVu Sans2" style:font-name-complex="DejaVu Sans2"/>
    </style:style>
    <style:style style:name="P4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ae00" style:text-position="0% 100%" style:font-name="DejaVu Sans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text-position="0% 100%" style:font-name="DejaVu Sans" fo:font-weight="normal" style:font-name-asian="DejaVu Sans2" style:font-weight-asian="normal" style:font-name-complex="DejaVu Sans2" style:font-weight-complex="normal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font-name="DejaVu Sans" fo:font-weight="normal" style:font-weight-asian="normal" style:font-weight-complex="normal"/>
    </style:style>
    <style:style style:name="P50" style:family="paragraph" style:parent-style-name="Standard">
      <style:paragraph-properties fo:margin-left="0cm" fo:margin-right="-0.191cm" fo:line-height="150%" fo:text-align="center" style:justify-single-word="false" fo:text-indent="0cm" style:auto-text-indent="false"/>
      <style:text-properties fo:color="#ff0000" style:font-name="Arial" fo:font-weight="bold" style:font-weight-asian="bold" style:font-weight-complex="bold"/>
    </style:style>
    <style:style style:name="P51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Arial"/>
    </style:style>
    <style:style style:name="P52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3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-0.191cm" fo:text-align="center" style:justify-single-word="false" fo:text-indent="0cm" style:auto-text-indent="false" fo:break-before="auto" fo:break-after="auto"/>
      <style:text-properties style:font-name="Arial"/>
    </style:style>
    <style:style style:name="P55" style:family="paragraph" style:parent-style-name="Table_20_Contents">
      <style:paragraph-properties fo:margin-left="0cm" fo:margin-right="0cm" fo:line-height="150%" fo:text-align="start" style:justify-single-word="false" fo:text-indent="0cm" style:auto-text-indent="false" fo:break-before="page"/>
      <style:text-properties fo:color="#000000" style:text-position="0% 100%" style:font-name="DejaVu Sans" fo:font-weight="normal" style:font-name-asian="DejaVu Sans2" style:font-weight-asian="normal" style:font-name-complex="DejaVu Sans2" style:font-weight-complex="normal"/>
    </style:style>
    <style:style style:name="P56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00" style:font-name="DejaVu Sans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-asian="DejaVu Sans2" style:font-name-complex="DejaVu Sans2"/>
    </style:style>
    <style:style style:name="T3" style:family="text">
      <style:text-properties style:text-position="sub 58%" fo:font-weight="normal" style:font-name-asian="DejaVu Sans2" style:font-weight-asian="normal" style:font-name-complex="DejaVu Sans2" style:font-weight-complex="normal"/>
    </style:style>
    <style:style style:name="T4" style:family="text">
      <style:text-properties style:text-position="sub 58%" style:font-name="DejaVu Sans" style:font-name-asian="DejaVu Sans2" style:font-name-complex="DejaVu Sans2"/>
    </style:style>
    <style:style style:name="T5" style:family="text">
      <style:text-properties style:text-position="sub 58%" style:font-name="DejaVu Sans" fo:font-weight="normal" style:font-name-asian="DejaVu Sans2" style:font-weight-asian="normal" style:font-name-complex="DejaVu Sans2" style:font-weight-complex="normal"/>
    </style:style>
    <style:style style:name="T6" style:family="text">
      <style:text-properties style:text-position="sub 58%" style:text-underline-style="none" fo:font-weight="normal" style:font-name-asian="DejaVu Sans2" style:font-weight-asian="normal" style:font-name-complex="DejaVu Sans2" style:font-weight-complex="normal"/>
    </style:style>
    <style:style style:name="T7" style:family="text">
      <style:text-properties style:font-name-asian="DejaVu Sans2" style:font-name-complex="DejaVu Sans2"/>
    </style:style>
    <style:style style:name="T8" style:family="text">
      <style:text-properties style:text-position="0% 100%" style:font-name-asian="DejaVu Sans2" style:font-name-complex="DejaVu Sans2"/>
    </style:style>
    <style:style style:name="T9" style:family="text">
      <style:text-properties style:text-position="0% 100%" fo:font-weight="normal" style:font-name-asian="DejaVu Sans2" style:font-weight-asian="normal" style:font-name-complex="DejaVu Sans2" style:font-weight-complex="normal"/>
    </style:style>
    <style:style style:name="T10" style:family="text">
      <style:text-properties style:text-position="0% 100%" style:text-underline-style="none" style:font-name-asian="DejaVu Sans2" style:font-name-complex="DejaVu Sans2"/>
    </style:style>
    <style:style style:name="T11" style:family="text">
      <style:text-properties fo:color="#000000" style:font-name="DejaVu Sans" fo:font-weight="normal" style:font-name-asian="DejaVu Sans2" style:font-weight-asian="normal" style:font-name-complex="DejaVu Sans2" style:font-weight-complex="normal"/>
    </style:style>
    <style:style style:name="T12" style:family="text">
      <style:text-properties fo:color="#000000" style:text-position="sub 58%" style:font-name="DejaVu Sans" fo:font-weight="normal" style:font-name-asian="DejaVu Sans2" style:font-weight-asian="normal" style:font-name-complex="DejaVu Sans2" style:font-weight-complex="normal"/>
    </style:style>
    <style:style style:name="T1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weight="normal" style:font-name-asian="DejaVu Sans2" style:font-weight-asian="normal" style:font-name-complex="DejaVu Sans2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normal" style:font-name-asian="DejaVu Sans2" style:font-weight-asian="normal" style:font-name-complex="DejaVu Sans2" style:font-weight-complex="normal"/>
    </style:style>
    <style:style style:name="T18" style:family="text">
      <style:text-properties style:text-underline-style="solid" style:text-underline-width="auto" style:text-underline-color="font-color" style:font-name-asian="DejaVu Sans2" style:font-name-complex="DejaVu Sans2"/>
    </style:style>
    <style:style style:name="T19" style:family="text">
      <style:text-properties style:text-underline-style="none" fo:font-weight="normal" style:font-name-asian="DejaVu Sans2" style:font-weight-asian="normal" style:font-name-complex="DejaVu Sans2" style:font-weight-complex="normal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style:font-name-asian="DejaVu Sans2" style:font-name-complex="DejaVu Sans2"/>
    </style:style>
    <style:style style:name="T22" style:family="text">
      <style:text-properties style:font-name="DejaVu Sans" style:font-name-asian="DejaVu Sans2" style:font-name-complex="DejaVu Sans2"/>
    </style:style>
    <style:style style:name="T23" style:family="text">
      <style:text-properties style:font-name="DejaVu Sans" fo:font-weight="normal" style:font-name-asian="DejaVu Sans2" style:font-weight-asian="normal" style:font-name-complex="DejaVu Sans2" style:font-weight-complex="normal"/>
    </style:style>
    <style:style style:name="T24" style:family="text">
      <style:text-properties fo:color="#004586" style:text-underline-style="none" fo:font-weight="normal" style:font-name-asian="DejaVu Sans2" style:font-weight-asian="normal" style:font-name-complex="DejaVu Sans2" style:font-weight-complex="normal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UNIVERSIDADE FEDERAL DE SANTA CATARINA</text:p>
      <text:p text:style-name="P51">CENTRO TECNOLÓGICO</text:p>
      <text:p text:style-name="P51">DEPARTAMENTO DE INFORMÁTICA E ESTATÍSTICA</text:p>
      <text:p text:style-name="P51">CURSO DE CIÊNCIAS DA COMPUTAÇÃO</text:p>
      <text:p text:style-name="P51">DISCIPLINA: Teoria Da Computação - INE5415</text:p>
      <text:p text:style-name="P51">PROFESSORA: Jerusa Marchi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MÁQUINAS DE TURING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/>
      <text:p text:style-name="P53"/>
      <text:p text:style-name="P53">Lucas Pereira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Florianópolis</text:p>
      <text:p text:style-name="P50"><text:span text:style-name="Default_20_Paragraph_20_Font"><text:span text:style-name="T13">Outubro de 2011</text:span></text:span></text:p>
      <text:p text:style-name="P9">Questão 1: Estratégia:</text:p>
      <text:p text:style-name="P16"/>
      <text:p text:style-name="P49">Para esta questão foi usada a seguinte estratégia: Pega-se o primeiro símbolo da primeira palavra que ainda não foi marcado e marca-se o mesmo. Depois, é verificado se o simbolo na posição correspondente da segunda palavra é igual. Caso seja, então este simbolo da segunda palavra também é marcado e caso contrário a palavra é rejeitada. </text:p>
      <text:p text:style-name="P49">Como os símbolos são marcados, então fica trivial saber onde reiniciar o processo para verificar o próximo simbolo da primeira palavra. Quando a máquina encontrar o símbolo # e todos os outros símbolos da direita e esquerda deste estiverem marcados, então a palavra é aceita.</text:p>
      <text:p text:style-name="P17"/>
      <text:p text:style-name="P17"/>
      <text:p text:style-name="P17"/>
      <text:p text:style-name="P25">Questão 1: Máquina:</text:p>
      <text:p text:style-name="P25"/>
      <text:p text:style-name="P2">M = (<text:span text:style-name="T7">Κ, Σ, </text:span>Γ, <text:span text:style-name="T7">δ, q</text:span><text:span text:style-name="T2">0</text:span><text:span text:style-name="T7">, q</text:span><text:span text:style-name="T2">aceita</text:span><text:span text:style-name="T7">, q</text:span><text:span text:style-name="T2">rejeita</text:span><text:span text:style-name="T7">), onde: </text:span></text:p>
      <text:p text:style-name="P2"><text:span text:style-name="T7">Κ = {q</text:span><text:span text:style-name="T2">0</text:span><text:span text:style-name="T7">, q</text:span><text:span text:style-name="T2">1</text:span><text:span text:style-name="T8">, </text:span><text:span text:style-name="T7">q</text:span><text:span text:style-name="T2">aceita</text:span><text:span text:style-name="T7">, q</text:span><text:span text:style-name="T2">rejeita</text:span><text:span text:style-name="T8">, q</text:span><text:span text:style-name="T2">marca0</text:span><text:span text:style-name="T8">, q</text:span><text:span text:style-name="T2">marca1</text:span><text:span text:style-name="T8">, q</text:span><text:span text:style-name="T2">buscaMeio0</text:span><text:span text:style-name="T8">, q</text:span><text:span text:style-name="T2">buscaMeio1</text:span><text:span text:style-name="T8">, q</text:span><text:span text:style-name="T2">busca0</text:span><text:span text:style-name="T8">, q</text:span><text:span text:style-name="T2">busca1</text:span><text:span text:style-name="T8">, q</text:span><text:span text:style-name="T2">retornaMeio</text:span><text:span text:style-name="T8">, q</text:span><text:span text:style-name="T2">retorna </text:span><text:span text:style-name="T7">}</text:span></text:p>
      <text:p text:style-name="P1">Σ = { 0, 1, # }</text:p>
      <text:p text:style-name="P1">Γ = { ,  }</text:p>
      <text:p text:style-name="P1">δ =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8"><text:span text:style-name="T7">q</text:span><text:span text:style-name="T2">0</text:span></text:p>
          </table:table-cell>
          <table:table-cell table:style-name="Tabela1.A1" office:value-type="string">
            <text:p text:style-name="P4">⊳</text:p>
          </table:table-cell>
          <table:table-cell table:style-name="Tabela1.C1" office:value-type="string">
            <text:p text:style-name="P32"><text:span text:style-name="T14">δ</text:span>(<text:span text:style-name="T14">q</text:span><text:span text:style-name="T3">1</text:span><text:span text:style-name="T9">, →</text:span>)</text:p>
          </table:table-cell>
        </table:table-row>
        <table:table-row>
          <table:table-cell table:style-name="Tabela1.A2" office:value-type="string">
            <text:p text:style-name="P28"><text:span text:style-name="T11">q</text:span><text:span text:style-name="T12">1</text:span></text:p>
          </table:table-cell>
          <table:table-cell table:style-name="Tabela1.A2" office:value-type="string">
            <text:p text:style-name="P4">⊔ </text:p>
          </table:table-cell>
          <table:table-cell table:style-name="Tabela1.C2" office:value-type="string">
            <text:p text:style-name="P32"><text:span text:style-name="T14">δ</text:span>(<text:span text:style-name="T14">q</text:span><text:span text:style-name="T3">rejeita</text:span><text:span text:style-name="T9">, ⊔</text:span>)</text:p>
          </table:table-cell>
        </table:table-row>
        <table:table-row>
          <table:table-cell table:style-name="Tabela1.A2" office:value-type="string">
            <text:p text:style-name="P28"><text:span text:style-name="T11">q</text:span><text:span text:style-name="T12">1</text:span></text:p>
          </table:table-cell>
          <table:table-cell table:style-name="Tabela1.A2" office:value-type="string">
            <text:p text:style-name="P4"># </text:p>
          </table:table-cell>
          <table:table-cell table:style-name="Tabela1.C2" office:value-type="string">
            <text:p text:style-name="P32"><text:span text:style-name="T14">δ</text:span>(<text:span text:style-name="T14">q</text:span><text:span text:style-name="T3">aceita</text:span><text:span text:style-name="T9">, #</text:span>)</text:p>
          </table:table-cell>
        </table:table-row>
        <table:table-row>
          <table:table-cell table:style-name="Tabela1.A2" office:value-type="string">
            <text:p text:style-name="P28"><text:span text:style-name="T11">q</text:span><text:span text:style-name="T12">1</text:span></text:p>
          </table:table-cell>
          <table:table-cell table:style-name="Tabela1.A2" office:value-type="string">
            <text:p text:style-name="P4">0</text:p>
          </table:table-cell>
          <table:table-cell table:style-name="Tabela1.C2" office:value-type="string">
            <text:p text:style-name="P32"><text:span text:style-name="T14">δ</text:span>(<text:span text:style-name="T14">q</text:span><text:span text:style-name="T3">marca0</text:span><text:span text:style-name="T9">, 0</text:span>)</text:p>
          </table:table-cell>
        </table:table-row>
        <table:table-row>
          <table:table-cell table:style-name="Tabela1.A2" office:value-type="string">
            <text:p text:style-name="P28"><text:span text:style-name="T11">q</text:span><text:span text:style-name="T12">1</text:span></text:p>
          </table:table-cell>
          <table:table-cell table:style-name="Tabela1.A2" office:value-type="string">
            <text:p text:style-name="P4">1</text:p>
          </table:table-cell>
          <table:table-cell table:style-name="Tabela1.C2" office:value-type="string">
            <text:p text:style-name="P32"><text:span text:style-name="T14">δ</text:span>(<text:span text:style-name="T14">q</text:span><text:span text:style-name="T3">marca1</text:span><text:span text:style-name="T9">, 1</text:span>)</text:p>
          </table:table-cell>
        </table:table-row>
        <table:table-row>
          <table:table-cell table:style-name="Tabela1.A6" office:value-type="string">
            <text:p text:style-name="P28"><text:span text:style-name="T11">q</text:span><text:span text:style-name="T12">marca0</text:span></text:p>
          </table:table-cell>
          <table:table-cell table:style-name="Tabela1.A6" office:value-type="string">
            <text:p text:style-name="P4">0</text:p>
          </table:table-cell>
          <table:table-cell table:style-name="Tabela1.C6" office:value-type="string">
            <text:p text:style-name="P32"><text:span text:style-name="T14">δ</text:span>(<text:span text:style-name="T14">q</text:span><text:span text:style-name="T3">marca0</text:span><text:span text:style-name="T9">, </text:span>)</text:p>
          </table:table-cell>
        </table:table-row>
        <table:table-row>
          <table:table-cell table:style-name="Tabela1.A6" office:value-type="string">
            <text:p text:style-name="P28"><text:span text:style-name="T11">q</text:span><text:span text:style-name="T12">marca0</text:span></text:p>
          </table:table-cell>
          <table:table-cell table:style-name="Tabela1.A6" office:value-type="string">
            <text:p text:style-name="P13"></text:p>
          </table:table-cell>
          <table:table-cell table:style-name="Tabela1.C6" office:value-type="string">
            <text:p text:style-name="P32"><text:span text:style-name="T14">δ</text:span>(<text:span text:style-name="T14">q</text:span><text:span text:style-name="T3">buscaMeio0</text:span><text:span text:style-name="T9">, →</text:span>)</text:p>
          </table:table-cell>
        </table:table-row>
        <table:table-row>
          <table:table-cell table:style-name="Tabela1.A2" office:value-type="string">
            <text:p text:style-name="P28"><text:span text:style-name="T11">q</text:span><text:span text:style-name="T12">marca1</text:span></text:p>
          </table:table-cell>
          <table:table-cell table:style-name="Tabela1.A2" office:value-type="string">
            <text:p text:style-name="P4">1</text:p>
          </table:table-cell>
          <table:table-cell table:style-name="Tabela1.C2" office:value-type="string">
            <text:p text:style-name="P32"><text:span text:style-name="T14">δ</text:span>(<text:span text:style-name="T14">q</text:span><text:span text:style-name="T3">marca1</text:span><text:span text:style-name="T9">, </text:span>)</text:p>
          </table:table-cell>
        </table:table-row>
        <table:table-row>
          <table:table-cell table:style-name="Tabela1.A2" office:value-type="string">
            <text:p text:style-name="P28"><text:span text:style-name="T11">q</text:span><text:span text:style-name="T12">marca1</text:span></text:p>
          </table:table-cell>
          <table:table-cell table:style-name="Tabela1.A2" office:value-type="string">
            <text:p text:style-name="P6"></text:p>
          </table:table-cell>
          <table:table-cell table:style-name="Tabela1.C2" office:value-type="string">
            <text:p text:style-name="P32"><text:span text:style-name="T14">δ</text:span>(<text:span text:style-name="T14">q</text:span><text:span text:style-name="T3">buscaMeio1</text:span><text:span text:style-name="T9">, →</text:span>)</text:p>
          </table:table-cell>
        </table:table-row>
        <table:table-row>
          <table:table-cell table:style-name="Tabela1.A6" office:value-type="string">
            <text:p text:style-name="P28"><text:span text:style-name="T11">q</text:span><text:span text:style-name="T12">buscaMeio0</text:span></text:p>
          </table:table-cell>
          <table:table-cell table:style-name="Tabela1.A6" office:value-type="string">
            <text:p text:style-name="P6">0</text:p>
          </table:table-cell>
          <table:table-cell table:style-name="Tabela1.C6" office:value-type="string">
            <text:p text:style-name="P32"><text:span text:style-name="T14">δ</text:span>(<text:span text:style-name="T14">q</text:span><text:span text:style-name="T3">buscaMeio0</text:span><text:span text:style-name="T9">, →</text:span>)</text:p>
          </table:table-cell>
        </table:table-row>
        <table:table-row>
          <table:table-cell table:style-name="Tabela1.A6" office:value-type="string">
            <text:p text:style-name="P28"><text:span text:style-name="T11">q</text:span><text:span text:style-name="T12">buscaMeio0</text:span></text:p>
          </table:table-cell>
          <table:table-cell table:style-name="Tabela1.A6" office:value-type="string">
            <text:p text:style-name="P6">1</text:p>
          </table:table-cell>
          <table:table-cell table:style-name="Tabela1.C6" office:value-type="string">
            <text:p text:style-name="P32"><text:span text:style-name="T14">δ</text:span>(<text:span text:style-name="T14">q</text:span><text:span text:style-name="T3">buscaMeio0</text:span><text:span text:style-name="T9">, →</text:span>)</text:p>
          </table:table-cell>
        </table:table-row>
        <table:table-row>
          <table:table-cell table:style-name="Tabela1.A6" office:value-type="string">
            <text:p text:style-name="P28"><text:span text:style-name="T11">q</text:span><text:span text:style-name="T12">buscaMeio0</text:span></text:p>
          </table:table-cell>
          <table:table-cell table:style-name="Tabela1.A6" office:value-type="string">
            <text:p text:style-name="P6">#</text:p>
          </table:table-cell>
          <table:table-cell table:style-name="Tabela1.C6" office:value-type="string">
            <text:p text:style-name="P32"><text:span text:style-name="T14">δ</text:span>(<text:span text:style-name="T14">q</text:span><text:span text:style-name="T3">busca0</text:span><text:span text:style-name="T9">, →</text:span>)</text:p>
          </table:table-cell>
        </table:table-row>
        <table:table-row>
          <table:table-cell table:style-name="Tabela1.A6" office:value-type="string">
            <text:p text:style-name="P28"><text:span text:style-name="T11">q</text:span><text:span text:style-name="T12">buscaMeio0</text:span></text:p>
          </table:table-cell>
          <table:table-cell table:style-name="Tabela1.A6" office:value-type="string">
            <text:p text:style-name="P6">⊔</text:p>
          </table:table-cell>
          <table:table-cell table:style-name="Tabela1.C6" office:value-type="string">
            <text:p text:style-name="P32"><text:span text:style-name="T14">δ</text:span>(<text:span text:style-name="T14">q</text:span><text:span text:style-name="T3">rejeita</text:span><text:span text:style-name="T9">, ⊔</text:span>)</text:p>
          </table:table-cell>
        </table:table-row>
        <text:soft-page-break/>
        <table:table-row>
          <table:table-cell table:style-name="Tabela1.A2" office:value-type="string">
            <text:p text:style-name="P28"><text:span text:style-name="T11">q</text:span><text:span text:style-name="T12">buscaMeio1</text:span></text:p>
          </table:table-cell>
          <table:table-cell table:style-name="Tabela1.A2" office:value-type="string">
            <text:p text:style-name="P6">0</text:p>
          </table:table-cell>
          <table:table-cell table:style-name="Tabela1.C2" office:value-type="string">
            <text:p text:style-name="P32"><text:span text:style-name="T14">δ</text:span>(<text:span text:style-name="T14">q</text:span><text:span text:style-name="T3">buscaMeio1</text:span><text:span text:style-name="T9">, →</text:span>)</text:p>
          </table:table-cell>
        </table:table-row>
        <table:table-row>
          <table:table-cell table:style-name="Tabela1.A2" office:value-type="string">
            <text:p text:style-name="P28"><text:span text:style-name="T11">q</text:span><text:span text:style-name="T12">buscaMeio1</text:span></text:p>
          </table:table-cell>
          <table:table-cell table:style-name="Tabela1.A2" office:value-type="string">
            <text:p text:style-name="P6">1</text:p>
          </table:table-cell>
          <table:table-cell table:style-name="Tabela1.C2" office:value-type="string">
            <text:p text:style-name="P32"><text:span text:style-name="T14">δ</text:span>(<text:span text:style-name="T14">q</text:span><text:span text:style-name="T3">buscaMeio1</text:span><text:span text:style-name="T9">, →</text:span>)</text:p>
          </table:table-cell>
        </table:table-row>
        <table:table-row>
          <table:table-cell table:style-name="Tabela1.A2" office:value-type="string">
            <text:p text:style-name="P28"><text:span text:style-name="T11">q</text:span><text:span text:style-name="T12">buscaMeio1</text:span></text:p>
          </table:table-cell>
          <table:table-cell table:style-name="Tabela1.A2" office:value-type="string">
            <text:p text:style-name="P6">#</text:p>
          </table:table-cell>
          <table:table-cell table:style-name="Tabela1.C2" office:value-type="string">
            <text:p text:style-name="P32"><text:span text:style-name="T14">δ</text:span>(<text:span text:style-name="T14">q</text:span><text:span text:style-name="T3">busca1</text:span><text:span text:style-name="T9">, →</text:span>)</text:p>
          </table:table-cell>
        </table:table-row>
        <table:table-row>
          <table:table-cell table:style-name="Tabela1.A2" office:value-type="string">
            <text:p text:style-name="P28"><text:span text:style-name="T11">q</text:span><text:span text:style-name="T12">buscaMeio1</text:span></text:p>
          </table:table-cell>
          <table:table-cell table:style-name="Tabela1.A2" office:value-type="string">
            <text:p text:style-name="P6">⊔</text:p>
          </table:table-cell>
          <table:table-cell table:style-name="Tabela1.C2" office:value-type="string">
            <text:p text:style-name="P32"><text:span text:style-name="T14">δ</text:span>(<text:span text:style-name="T14">q</text:span><text:span text:style-name="T3">rejeita</text:span><text:span text:style-name="T9">, ⊔</text:span>)</text:p>
          </table:table-cell>
        </table:table-row>
        <table:table-row>
          <table:table-cell table:style-name="Tabela1.A6" office:value-type="string">
            <text:p text:style-name="P28"><text:span text:style-name="T11">q</text:span><text:span text:style-name="T12">busca0</text:span></text:p>
          </table:table-cell>
          <table:table-cell table:style-name="Tabela1.A6" office:value-type="string">
            <text:p text:style-name="P13"></text:p>
          </table:table-cell>
          <table:table-cell table:style-name="Tabela1.C6" office:value-type="string">
            <text:p text:style-name="P32"><text:span text:style-name="T14">δ</text:span>(<text:span text:style-name="T14">q</text:span><text:span text:style-name="T3">busca0</text:span><text:span text:style-name="T9">, →</text:span>)</text:p>
          </table:table-cell>
        </table:table-row>
        <table:table-row>
          <table:table-cell table:style-name="Tabela1.A6" office:value-type="string">
            <text:p text:style-name="P28"><text:span text:style-name="T11">q</text:span><text:span text:style-name="T12">busca0</text:span></text:p>
          </table:table-cell>
          <table:table-cell table:style-name="Tabela1.A6" office:value-type="string">
            <text:p text:style-name="P6"></text:p>
          </table:table-cell>
          <table:table-cell table:style-name="Tabela1.C6" office:value-type="string">
            <text:p text:style-name="P32"><text:span text:style-name="T14">δ</text:span>(<text:span text:style-name="T14">q</text:span><text:span text:style-name="T3">busca0</text:span><text:span text:style-name="T9">, →</text:span>)</text:p>
          </table:table-cell>
        </table:table-row>
        <table:table-row>
          <table:table-cell table:style-name="Tabela1.A6" office:value-type="string">
            <text:p text:style-name="P28"><text:span text:style-name="T11">q</text:span><text:span text:style-name="T12">busca0</text:span></text:p>
          </table:table-cell>
          <table:table-cell table:style-name="Tabela1.A6" office:value-type="string">
            <text:p text:style-name="P6">0</text:p>
          </table:table-cell>
          <table:table-cell table:style-name="Tabela1.C6" office:value-type="string">
            <text:p text:style-name="P32"><text:span text:style-name="T14">δ</text:span>(<text:span text:style-name="T14">q</text:span><text:span text:style-name="T3">retornaMeio</text:span><text:span text:style-name="T9">, </text:span>)</text:p>
          </table:table-cell>
        </table:table-row>
        <table:table-row>
          <table:table-cell table:style-name="Tabela1.A6" office:value-type="string">
            <text:p text:style-name="P28"><text:span text:style-name="T11">q</text:span><text:span text:style-name="T12">busca0</text:span></text:p>
          </table:table-cell>
          <table:table-cell table:style-name="Tabela1.A6" office:value-type="string">
            <text:p text:style-name="P6">1</text:p>
          </table:table-cell>
          <table:table-cell table:style-name="Tabela1.C6" office:value-type="string">
            <text:p text:style-name="P32"><text:span text:style-name="T14">δ</text:span>(<text:span text:style-name="T14">q</text:span><text:span text:style-name="T3">rejeita</text:span><text:span text:style-name="T9">, 1</text:span>)</text:p>
          </table:table-cell>
        </table:table-row>
        <table:table-row>
          <table:table-cell table:style-name="Tabela1.A6" office:value-type="string">
            <text:p text:style-name="P28"><text:span text:style-name="T11">q</text:span><text:span text:style-name="T12">busca0</text:span></text:p>
          </table:table-cell>
          <table:table-cell table:style-name="Tabela1.A6" office:value-type="string">
            <text:p text:style-name="P6">⊔</text:p>
          </table:table-cell>
          <table:table-cell table:style-name="Tabela1.C6" office:value-type="string">
            <text:p text:style-name="P32"><text:span text:style-name="T14">δ</text:span>(<text:span text:style-name="T14">q</text:span><text:span text:style-name="T3">rejeita</text:span><text:span text:style-name="T9">, ⊔</text:span>)</text:p>
          </table:table-cell>
        </table:table-row>
        <table:table-row>
          <table:table-cell table:style-name="Tabela1.A6" office:value-type="string">
            <text:p text:style-name="P28"><text:span text:style-name="T11">q</text:span><text:span text:style-name="T12">busca0</text:span></text:p>
          </table:table-cell>
          <table:table-cell table:style-name="Tabela1.A6" office:value-type="string">
            <text:p text:style-name="P6">#</text:p>
          </table:table-cell>
          <table:table-cell table:style-name="Tabela1.C6" office:value-type="string">
            <text:p text:style-name="P32"><text:span text:style-name="T14">δ</text:span>(<text:span text:style-name="T14">q</text:span><text:span text:style-name="T3">rejeita</text:span><text:span text:style-name="T9">, #</text:span>)</text:p>
          </table:table-cell>
        </table:table-row>
        <table:table-row>
          <table:table-cell table:style-name="Tabela1.A2" office:value-type="string">
            <text:p text:style-name="P28"><text:span text:style-name="T11">q</text:span><text:span text:style-name="T12">busca1</text:span></text:p>
          </table:table-cell>
          <table:table-cell table:style-name="Tabela1.A2" office:value-type="string">
            <text:p text:style-name="P13"></text:p>
          </table:table-cell>
          <table:table-cell table:style-name="Tabela1.C2" office:value-type="string">
            <text:p text:style-name="P32"><text:span text:style-name="T14">δ</text:span>(<text:span text:style-name="T14">q</text:span><text:span text:style-name="T3">busca1</text:span><text:span text:style-name="T9">, →</text:span>)</text:p>
          </table:table-cell>
        </table:table-row>
        <table:table-row>
          <table:table-cell table:style-name="Tabela1.A2" office:value-type="string">
            <text:p text:style-name="P28"><text:span text:style-name="T11">q</text:span><text:span text:style-name="T12">busca1</text:span></text:p>
          </table:table-cell>
          <table:table-cell table:style-name="Tabela1.A2" office:value-type="string">
            <text:p text:style-name="P6"></text:p>
          </table:table-cell>
          <table:table-cell table:style-name="Tabela1.C2" office:value-type="string">
            <text:p text:style-name="P32"><text:span text:style-name="T14">δ</text:span>(<text:span text:style-name="T14">q</text:span><text:span text:style-name="T3">busca1</text:span><text:span text:style-name="T9">, →</text:span>)</text:p>
          </table:table-cell>
        </table:table-row>
        <table:table-row>
          <table:table-cell table:style-name="Tabela1.A2" office:value-type="string">
            <text:p text:style-name="P28"><text:span text:style-name="T11">q</text:span><text:span text:style-name="T12">busca1</text:span></text:p>
          </table:table-cell>
          <table:table-cell table:style-name="Tabela1.A2" office:value-type="string">
            <text:p text:style-name="P6">1</text:p>
          </table:table-cell>
          <table:table-cell table:style-name="Tabela1.C2" office:value-type="string">
            <text:p text:style-name="P32"><text:span text:style-name="T14">δ</text:span>(<text:span text:style-name="T14">q</text:span><text:span text:style-name="T3">retornaMeio</text:span><text:span text:style-name="T9">, </text:span>)</text:p>
          </table:table-cell>
        </table:table-row>
        <table:table-row>
          <table:table-cell table:style-name="Tabela1.A2" office:value-type="string">
            <text:p text:style-name="P28"><text:span text:style-name="T11">q</text:span><text:span text:style-name="T12">busca1</text:span></text:p>
          </table:table-cell>
          <table:table-cell table:style-name="Tabela1.A2" office:value-type="string">
            <text:p text:style-name="P6">0</text:p>
          </table:table-cell>
          <table:table-cell table:style-name="Tabela1.C2" office:value-type="string">
            <text:p text:style-name="P32"><text:span text:style-name="T14">δ</text:span>(<text:span text:style-name="T14">q</text:span><text:span text:style-name="T3">rejeita</text:span><text:span text:style-name="T9">, 0</text:span>)</text:p>
          </table:table-cell>
        </table:table-row>
        <table:table-row>
          <table:table-cell table:style-name="Tabela1.A2" office:value-type="string">
            <text:p text:style-name="P28"><text:span text:style-name="T11">q</text:span><text:span text:style-name="T12">busca1</text:span></text:p>
          </table:table-cell>
          <table:table-cell table:style-name="Tabela1.A2" office:value-type="string">
            <text:p text:style-name="P6">⊔</text:p>
          </table:table-cell>
          <table:table-cell table:style-name="Tabela1.C2" office:value-type="string">
            <text:p text:style-name="P32"><text:span text:style-name="T14">δ</text:span>(<text:span text:style-name="T14">q</text:span><text:span text:style-name="T3">rejeita</text:span><text:span text:style-name="T9">, ⊔</text:span>)</text:p>
          </table:table-cell>
        </table:table-row>
        <table:table-row>
          <table:table-cell table:style-name="Tabela1.A2" office:value-type="string">
            <text:p text:style-name="P28"><text:span text:style-name="T11">q</text:span><text:span text:style-name="T12">busca1</text:span></text:p>
          </table:table-cell>
          <table:table-cell table:style-name="Tabela1.A2" office:value-type="string">
            <text:p text:style-name="P6">#</text:p>
          </table:table-cell>
          <table:table-cell table:style-name="Tabela1.C2" office:value-type="string">
            <text:p text:style-name="P32"><text:span text:style-name="T14">δ</text:span>(<text:span text:style-name="T14">q</text:span><text:span text:style-name="T3">rejeita</text:span><text:span text:style-name="T9">, #</text:span>)</text:p>
          </table:table-cell>
        </table:table-row>
        <table:table-row>
          <table:table-cell table:style-name="Tabela1.A6" office:value-type="string">
            <text:p text:style-name="P28"><text:span text:style-name="T11">q</text:span><text:span text:style-name="T12">retornaMeio</text:span></text:p>
          </table:table-cell>
          <table:table-cell table:style-name="Tabela1.A6" office:value-type="string">
            <text:p text:style-name="P13"></text:p>
          </table:table-cell>
          <table:table-cell table:style-name="Tabela1.C6" office:value-type="string">
            <text:p text:style-name="P32"><text:span text:style-name="T14">δ</text:span>(<text:span text:style-name="T14">q</text:span><text:span text:style-name="T3">retornaMeio</text:span><text:span text:style-name="T9">, ←</text:span>)</text:p>
          </table:table-cell>
        </table:table-row>
        <table:table-row>
          <table:table-cell table:style-name="Tabela1.A6" office:value-type="string">
            <text:p text:style-name="P28"><text:span text:style-name="T11">q</text:span><text:span text:style-name="T12">retornaMeio</text:span></text:p>
          </table:table-cell>
          <table:table-cell table:style-name="Tabela1.A6" office:value-type="string">
            <text:p text:style-name="P6"></text:p>
          </table:table-cell>
          <table:table-cell table:style-name="Tabela1.C6" office:value-type="string">
            <text:p text:style-name="P32"><text:span text:style-name="T14">δ</text:span>(<text:span text:style-name="T14">q</text:span><text:span text:style-name="T3">retornaMeio</text:span><text:span text:style-name="T9">, ←</text:span>)</text:p>
          </table:table-cell>
        </table:table-row>
        <table:table-row>
          <table:table-cell table:style-name="Tabela1.A6" office:value-type="string">
            <text:p text:style-name="P28"><text:span text:style-name="T11">q</text:span><text:span text:style-name="T12">retornaMeio</text:span></text:p>
          </table:table-cell>
          <table:table-cell table:style-name="Tabela1.A6" office:value-type="string">
            <text:p text:style-name="P6">#</text:p>
          </table:table-cell>
          <table:table-cell table:style-name="Tabela1.C6" office:value-type="string">
            <text:p text:style-name="P32"><text:span text:style-name="T14">δ</text:span>(<text:span text:style-name="T14">q</text:span><text:span text:style-name="T3">retorna</text:span><text:span text:style-name="T9">, ←</text:span>)</text:p>
          </table:table-cell>
        </table:table-row>
        <table:table-row>
          <table:table-cell table:style-name="Tabela1.A2" office:value-type="string">
            <text:p text:style-name="P28"><text:span text:style-name="T11">q</text:span><text:span text:style-name="T12">retorna</text:span></text:p>
          </table:table-cell>
          <table:table-cell table:style-name="Tabela1.A2" office:value-type="string">
            <text:p text:style-name="P13">0</text:p>
          </table:table-cell>
          <table:table-cell table:style-name="Tabela1.C2" office:value-type="string">
            <text:p text:style-name="P32"><text:span text:style-name="T14">δ</text:span>(<text:span text:style-name="T14">q</text:span><text:span text:style-name="T3">retorna</text:span><text:span text:style-name="T9">, ←</text:span>)</text:p>
          </table:table-cell>
        </table:table-row>
        <table:table-row>
          <table:table-cell table:style-name="Tabela1.A2" office:value-type="string">
            <text:p text:style-name="P28"><text:span text:style-name="T11">q</text:span><text:span text:style-name="T12">retorna</text:span></text:p>
          </table:table-cell>
          <table:table-cell table:style-name="Tabela1.A2" office:value-type="string">
            <text:p text:style-name="P6">1</text:p>
          </table:table-cell>
          <table:table-cell table:style-name="Tabela1.C2" office:value-type="string">
            <text:p text:style-name="P32"><text:span text:style-name="T14">δ</text:span>(<text:span text:style-name="T14">q</text:span><text:span text:style-name="T3">retorna</text:span><text:span text:style-name="T9">, ←</text:span>)</text:p>
          </table:table-cell>
        </table:table-row>
        <table:table-row>
          <table:table-cell table:style-name="Tabela1.A2" office:value-type="string">
            <text:p text:style-name="P28"><text:span text:style-name="T11">q</text:span><text:span text:style-name="T12">retorna</text:span></text:p>
          </table:table-cell>
          <table:table-cell table:style-name="Tabela1.A2" office:value-type="string">
            <text:p text:style-name="P13"></text:p>
          </table:table-cell>
          <table:table-cell table:style-name="Tabela1.C2" office:value-type="string">
            <text:p text:style-name="P32"><text:span text:style-name="T14">δ</text:span>(<text:span text:style-name="T14">q</text:span><text:span text:style-name="T3">1</text:span><text:span text:style-name="T9">, →</text:span>)</text:p>
          </table:table-cell>
        </table:table-row>
        <table:table-row>
          <table:table-cell table:style-name="Tabela1.A2" office:value-type="string">
            <text:p text:style-name="P28"><text:span text:style-name="T11">q</text:span><text:span text:style-name="T12">retorna</text:span></text:p>
          </table:table-cell>
          <table:table-cell table:style-name="Tabela1.A2" office:value-type="string">
            <text:p text:style-name="P6"></text:p>
          </table:table-cell>
          <table:table-cell table:style-name="Tabela1.C2" office:value-type="string">
            <text:p text:style-name="P32"><text:span text:style-name="T14">δ</text:span>(<text:span text:style-name="T14">q</text:span><text:span text:style-name="T3">1</text:span><text:span text:style-name="T9">, →</text:span>)</text:p>
          </table:table-cell>
        </table:table-row>
      </table:table>
      <text:p text:style-name="P20"/>
      <text:p text:style-name="P20"/>
      <text:p text:style-name="P20"/>
      <text:p text:style-name="P26">Questão 1: Computações:</text:p>
      <text:p text:style-name="P20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8"><text:span text:style-name="T7">⊳</text:span><text:span text:style-name="T14">⊔</text:span>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14"><text:span text:style-name="T14">[q</text:span><text:span text:style-name="T3">0</text:span><text:span text:style-name="T14">, </text:span><text:span text:style-name="T17">⊳</text:span><text:span text:style-name="T19">⊔</text:span><text:span text:style-name="T14">]</text:span></text:p>
          </table:table-cell>
          <table:table-cell table:style-name="Tabela3.A2" office:value-type="string">
            <text:p text:style-name="P7">Ⱶ</text:p>
          </table:table-cell>
          <table:table-cell table:style-name="Tabela3.A2" office:value-type="string">
            <text:p text:style-name="P14"><text:span text:style-name="T14">[q</text:span><text:span text:style-name="T3">1</text:span><text:span text:style-name="T14">, ⊳</text:span><text:span text:style-name="T17">⊔</text:span><text:span text:style-name="T14">]</text:span></text:p>
          </table:table-cell>
        </table:table-row>
        <table:table-row>
          <table:table-cell table:style-name="Tabela3.A3" office:value-type="string">
            <text:p text:style-name="P14"><text:span text:style-name="T14">[q</text:span><text:span text:style-name="T3">1</text:span><text:span text:style-name="T14">, ⊳</text:span><text:span text:style-name="T17">⊔</text:span><text:span text:style-name="T14">]</text:span></text:p>
          </table:table-cell>
          <table:table-cell table:style-name="Tabela3.A3" office:value-type="string">
            <text:p text:style-name="P7">Ⱶ</text:p>
          </table:table-cell>
          <table:table-cell table:style-name="Tabela3.A3" office:value-type="string">
            <text:p text:style-name="P23"><text:span text:style-name="T14">[q</text:span><text:span text:style-name="T3">rejeita</text:span><text:span text:style-name="T14">, ⊳</text:span><text:span text:style-name="T17">⊔</text:span><text:span text:style-name="T14">]</text:span></text:p>
          </table:table-cell>
        </table:table-row>
      </table:table>
      <text:p text:style-name="P20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8"><text:span text:style-name="T7">⊳</text:span><text:span text:style-name="T14">#</text:span>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14"><text:span text:style-name="T14">[q</text:span><text:span text:style-name="T3">0</text:span><text:span text:style-name="T14">, </text:span><text:span text:style-name="T17">⊳</text:span><text:span text:style-name="T19">#</text:span><text:span text:style-name="T14">]</text:span></text:p>
          </table:table-cell>
          <table:table-cell table:style-name="Tabela4.A2" office:value-type="string">
            <text:p text:style-name="P7">Ⱶ</text:p>
          </table:table-cell>
          <table:table-cell table:style-name="Tabela4.A2" office:value-type="string">
            <text:p text:style-name="P14"><text:span text:style-name="T14">[q</text:span><text:span text:style-name="T3">1</text:span><text:span text:style-name="T14">, ⊳</text:span><text:span text:style-name="T17">#</text:span><text:span text:style-name="T14">]</text:span></text:p>
          </table:table-cell>
        </table:table-row>
        <table:table-row>
          <table:table-cell table:style-name="Tabela4.A3" office:value-type="string">
            <text:p text:style-name="P14"><text:span text:style-name="T14">[q</text:span><text:span text:style-name="T3">1</text:span><text:span text:style-name="T14">, ⊳</text:span><text:span text:style-name="T17">#</text:span><text:span text:style-name="T14">]</text:span></text:p>
          </table:table-cell>
          <table:table-cell table:style-name="Tabela4.A3" office:value-type="string">
            <text:p text:style-name="P7">Ⱶ</text:p>
          </table:table-cell>
          <table:table-cell table:style-name="Tabela4.A3" office:value-type="string">
            <text:p text:style-name="P29"><text:span text:style-name="T14">[q</text:span><text:span text:style-name="T3">aceita</text:span><text:span text:style-name="T14"> ⊳</text:span><text:span text:style-name="T17">#</text:span><text:span text:style-name="T14">]</text:span></text:p>
          </table:table-cell>
        </table:table-row>
      </table:table>
      <text:p text:style-name="P27"/>
      <table:table table:name="Tabela5" table:style-name="Tabela5">
        <table:table-column table:style-name="Tabela5.A"/>
        <table:table-column table:style-name="Tabela5.B"/>
        <table:table-column table:style-name="Tabela5.C"/>
        <text:soft-page-break/>
        <table:table-row>
          <table:table-cell table:style-name="Tabela5.A1" table:number-columns-spanned="3" office:value-type="string">
            <text:p text:style-name="P8"><text:span text:style-name="T7">⊳011</text:span><text:span text:style-name="T14">#10</text:span>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14"><text:span text:style-name="T14">[q</text:span><text:span text:style-name="T3">0</text:span><text:span text:style-name="T14">, </text:span><text:span text:style-name="T17">⊳</text:span><text:span text:style-name="T19">011#10</text:span><text:span text:style-name="T14">]</text:span></text:p>
          </table:table-cell>
          <table:table-cell table:style-name="Tabela5.A2" office:value-type="string">
            <text:p text:style-name="P7">Ⱶ</text:p>
          </table:table-cell>
          <table:table-cell table:style-name="Tabela5.A2" office:value-type="string">
            <text:p text:style-name="P14"><text:span text:style-name="T14">[q</text:span><text:span text:style-name="T3">1</text:span><text:span text:style-name="T14">, ⊳</text:span><text:span text:style-name="T17">0</text:span><text:span text:style-name="T19">11#10</text:span><text:span text:style-name="T14">]</text:span></text:p>
          </table:table-cell>
        </table:table-row>
        <table:table-row>
          <table:table-cell table:style-name="Tabela5.A3" office:value-type="string">
            <text:p text:style-name="P14"><text:span text:style-name="T14">[q</text:span><text:span text:style-name="T3">1</text:span><text:span text:style-name="T14">, </text:span><text:span text:style-name="T19">⊳</text:span><text:span text:style-name="T17">0</text:span><text:span text:style-name="T19">11#10</text:span><text:span text:style-name="T14">]</text:span></text:p>
          </table:table-cell>
          <table:table-cell table:style-name="Tabela5.A3" office:value-type="string">
            <text:p text:style-name="P7">Ⱶ</text:p>
          </table:table-cell>
          <table:table-cell table:style-name="Tabela5.A3" office:value-type="string">
            <text:p text:style-name="P14"><text:span text:style-name="T14">[q</text:span><text:span text:style-name="T3">marca0</text:span><text:span text:style-name="T14">, ⊳</text:span><text:span text:style-name="T17">0</text:span><text:span text:style-name="T19">11#10</text:span><text:span text:style-name="T14">]</text:span></text:p>
          </table:table-cell>
        </table:table-row>
        <table:table-row>
          <table:table-cell table:style-name="Tabela5.A3" office:value-type="string">
            <text:p text:style-name="P14"><text:span text:style-name="T14">[q</text:span><text:span text:style-name="T3">marca0 </text:span><text:span text:style-name="T14">, </text:span><text:span text:style-name="T19">⊳</text:span><text:span text:style-name="T17">0</text:span><text:span text:style-name="T19">11#10</text:span><text:span text:style-name="T14">]</text:span></text:p>
          </table:table-cell>
          <table:table-cell table:style-name="Tabela5.A3" office:value-type="string">
            <text:p text:style-name="P7">Ⱶ</text:p>
          </table:table-cell>
          <table:table-cell table:style-name="Tabela5.A3" office:value-type="string">
            <text:p text:style-name="P14"><text:span text:style-name="T14">[q</text:span><text:span text:style-name="T3">marca0</text:span><text:span text:style-name="T14">, ⊳</text:span><text:span text:style-name="T17"></text:span><text:span text:style-name="T19">11#10</text:span><text:span text:style-name="T14">]</text:span></text:p>
          </table:table-cell>
        </table:table-row>
        <table:table-row>
          <table:table-cell table:style-name="Tabela5.A3" office:value-type="string">
            <text:p text:style-name="P14"><text:span text:style-name="T14">[q</text:span><text:span text:style-name="T3">marca0</text:span><text:span text:style-name="T14">, ⊳</text:span><text:span text:style-name="T17"></text:span><text:span text:style-name="T19">11#10</text:span><text:span text:style-name="T14">]</text:span></text:p>
          </table:table-cell>
          <table:table-cell table:style-name="Tabela5.A3" office:value-type="string">
            <text:p text:style-name="P7">Ⱶ</text:p>
          </table:table-cell>
          <table:table-cell table:style-name="Tabela5.A3" office:value-type="string">
            <text:p text:style-name="P14"><text:span text:style-name="T14">[q</text:span><text:span text:style-name="T3">buscaMeio0</text:span><text:span text:style-name="T14">, ⊳</text:span><text:span text:style-name="T19"></text:span><text:span text:style-name="T17">1</text:span><text:span text:style-name="T19">1#10</text:span><text:span text:style-name="T14">]</text:span></text:p>
          </table:table-cell>
        </table:table-row>
        <table:table-row>
          <table:table-cell table:style-name="Tabela5.A3" office:value-type="string">
            <text:p text:style-name="P14"><text:span text:style-name="T14">[q</text:span><text:span text:style-name="T3">buscaMeio0</text:span><text:span text:style-name="T14">, ⊳</text:span><text:span text:style-name="T19"></text:span><text:span text:style-name="T17">1</text:span><text:span text:style-name="T19">1#10</text:span><text:span text:style-name="T14">]</text:span></text:p>
          </table:table-cell>
          <table:table-cell table:style-name="Tabela5.A3" office:value-type="string">
            <text:p text:style-name="P7">Ⱶ</text:p>
          </table:table-cell>
          <table:table-cell table:style-name="Tabela5.A3" office:value-type="string">
            <text:p text:style-name="P14"><text:span text:style-name="T14">[q</text:span><text:span text:style-name="T3">buscaMeio0</text:span><text:span text:style-name="T14">, ⊳</text:span><text:span text:style-name="T19">1</text:span><text:span text:style-name="T17">1</text:span><text:span text:style-name="T19">#10</text:span><text:span text:style-name="T14">]</text:span></text:p>
          </table:table-cell>
        </table:table-row>
        <table:table-row>
          <table:table-cell table:style-name="Tabela5.A3" office:value-type="string">
            <text:p text:style-name="P14"><text:span text:style-name="T14">[q</text:span><text:span text:style-name="T3">buscaMeio0</text:span><text:span text:style-name="T14">, ⊳</text:span><text:span text:style-name="T19">1</text:span><text:span text:style-name="T17">1</text:span><text:span text:style-name="T19">#10</text:span><text:span text:style-name="T14">]</text:span></text:p>
          </table:table-cell>
          <table:table-cell table:style-name="Tabela5.A3" office:value-type="string">
            <text:p text:style-name="P7">Ⱶ</text:p>
          </table:table-cell>
          <table:table-cell table:style-name="Tabela5.A3" office:value-type="string">
            <text:p text:style-name="P14"><text:span text:style-name="T14">[q</text:span><text:span text:style-name="T3">buscaMeio0</text:span><text:span text:style-name="T14">, ⊳</text:span><text:span text:style-name="T19">11</text:span><text:span text:style-name="T17">#</text:span><text:span text:style-name="T19">10</text:span><text:span text:style-name="T14">]</text:span></text:p>
          </table:table-cell>
        </table:table-row>
        <table:table-row>
          <table:table-cell table:style-name="Tabela5.A3" office:value-type="string">
            <text:p text:style-name="P14"><text:span text:style-name="T14">[q</text:span><text:span text:style-name="T3">buscaMeio0</text:span><text:span text:style-name="T14">, ⊳</text:span><text:span text:style-name="T19">11</text:span><text:span text:style-name="T17">#</text:span><text:span text:style-name="T19">10</text:span><text:span text:style-name="T14">]</text:span></text:p>
          </table:table-cell>
          <table:table-cell table:style-name="Tabela5.A3" office:value-type="string">
            <text:p text:style-name="P7">Ⱶ</text:p>
          </table:table-cell>
          <table:table-cell table:style-name="Tabela5.A3" office:value-type="string">
            <text:p text:style-name="P14"><text:span text:style-name="T14">[q</text:span><text:span text:style-name="T3">busca0</text:span><text:span text:style-name="T14">, ⊳</text:span><text:span text:style-name="T19">11#</text:span><text:span text:style-name="T17">1</text:span><text:span text:style-name="T19">0</text:span><text:span text:style-name="T14">]</text:span></text:p>
          </table:table-cell>
        </table:table-row>
        <table:table-row>
          <table:table-cell table:style-name="Tabela5.A3" office:value-type="string">
            <text:p text:style-name="P14"><text:span text:style-name="T14">[q</text:span><text:span text:style-name="T3">busca0</text:span><text:span text:style-name="T14">, ⊳</text:span><text:span text:style-name="T19">11#</text:span><text:span text:style-name="T17">1</text:span><text:span text:style-name="T19">0</text:span><text:span text:style-name="T14">]</text:span></text:p>
          </table:table-cell>
          <table:table-cell table:style-name="Tabela5.A3" office:value-type="string">
            <text:p text:style-name="P7">Ⱶ</text:p>
          </table:table-cell>
          <table:table-cell table:style-name="Tabela5.A3" office:value-type="string">
            <text:p text:style-name="P22"><text:span text:style-name="T7">[q</text:span><text:span text:style-name="T2">rejeita</text:span><text:span text:style-name="T7">, ⊳</text:span><text:span text:style-name="T21">11#</text:span><text:span text:style-name="T18">1</text:span><text:span text:style-name="T21">0</text:span><text:span text:style-name="T7">]</text:span></text:p>
          </table:table-cell>
        </table:table-row>
      </table:table>
      <text:p text:style-name="P27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8"><text:span text:style-name="T7">⊳110</text:span><text:span text:style-name="T14">#110</text:span>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14"><text:span text:style-name="T14">[q</text:span><text:span text:style-name="T3">0</text:span><text:span text:style-name="T14">, </text:span><text:span text:style-name="T17">⊳</text:span><text:span text:style-name="T19">110#110</text:span><text:span text:style-name="T14">]</text:span></text:p>
          </table:table-cell>
          <table:table-cell table:style-name="Tabela2.A2" office:value-type="string">
            <text:p text:style-name="P7">Ⱶ</text:p>
          </table:table-cell>
          <table:table-cell table:style-name="Tabela2.A2" office:value-type="string">
            <text:p text:style-name="P14"><text:span text:style-name="T14">[q</text:span><text:span text:style-name="T3">1</text:span><text:span text:style-name="T14">, ⊳</text:span><text:span text:style-name="T17">1</text:span><text:span text:style-name="T19">10#11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1</text:span><text:span text:style-name="T14">, </text:span><text:span text:style-name="T19">⊳</text:span><text:span text:style-name="T17">1</text:span><text:span text:style-name="T19">10#11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4"><text:span text:style-name="T14">[q</text:span><text:span text:style-name="T3">marca1</text:span><text:span text:style-name="T14">, ⊳</text:span><text:span text:style-name="T17">1</text:span><text:span text:style-name="T19">10#11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marca1 </text:span><text:span text:style-name="T14">, </text:span><text:span text:style-name="T19">⊳</text:span><text:span text:style-name="T17">1</text:span><text:span text:style-name="T19">10#11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4"><text:span text:style-name="T14">[q</text:span><text:span text:style-name="T3">marca1</text:span><text:span text:style-name="T14">, ⊳</text:span><text:span text:style-name="T17"></text:span><text:span text:style-name="T19">10#11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marca1</text:span><text:span text:style-name="T14">, ⊳</text:span><text:span text:style-name="T17"></text:span><text:span text:style-name="T19">10#11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4"><text:span text:style-name="T14">[q</text:span><text:span text:style-name="T3">buscaMeio1</text:span><text:span text:style-name="T14">, ⊳</text:span><text:span text:style-name="T19"></text:span><text:span text:style-name="T17">1</text:span><text:span text:style-name="T19">0#11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buscaMeio1</text:span><text:span text:style-name="T14">, ⊳</text:span><text:span text:style-name="T19"></text:span><text:span text:style-name="T17">1</text:span><text:span text:style-name="T19">0#11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4"><text:span text:style-name="T14">[q</text:span><text:span text:style-name="T3">buscaMeio1</text:span><text:span text:style-name="T14">, ⊳</text:span><text:span text:style-name="T19">1</text:span><text:span text:style-name="T17">0</text:span><text:span text:style-name="T19">#11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buscaMeio1</text:span><text:span text:style-name="T14">, ⊳</text:span><text:span text:style-name="T19">1</text:span><text:span text:style-name="T17">0</text:span><text:span text:style-name="T19">#11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4"><text:span text:style-name="T14">[q</text:span><text:span text:style-name="T3">buscaMeio1</text:span><text:span text:style-name="T14">, ⊳</text:span><text:span text:style-name="T19">10</text:span><text:span text:style-name="T17">#</text:span><text:span text:style-name="T19">11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buscaMeio1</text:span><text:span text:style-name="T14">, ⊳</text:span><text:span text:style-name="T19">10</text:span><text:span text:style-name="T17">#</text:span><text:span text:style-name="T19">11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4"><text:span text:style-name="T14">[q</text:span><text:span text:style-name="T3">busca1</text:span><text:span text:style-name="T14">, ⊳</text:span><text:span text:style-name="T19">10#</text:span><text:span text:style-name="T17">1</text:span><text:span text:style-name="T19">1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busca1</text:span><text:span text:style-name="T14">, ⊳</text:span><text:span text:style-name="T19">10#</text:span><text:span text:style-name="T17">1</text:span><text:span text:style-name="T19">1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4"><text:span text:style-name="T14">[q</text:span><text:span text:style-name="T3">retornaMeio</text:span><text:span text:style-name="T14">, ⊳</text:span><text:span text:style-name="T19">10#</text:span><text:span text:style-name="T17"></text:span><text:span text:style-name="T19">1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retornaMeio</text:span><text:span text:style-name="T14">, ⊳</text:span><text:span text:style-name="T19">10#</text:span><text:span text:style-name="T17"></text:span><text:span text:style-name="T19">1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4"><text:span text:style-name="T14">[q</text:span><text:span text:style-name="T3">retornaMeio</text:span><text:span text:style-name="T14">, ⊳</text:span><text:span text:style-name="T19">10</text:span><text:span text:style-name="T17">#</text:span><text:span text:style-name="T19">1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retornaMeio</text:span><text:span text:style-name="T14">, ⊳</text:span><text:span text:style-name="T19">10</text:span><text:span text:style-name="T17">#</text:span><text:span text:style-name="T19">1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4"><text:span text:style-name="T14">[q</text:span><text:span text:style-name="T3">retorna</text:span><text:span text:style-name="T14">, ⊳</text:span><text:span text:style-name="T19">1</text:span><text:span text:style-name="T17">0</text:span><text:span text:style-name="T19">#1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retorna</text:span><text:span text:style-name="T14">, ⊳</text:span><text:span text:style-name="T19">1</text:span><text:span text:style-name="T17">0</text:span><text:span text:style-name="T19">#1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4"><text:span text:style-name="T14">[q</text:span><text:span text:style-name="T3">retorna</text:span><text:span text:style-name="T14">, ⊳</text:span><text:span text:style-name="T17">1</text:span><text:span text:style-name="T19">0#1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retorna</text:span><text:span text:style-name="T14">, ⊳</text:span><text:span text:style-name="T17">1</text:span><text:span text:style-name="T19">0#1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4"><text:span text:style-name="T14">[q</text:span><text:span text:style-name="T3">retorna</text:span><text:span text:style-name="T14">, ⊳</text:span><text:span text:style-name="T17">1</text:span><text:span text:style-name="T19">0#1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retorna</text:span><text:span text:style-name="T14">, ⊳</text:span><text:span text:style-name="T17"></text:span><text:span text:style-name="T19">10#1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4"><text:span text:style-name="T14">[q</text:span><text:span text:style-name="T3">1</text:span><text:span text:style-name="T14">, ⊳</text:span><text:span text:style-name="T17">1</text:span><text:span text:style-name="T19">0#1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1</text:span><text:span text:style-name="T14">, ⊳</text:span><text:span text:style-name="T17">1</text:span><text:span text:style-name="T19">0#1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4"><text:span text:style-name="T14">[q</text:span><text:span text:style-name="T3">marca1</text:span><text:span text:style-name="T14">, ⊳</text:span><text:span text:style-name="T17">1</text:span><text:span text:style-name="T19">0#1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marca1</text:span><text:span text:style-name="T14">, ⊳</text:span><text:span text:style-name="T17">1</text:span><text:span text:style-name="T19">0#1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4"><text:span text:style-name="T14">[q</text:span><text:span text:style-name="T3">marca1</text:span><text:span text:style-name="T14">, ⊳</text:span><text:span text:style-name="T17"></text:span><text:span text:style-name="T19">0#1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marca1</text:span><text:span text:style-name="T14">, ⊳</text:span><text:span text:style-name="T17"></text:span><text:span text:style-name="T19">0#1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4"><text:span text:style-name="T14">[q</text:span><text:span text:style-name="T3">buscaMeio1</text:span><text:span text:style-name="T14">, ⊳</text:span><text:span text:style-name="T19"></text:span><text:span text:style-name="T17">0</text:span><text:span text:style-name="T19">#1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buscaMeio1</text:span><text:span text:style-name="T14">, ⊳</text:span><text:span text:style-name="T19"></text:span><text:span text:style-name="T17">0</text:span><text:span text:style-name="T19">#1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4"><text:span text:style-name="T14">[q</text:span><text:span text:style-name="T3">buscaMeio1</text:span><text:span text:style-name="T14">, ⊳</text:span><text:span text:style-name="T19">0</text:span><text:span text:style-name="T17">#</text:span><text:span text:style-name="T19">1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buscaMeio1</text:span><text:span text:style-name="T14">, ⊳</text:span><text:span text:style-name="T19">0</text:span><text:span text:style-name="T17">#</text:span><text:span text:style-name="T19">1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4"><text:span text:style-name="T14">[q</text:span><text:span text:style-name="T3">busca1</text:span><text:span text:style-name="T14">, ⊳</text:span><text:span text:style-name="T19">0#</text:span><text:span text:style-name="T17"></text:span><text:span text:style-name="T19">1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busca1</text:span><text:span text:style-name="T14">, ⊳</text:span><text:span text:style-name="T19">0#</text:span><text:span text:style-name="T17"></text:span><text:span text:style-name="T19">1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4"><text:span text:style-name="T14">[q</text:span><text:span text:style-name="T3">busca1</text:span><text:span text:style-name="T14">, ⊳</text:span><text:span text:style-name="T19">0#</text:span><text:span text:style-name="T17">1</text:span><text:span text:style-name="T19">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busca1</text:span><text:span text:style-name="T14">, ⊳</text:span><text:span text:style-name="T19">0#</text:span><text:span text:style-name="T17">1</text:span><text:span text:style-name="T19">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4"><text:span text:style-name="T14">[q</text:span><text:span text:style-name="T3">retornaMeio</text:span><text:span text:style-name="T14">, ⊳</text:span><text:span text:style-name="T19">0#</text:span><text:span text:style-name="T17"></text:span><text:span text:style-name="T19">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retornaMeio</text:span><text:span text:style-name="T14">, ⊳</text:span><text:span text:style-name="T19">0#</text:span><text:span text:style-name="T17"></text:span><text:span text:style-name="T19">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4"><text:span text:style-name="T14">[q</text:span><text:span text:style-name="T3">retornaMeio</text:span><text:span text:style-name="T14">, ⊳</text:span><text:span text:style-name="T19">0#</text:span><text:span text:style-name="T17"></text:span><text:span text:style-name="T19">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retornaMeio</text:span><text:span text:style-name="T14">, ⊳</text:span><text:span text:style-name="T19">0#</text:span><text:span text:style-name="T17"></text:span><text:span text:style-name="T19">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4"><text:span text:style-name="T14">[q</text:span><text:span text:style-name="T3">retornaMeio</text:span><text:span text:style-name="T14">, ⊳</text:span><text:span text:style-name="T19">0</text:span><text:span text:style-name="T17">#</text:span><text:span text:style-name="T19">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retornaMeio</text:span><text:span text:style-name="T14">, ⊳</text:span><text:span text:style-name="T19">0</text:span><text:span text:style-name="T17">#</text:span><text:span text:style-name="T19">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4"><text:span text:style-name="T14">[q</text:span><text:span text:style-name="T3">retorna</text:span><text:span text:style-name="T14">, ⊳</text:span><text:span text:style-name="T19"></text:span><text:span text:style-name="T17">0</text:span><text:span text:style-name="T19">#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retorna</text:span><text:span text:style-name="T14">, ⊳</text:span><text:span text:style-name="T19"></text:span><text:span text:style-name="T17">0</text:span><text:span text:style-name="T19">#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4"><text:span text:style-name="T14">[q</text:span><text:span text:style-name="T3">retorna</text:span><text:span text:style-name="T14">, ⊳</text:span><text:span text:style-name="T17"></text:span><text:span text:style-name="T19">0#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retorna</text:span><text:span text:style-name="T14">, ⊳</text:span><text:span text:style-name="T17"></text:span><text:span text:style-name="T19">0#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4"><text:span text:style-name="T14">[q</text:span><text:span text:style-name="T3">1</text:span><text:span text:style-name="T14">, ⊳</text:span><text:span text:style-name="T19"></text:span><text:span text:style-name="T17">0</text:span><text:span text:style-name="T19">#0</text:span><text:span text:style-name="T14">]</text:span></text:p>
          </table:table-cell>
        </table:table-row>
        <table:table-row>
          <table:table-cell table:style-name="Tabela2.A3" office:value-type="string">
            <text:p text:style-name="P14"><text:span text:style-name="T14">[q</text:span><text:span text:style-name="T3">1</text:span><text:span text:style-name="T14">, ⊳</text:span><text:span text:style-name="T19"></text:span><text:span text:style-name="T17">0</text:span><text:span text:style-name="T19">#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8"><text:span text:style-name="T14">[q</text:span><text:span text:style-name="T3">marca0</text:span><text:span text:style-name="T14">, ⊳</text:span><text:span text:style-name="T19"></text:span><text:span text:style-name="T17">0</text:span><text:span text:style-name="T19">#0</text:span><text:span text:style-name="T14">]</text:span></text:p>
          </table:table-cell>
        </table:table-row>
        <text:soft-page-break/>
        <table:table-row>
          <table:table-cell table:style-name="Tabela2.A3" office:value-type="string">
            <text:p text:style-name="P8"><text:span text:style-name="T14">[q</text:span><text:span text:style-name="T3">marca0</text:span><text:span text:style-name="T14">, ⊳</text:span><text:span text:style-name="T19"></text:span><text:span text:style-name="T17">0</text:span><text:span text:style-name="T19">#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8"><text:span text:style-name="T14">[q</text:span><text:span text:style-name="T3">marca0</text:span><text:span text:style-name="T14">, ⊳</text:span><text:span text:style-name="T19"></text:span><text:span text:style-name="T17"></text:span><text:span text:style-name="T19">#0</text:span><text:span text:style-name="T14">]</text:span></text:p>
          </table:table-cell>
        </table:table-row>
        <table:table-row>
          <table:table-cell table:style-name="Tabela2.A3" office:value-type="string">
            <text:p text:style-name="P8"><text:span text:style-name="T14">[q</text:span><text:span text:style-name="T3">marca0</text:span><text:span text:style-name="T14">, ⊳</text:span><text:span text:style-name="T19"></text:span><text:span text:style-name="T17"></text:span><text:span text:style-name="T19">#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8"><text:span text:style-name="T14">[q</text:span><text:span text:style-name="T3">buscaMeio0</text:span><text:span text:style-name="T14">, ⊳</text:span><text:span text:style-name="T19"></text:span><text:span text:style-name="T17">#</text:span><text:span text:style-name="T19">0</text:span><text:span text:style-name="T14">]</text:span></text:p>
          </table:table-cell>
        </table:table-row>
        <table:table-row>
          <table:table-cell table:style-name="Tabela2.A3" office:value-type="string">
            <text:p text:style-name="P8"><text:span text:style-name="T14">[q</text:span><text:span text:style-name="T3">buscaMeio0</text:span><text:span text:style-name="T14">, ⊳</text:span><text:span text:style-name="T19"></text:span><text:span text:style-name="T17">#</text:span><text:span text:style-name="T19">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8"><text:span text:style-name="T14">[q</text:span><text:span text:style-name="T3">busca0</text:span><text:span text:style-name="T14">, ⊳</text:span><text:span text:style-name="T19">#</text:span><text:span text:style-name="T17"></text:span><text:span text:style-name="T19">0</text:span><text:span text:style-name="T14">]</text:span></text:p>
          </table:table-cell>
        </table:table-row>
        <table:table-row>
          <table:table-cell table:style-name="Tabela2.A3" office:value-type="string">
            <text:p text:style-name="P8"><text:span text:style-name="T14">[q</text:span><text:span text:style-name="T3">busca0</text:span><text:span text:style-name="T14">, ⊳</text:span><text:span text:style-name="T19">#</text:span><text:span text:style-name="T17"></text:span><text:span text:style-name="T19">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8"><text:span text:style-name="T14">[q</text:span><text:span text:style-name="T3">busca0</text:span><text:span text:style-name="T14">, ⊳</text:span><text:span text:style-name="T19">#</text:span><text:span text:style-name="T17"></text:span><text:span text:style-name="T19">0</text:span><text:span text:style-name="T14">]</text:span></text:p>
          </table:table-cell>
        </table:table-row>
        <table:table-row>
          <table:table-cell table:style-name="Tabela2.A3" office:value-type="string">
            <text:p text:style-name="P8"><text:span text:style-name="T14">[q</text:span><text:span text:style-name="T3">busca0</text:span><text:span text:style-name="T14">, ⊳</text:span><text:span text:style-name="T19">#</text:span><text:span text:style-name="T17"></text:span><text:span text:style-name="T19">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8"><text:span text:style-name="T14">[q</text:span><text:span text:style-name="T3">busca0</text:span><text:span text:style-name="T14">, ⊳</text:span><text:span text:style-name="T19">#</text:span><text:span text:style-name="T17">0</text:span><text:span text:style-name="T14">]</text:span></text:p>
          </table:table-cell>
        </table:table-row>
        <table:table-row>
          <table:table-cell table:style-name="Tabela2.A3" office:value-type="string">
            <text:p text:style-name="P8"><text:span text:style-name="T14">[q</text:span><text:span text:style-name="T3">busca0</text:span><text:span text:style-name="T14">, ⊳</text:span><text:span text:style-name="T19">#</text:span><text:span text:style-name="T17">0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8"><text:span text:style-name="T14">[q</text:span><text:span text:style-name="T3">retornaMeio</text:span><text:span text:style-name="T14">, ⊳</text:span><text:span text:style-name="T19">#</text:span><text:span text:style-name="T17"></text:span><text:span text:style-name="T14">]</text:span></text:p>
          </table:table-cell>
        </table:table-row>
        <table:table-row>
          <table:table-cell table:style-name="Tabela2.A3" office:value-type="string">
            <text:p text:style-name="P8"><text:span text:style-name="T14">[q</text:span><text:span text:style-name="T3">retornaMeio</text:span><text:span text:style-name="T14">, ⊳</text:span><text:span text:style-name="T19">#</text:span><text:span text:style-name="T17">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8"><text:span text:style-name="T14">[q</text:span><text:span text:style-name="T3">retornaMeio</text:span><text:span text:style-name="T14">, ⊳</text:span><text:span text:style-name="T19">#</text:span><text:span text:style-name="T17"></text:span><text:span text:style-name="T19"></text:span><text:span text:style-name="T14">]</text:span></text:p>
          </table:table-cell>
        </table:table-row>
        <table:table-row>
          <table:table-cell table:style-name="Tabela2.A3" office:value-type="string">
            <text:p text:style-name="P8"><text:span text:style-name="T14">[q</text:span><text:span text:style-name="T3">retornaMeio</text:span><text:span text:style-name="T14">, ⊳</text:span><text:span text:style-name="T19">#</text:span><text:span text:style-name="T17"></text:span><text:span text:style-name="T19">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8"><text:span text:style-name="T14">[q</text:span><text:span text:style-name="T3">retornaMeio</text:span><text:span text:style-name="T14">, ⊳</text:span><text:span text:style-name="T19">#</text:span><text:span text:style-name="T17"></text:span><text:span text:style-name="T19"></text:span><text:span text:style-name="T14">]</text:span></text:p>
          </table:table-cell>
        </table:table-row>
        <table:table-row>
          <table:table-cell table:style-name="Tabela2.A3" office:value-type="string">
            <text:p text:style-name="P8"><text:span text:style-name="T14">[q</text:span><text:span text:style-name="T3">retornaMeio</text:span><text:span text:style-name="T14">, ⊳</text:span><text:span text:style-name="T19">#</text:span><text:span text:style-name="T17"></text:span><text:span text:style-name="T19">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8"><text:span text:style-name="T14">[q</text:span><text:span text:style-name="T3">retornaMeio</text:span><text:span text:style-name="T14">, ⊳</text:span><text:span text:style-name="T19"></text:span><text:span text:style-name="T17">#</text:span><text:span text:style-name="T19"></text:span><text:span text:style-name="T14">]</text:span></text:p>
          </table:table-cell>
        </table:table-row>
        <table:table-row>
          <table:table-cell table:style-name="Tabela2.A3" office:value-type="string">
            <text:p text:style-name="P8"><text:span text:style-name="T14">[q</text:span><text:span text:style-name="T3">retornaMeio</text:span><text:span text:style-name="T14">, ⊳</text:span><text:span text:style-name="T19"></text:span><text:span text:style-name="T17">#</text:span><text:span text:style-name="T19">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8"><text:span text:style-name="T14">[q</text:span><text:span text:style-name="T3">retorna</text:span><text:span text:style-name="T14">, ⊳</text:span><text:span text:style-name="T19"></text:span><text:span text:style-name="T17"></text:span><text:span text:style-name="T19">#</text:span><text:span text:style-name="T14">]</text:span></text:p>
          </table:table-cell>
        </table:table-row>
        <table:table-row>
          <table:table-cell table:style-name="Tabela2.A3" office:value-type="string">
            <text:p text:style-name="P8"><text:span text:style-name="T14">[q</text:span><text:span text:style-name="T3">retorna</text:span><text:span text:style-name="T14">, ⊳</text:span><text:span text:style-name="T19"></text:span><text:span text:style-name="T17"></text:span><text:span text:style-name="T19">#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8"><text:span text:style-name="T14">[q</text:span><text:span text:style-name="T3">1</text:span><text:span text:style-name="T14">, ⊳</text:span><text:span text:style-name="T19"></text:span><text:span text:style-name="T17">#</text:span><text:span text:style-name="T19"></text:span><text:span text:style-name="T14">]</text:span></text:p>
          </table:table-cell>
        </table:table-row>
        <table:table-row>
          <table:table-cell table:style-name="Tabela2.A3" office:value-type="string">
            <text:p text:style-name="P8"><text:span text:style-name="T14">[q</text:span><text:span text:style-name="T3">1</text:span><text:span text:style-name="T14">, ⊳</text:span><text:span text:style-name="T19"></text:span><text:span text:style-name="T17">#</text:span><text:span text:style-name="T19"></text:span><text:span text:style-name="T14">]</text:span></text:p>
          </table:table-cell>
          <table:table-cell table:style-name="Tabela2.A3" office:value-type="string">
            <text:p text:style-name="P7">Ⱶ</text:p>
          </table:table-cell>
          <table:table-cell table:style-name="Tabela2.A3" office:value-type="string">
            <text:p text:style-name="P10"><text:span text:style-name="T14">[q</text:span><text:span text:style-name="T3">aceita</text:span><text:span text:style-name="T14">, ⊳</text:span><text:span text:style-name="T19"></text:span><text:span text:style-name="T17">#</text:span><text:span text:style-name="T19"></text:span><text:span text:style-name="T14">]</text:span></text:p>
          </table:table-cell>
        </table:table-row>
      </table:table>
      <text:p text:style-name="P24"/>
      <text:p text:style-name="P9">Questão 2: Estratégia:</text:p>
      <text:p text:style-name="P16"/>
      <text:p text:style-name="P48">Foi decidido utilizar duas fitas para resolver este problema. Assim, adota-se a convenção de que a primeira fita recebe a palavra a ser validada e a segunda fita está em branco. Caso essas condições não sejam satisfeitas a palavra é rejeitada. </text:p>
      <text:p text:style-name="P48">Depois disso pega-se o primeiro simbolo da primeira fita e copia este simbolo na segunda fita. Na primeira fita o símbolo copiado é substituído por um *. Então, copia-se o último simbolo da primeira fita para a posição onde está o * e reinicia-se o processo passando para o próximo simbolo da primeira fita. Quando todo esse processo terminar, teremos na primeira fita a palavra <text:span text:style-name="T16">w</text:span> invertida e na segunda fita teremos a palavra <text:span text:style-name="T16">w</text:span>. </text:p>
      <text:p text:style-name="P48">No final do processo descrito no parágrafo acima é possível saber se a palavra <text:span text:style-name="T16">ww</text:span> contém cardinalidade ímpar ou par. Se contiver cardinalidade ímpar então a palavra é rejeitada, mas se contiver cardinalidade par, então será seguido o processo descrito no parágrafo abaixo para comparar se as duas palavras são iguais.</text:p>
      <text:p text:style-name="P48">Para comparar as duas palavras de cada fita, basta ir no fim da primeira fita e ir no começo da segunda fita e comparar simbolo a simbolo. Se algum deles estiver diferente então rejeita-se a palavra, mas se todos estiverem iguais, então aceita-se. </text:p>
      <text:p text:style-name="P15"/>
      <text:p text:style-name="P15"/>
      <text:p text:style-name="P15"/>
      <text:p text:style-name="P21">Questão 2: Máquina:</text:p>
      <text:p text:style-name="P21"/>
      <text:p text:style-name="P3">M = (Κ, Σ, Γ, δ, q<text:span text:style-name="T1">0</text:span>, q<text:span text:style-name="T1">aceita</text:span>, q<text:span text:style-name="T1">rejeita</text:span>), onde: </text:p>
      <text:p text:style-name="P2"><text:span text:style-name="T7">Κ = {q</text:span><text:span text:style-name="T2">0</text:span><text:span text:style-name="T7">, q</text:span><text:span text:style-name="T2">valida</text:span><text:span text:style-name="T8">, </text:span><text:span text:style-name="T7">q</text:span><text:span text:style-name="T2">aceita</text:span><text:span text:style-name="T7">, q</text:span><text:span text:style-name="T2">rejeita</text:span><text:span text:style-name="T8">, q</text:span><text:span text:style-name="T2">copiaPrimeira</text:span><text:span text:style-name="T8">, q</text:span><text:span text:style-name="T2">copiaSegunda</text:span><text:span text:style-name="T8">, q</text:span><text:span text:style-name="T2">moveSegunda</text:span><text:span text:style-name="T8">, q</text:span><text:span text:style-name="T2">moveSegunda0</text:span><text:span text:style-name="T8">, q</text:span><text:span text:style-name="T2">moveSegunda1</text:span><text:span text:style-name="T8">, q</text:span><text:span text:style-name="T2">colaSegunda</text:span><text:span text:style-name="T8">, q</text:span><text:span text:style-name="T2">verificaSeAcabou</text:span><text:span text:style-name="T8">, q</text:span><text:span text:style-name="T2">posicionaCabecotes</text:span><text:span text:style-name="T8">, q</text:span><text:span text:style-name="T2">compara</text:span><text:span text:style-name="T8"> </text:span><text:span text:style-name="T7">}</text:span></text:p>
      <text:p text:style-name="P1">Σ = { 0, 1 }</text:p>
      <text:p text:style-name="P1">Γ = { * }</text:p>
      <text:p text:style-name="P1">δ =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18"><text:span text:style-name="T7">q</text:span><text:span text:style-name="T2">0</text:span></text:p>
          </table:table-cell>
          <table:table-cell table:style-name="Tabela6.A1" office:value-type="string">
            <text:p text:style-name="P5">⊳</text:p>
          </table:table-cell>
          <table:table-cell table:style-name="Tabela6.A1" office:value-type="string">
            <text:p text:style-name="P4">⊳</text:p>
          </table:table-cell>
          <table:table-cell table:style-name="Tabela6.D1" office:value-type="string">
            <text:p text:style-name="P32"><text:span text:style-name="T14">δ</text:span>(<text:span text:style-name="T14">q</text:span><text:span text:style-name="T3">valida</text:span><text:span text:style-name="T9">, →, →</text:span>)</text:p>
          </table:table-cell>
        </table:table-row>
        <table:table-row>
          <table:table-cell table:style-name="Tabela6.A2" office:value-type="string">
            <text:p text:style-name="P18"><text:span text:style-name="T7">q</text:span><text:span text:style-name="T2">valida</text:span></text:p>
          </table:table-cell>
          <table:table-cell table:style-name="Tabela6.A2" office:value-type="string">
            <text:p text:style-name="P5">⊔</text:p>
          </table:table-cell>
          <table:table-cell table:style-name="Tabela6.A2" office:value-type="string">
            <text:p text:style-name="P4">⊔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rejeita</text:span><text:span text:style-name="T9">, ⊔, ⊔</text:span>)</text:p>
          </table:table-cell>
        </table:table-row>
        <table:table-row>
          <table:table-cell table:style-name="Tabela6.A2" office:value-type="string">
            <text:p text:style-name="P18"><text:span text:style-name="T7">q</text:span><text:span text:style-name="T2">valida</text:span></text:p>
          </table:table-cell>
          <table:table-cell table:style-name="Tabela6.A2" office:value-type="string">
            <text:p text:style-name="P5">⊔</text:p>
          </table:table-cell>
          <table:table-cell table:style-name="Tabela6.A2" office:value-type="string">
            <text:p text:style-name="P4">0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rejeita</text:span><text:span text:style-name="T9">, ⊔, 0</text:span>)</text:p>
          </table:table-cell>
        </table:table-row>
        <table:table-row>
          <table:table-cell table:style-name="Tabela6.A2" office:value-type="string">
            <text:p text:style-name="P18"><text:span text:style-name="T7">q</text:span><text:span text:style-name="T2">valida</text:span></text:p>
          </table:table-cell>
          <table:table-cell table:style-name="Tabela6.A2" office:value-type="string">
            <text:p text:style-name="P5">⊔</text:p>
          </table:table-cell>
          <table:table-cell table:style-name="Tabela6.A2" office:value-type="string">
            <text:p text:style-name="P4">1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rejeita</text:span><text:span text:style-name="T9">, ⊔, 1</text:span>)</text:p>
          </table:table-cell>
        </table:table-row>
        <table:table-row>
          <table:table-cell table:style-name="Tabela6.A2" office:value-type="string">
            <text:p text:style-name="P18"><text:span text:style-name="T7">q</text:span><text:span text:style-name="T2">valida</text:span></text:p>
          </table:table-cell>
          <table:table-cell table:style-name="Tabela6.A2" office:value-type="string">
            <text:p text:style-name="P5">0</text:p>
          </table:table-cell>
          <table:table-cell table:style-name="Tabela6.A2" office:value-type="string">
            <text:p text:style-name="P4">0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rejeita</text:span><text:span text:style-name="T9">, 0, 0</text:span>)</text:p>
          </table:table-cell>
        </table:table-row>
        <table:table-row>
          <table:table-cell table:style-name="Tabela6.A2" office:value-type="string">
            <text:p text:style-name="P18"><text:span text:style-name="T7">q</text:span><text:span text:style-name="T2">valida</text:span></text:p>
          </table:table-cell>
          <table:table-cell table:style-name="Tabela6.A2" office:value-type="string">
            <text:p text:style-name="P5">0</text:p>
          </table:table-cell>
          <table:table-cell table:style-name="Tabela6.A2" office:value-type="string">
            <text:p text:style-name="P4">1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rejeita</text:span><text:span text:style-name="T9">, 0, 1</text:span>)</text:p>
          </table:table-cell>
        </table:table-row>
        <table:table-row>
          <table:table-cell table:style-name="Tabela6.A2" office:value-type="string">
            <text:p text:style-name="P18"><text:span text:style-name="T7">q</text:span><text:span text:style-name="T2">valida</text:span></text:p>
          </table:table-cell>
          <table:table-cell table:style-name="Tabela6.A2" office:value-type="string">
            <text:p text:style-name="P5">1</text:p>
          </table:table-cell>
          <table:table-cell table:style-name="Tabela6.A2" office:value-type="string">
            <text:p text:style-name="P4">0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rejeita</text:span><text:span text:style-name="T9">, 1, 0</text:span>)</text:p>
          </table:table-cell>
        </table:table-row>
        <table:table-row>
          <table:table-cell table:style-name="Tabela6.A2" office:value-type="string">
            <text:p text:style-name="P18"><text:span text:style-name="T7">q</text:span><text:span text:style-name="T2">valida</text:span></text:p>
          </table:table-cell>
          <table:table-cell table:style-name="Tabela6.A2" office:value-type="string">
            <text:p text:style-name="P5">1</text:p>
          </table:table-cell>
          <table:table-cell table:style-name="Tabela6.A2" office:value-type="string">
            <text:p text:style-name="P4">1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rejeita</text:span><text:span text:style-name="T9">, 1, 1</text:span>)</text:p>
          </table:table-cell>
        </table:table-row>
        <table:table-row>
          <table:table-cell table:style-name="Tabela6.A2" office:value-type="string">
            <text:p text:style-name="P18"><text:span text:style-name="T7">q</text:span><text:span text:style-name="T2">valida</text:span></text:p>
          </table:table-cell>
          <table:table-cell table:style-name="Tabela6.A2" office:value-type="string">
            <text:p text:style-name="P5">0</text:p>
          </table:table-cell>
          <table:table-cell table:style-name="Tabela6.A2" office:value-type="string">
            <text:p text:style-name="P4">⊔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copiaPrimeira</text:span><text:span text:style-name="T9">, 0, ⊔</text:span>)</text:p>
          </table:table-cell>
        </table:table-row>
        <table:table-row>
          <table:table-cell table:style-name="Tabela6.A2" office:value-type="string">
            <text:p text:style-name="P18"><text:span text:style-name="T7">q</text:span><text:span text:style-name="T2">valida</text:span></text:p>
          </table:table-cell>
          <table:table-cell table:style-name="Tabela6.A2" office:value-type="string">
            <text:p text:style-name="P5">1</text:p>
          </table:table-cell>
          <table:table-cell table:style-name="Tabela6.A2" office:value-type="string">
            <text:p text:style-name="P4">⊔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copiaPrimeira</text:span><text:span text:style-name="T9">, 1, ⊔</text:span>)</text:p>
          </table:table-cell>
        </table:table-row>
        <table:table-row>
          <table:table-cell table:style-name="Tabela6.A11" office:value-type="string">
            <text:p text:style-name="P18"><text:span text:style-name="T7">q</text:span><text:span text:style-name="T2">copiaPrimeira</text:span></text:p>
          </table:table-cell>
          <table:table-cell table:style-name="Tabela6.A11" office:value-type="string">
            <text:p text:style-name="P5">0</text:p>
          </table:table-cell>
          <table:table-cell table:style-name="Tabela6.A11" office:value-type="string">
            <text:p text:style-name="P4">⊔</text:p>
          </table:table-cell>
          <table:table-cell table:style-name="Tabela6.D11" office:value-type="string">
            <text:p text:style-name="P32"><text:span text:style-name="T14">δ</text:span>(<text:span text:style-name="T14">q</text:span><text:span text:style-name="T3">copiaPrimeira</text:span><text:span text:style-name="T9">, *, 0</text:span>)</text:p>
          </table:table-cell>
        </table:table-row>
        <table:table-row>
          <table:table-cell table:style-name="Tabela6.A11" office:value-type="string">
            <text:p text:style-name="P18"><text:span text:style-name="T7">q</text:span><text:span text:style-name="T2">copiaPrimeira</text:span></text:p>
          </table:table-cell>
          <table:table-cell table:style-name="Tabela6.A11" office:value-type="string">
            <text:p text:style-name="P5">1</text:p>
          </table:table-cell>
          <table:table-cell table:style-name="Tabela6.A11" office:value-type="string">
            <text:p text:style-name="P4">⊔</text:p>
          </table:table-cell>
          <table:table-cell table:style-name="Tabela6.D11" office:value-type="string">
            <text:p text:style-name="P32"><text:span text:style-name="T14">δ</text:span>(<text:span text:style-name="T14">q</text:span><text:span text:style-name="T3">copiaPrimeira</text:span><text:span text:style-name="T9">, *, 1</text:span>)</text:p>
          </table:table-cell>
        </table:table-row>
        <table:table-row>
          <table:table-cell table:style-name="Tabela6.A11" office:value-type="string">
            <text:p text:style-name="P18"><text:span text:style-name="T7">q</text:span><text:span text:style-name="T2">copiaPrimeira</text:span></text:p>
          </table:table-cell>
          <table:table-cell table:style-name="Tabela6.A11" office:value-type="string">
            <text:p text:style-name="P5">*</text:p>
          </table:table-cell>
          <table:table-cell table:style-name="Tabela6.A11" office:value-type="string">
            <text:p text:style-name="P4">0</text:p>
          </table:table-cell>
          <table:table-cell table:style-name="Tabela6.D11" office:value-type="string">
            <text:p text:style-name="P32"><text:span text:style-name="T14">δ</text:span>(<text:span text:style-name="T14">q</text:span><text:span text:style-name="T3">copiaSegunda</text:span><text:span text:style-name="T9">, →, →</text:span>)</text:p>
          </table:table-cell>
        </table:table-row>
        <table:table-row>
          <table:table-cell table:style-name="Tabela6.A11" office:value-type="string">
            <text:p text:style-name="P18"><text:span text:style-name="T7">q</text:span><text:span text:style-name="T2">copiaPrimeira</text:span></text:p>
          </table:table-cell>
          <table:table-cell table:style-name="Tabela6.A11" office:value-type="string">
            <text:p text:style-name="P5">*</text:p>
          </table:table-cell>
          <table:table-cell table:style-name="Tabela6.A11" office:value-type="string">
            <text:p text:style-name="P4">1</text:p>
          </table:table-cell>
          <table:table-cell table:style-name="Tabela6.D11" office:value-type="string">
            <text:p text:style-name="P32"><text:span text:style-name="T14">δ</text:span>(<text:span text:style-name="T14">q</text:span><text:span text:style-name="T3">copiaSegunda</text:span><text:span text:style-name="T9">, →, →</text:span>)</text:p>
          </table:table-cell>
        </table:table-row>
        <table:table-row>
          <table:table-cell table:style-name="Tabela6.A2" office:value-type="string">
            <text:p text:style-name="P18"><text:span text:style-name="T7">q</text:span><text:span text:style-name="T2">copiaSegunda</text:span></text:p>
          </table:table-cell>
          <table:table-cell table:style-name="Tabela6.A2" office:value-type="string">
            <text:p text:style-name="P5">0</text:p>
          </table:table-cell>
          <table:table-cell table:style-name="Tabela6.A2" office:value-type="string">
            <text:p text:style-name="P4">⊔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copiaSegunda</text:span><text:span text:style-name="T9">, →, ⊔</text:span>)</text:p>
          </table:table-cell>
        </table:table-row>
        <table:table-row>
          <table:table-cell table:style-name="Tabela6.A2" office:value-type="string">
            <text:p text:style-name="P18"><text:span text:style-name="T7">q</text:span><text:span text:style-name="T2">copiaSegunda</text:span></text:p>
          </table:table-cell>
          <table:table-cell table:style-name="Tabela6.A2" office:value-type="string">
            <text:p text:style-name="P5">1</text:p>
          </table:table-cell>
          <table:table-cell table:style-name="Tabela6.A2" office:value-type="string">
            <text:p text:style-name="P4">⊔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copiaSegunda</text:span><text:span text:style-name="T9">, →, ⊔</text:span>)</text:p>
          </table:table-cell>
        </table:table-row>
        <table:table-row>
          <table:table-cell table:style-name="Tabela6.A2" office:value-type="string">
            <text:p text:style-name="P18"><text:span text:style-name="T7">q</text:span><text:span text:style-name="T2">copiaSegunda</text:span></text:p>
          </table:table-cell>
          <table:table-cell table:style-name="Tabela6.A2" office:value-type="string">
            <text:p text:style-name="P5">⊔</text:p>
          </table:table-cell>
          <table:table-cell table:style-name="Tabela6.A2" office:value-type="string">
            <text:p text:style-name="P4">⊔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moveSegunda</text:span><text:span text:style-name="T9">, ←, ⊔</text:span>)</text:p>
          </table:table-cell>
        </table:table-row>
        <table:table-row>
          <table:table-cell table:style-name="Tabela6.A2" office:value-type="string">
            <text:p text:style-name="P18"><text:span text:style-name="T7">q</text:span><text:span text:style-name="T2">copiaSegunda</text:span></text:p>
          </table:table-cell>
          <table:table-cell table:style-name="Tabela6.A2" office:value-type="string">
            <text:p text:style-name="P5">0</text:p>
          </table:table-cell>
          <table:table-cell table:style-name="Tabela6.A2" office:value-type="string">
            <text:p text:style-name="P4">0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rejeita</text:span><text:span text:style-name="T9">, 0, 0</text:span>)</text:p>
          </table:table-cell>
        </table:table-row>
        <table:table-row>
          <table:table-cell table:style-name="Tabela6.A2" office:value-type="string">
            <text:p text:style-name="P18"><text:span text:style-name="T7">q</text:span><text:span text:style-name="T2">copiaSegunda</text:span></text:p>
          </table:table-cell>
          <table:table-cell table:style-name="Tabela6.A2" office:value-type="string">
            <text:p text:style-name="P5">1</text:p>
          </table:table-cell>
          <table:table-cell table:style-name="Tabela6.A2" office:value-type="string">
            <text:p text:style-name="P4">0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rejeita</text:span><text:span text:style-name="T9">, 1, 0</text:span>)</text:p>
          </table:table-cell>
        </table:table-row>
        <table:table-row>
          <table:table-cell table:style-name="Tabela6.A2" office:value-type="string">
            <text:p text:style-name="P18"><text:span text:style-name="T7">q</text:span><text:span text:style-name="T2">copiaSegunda</text:span></text:p>
          </table:table-cell>
          <table:table-cell table:style-name="Tabela6.A2" office:value-type="string">
            <text:p text:style-name="P5">⊔</text:p>
          </table:table-cell>
          <table:table-cell table:style-name="Tabela6.A2" office:value-type="string">
            <text:p text:style-name="P4">0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rejeita</text:span><text:span text:style-name="T9">, ⊔, 0</text:span>)</text:p>
          </table:table-cell>
        </table:table-row>
        <table:table-row>
          <table:table-cell table:style-name="Tabela6.A2" office:value-type="string">
            <text:p text:style-name="P18"><text:span text:style-name="T7">q</text:span><text:span text:style-name="T2">copiaSegunda</text:span></text:p>
          </table:table-cell>
          <table:table-cell table:style-name="Tabela6.A2" office:value-type="string">
            <text:p text:style-name="P5">0</text:p>
          </table:table-cell>
          <table:table-cell table:style-name="Tabela6.A2" office:value-type="string">
            <text:p text:style-name="P4">1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rejeita</text:span><text:span text:style-name="T9">, 0, 1</text:span>)</text:p>
          </table:table-cell>
        </table:table-row>
        <table:table-row>
          <table:table-cell table:style-name="Tabela6.A2" office:value-type="string">
            <text:p text:style-name="P18"><text:span text:style-name="T7">q</text:span><text:span text:style-name="T2">copiaSegunda</text:span></text:p>
          </table:table-cell>
          <table:table-cell table:style-name="Tabela6.A2" office:value-type="string">
            <text:p text:style-name="P5">1</text:p>
          </table:table-cell>
          <table:table-cell table:style-name="Tabela6.A2" office:value-type="string">
            <text:p text:style-name="P4">1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rejeita</text:span><text:span text:style-name="T9">, 1, 1</text:span>)</text:p>
          </table:table-cell>
        </table:table-row>
        <table:table-row>
          <table:table-cell table:style-name="Tabela6.A2" office:value-type="string">
            <text:p text:style-name="P18"><text:span text:style-name="T7">q</text:span><text:span text:style-name="T2">copiaSegunda</text:span></text:p>
          </table:table-cell>
          <table:table-cell table:style-name="Tabela6.A2" office:value-type="string">
            <text:p text:style-name="P5">⊔</text:p>
          </table:table-cell>
          <table:table-cell table:style-name="Tabela6.A2" office:value-type="string">
            <text:p text:style-name="P4">1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rejeita</text:span><text:span text:style-name="T9">, ⊔, 1</text:span>)</text:p>
          </table:table-cell>
        </table:table-row>
        <table:table-row>
          <table:table-cell table:style-name="Tabela6.A11" office:value-type="string">
            <text:p text:style-name="P18"><text:span text:style-name="T8">q</text:span><text:span text:style-name="T2">moveSegunda</text:span></text:p>
          </table:table-cell>
          <table:table-cell table:style-name="Tabela6.A11" office:value-type="string">
            <text:p text:style-name="P5">0</text:p>
          </table:table-cell>
          <table:table-cell table:style-name="Tabela6.A11" office:value-type="string">
            <text:p text:style-name="P4">⊔</text:p>
          </table:table-cell>
          <table:table-cell table:style-name="Tabela6.D11" office:value-type="string">
            <text:p text:style-name="P32"><text:span text:style-name="T14">δ</text:span>(<text:span text:style-name="T14">q</text:span><text:span text:style-name="T3">moveSegunda0</text:span><text:span text:style-name="T9">, ⊔, ⊔</text:span>)</text:p>
          </table:table-cell>
        </table:table-row>
        <table:table-row>
          <table:table-cell table:style-name="Tabela6.A11" office:value-type="string">
            <text:p text:style-name="P18"><text:span text:style-name="T8">q</text:span><text:span text:style-name="T2">moveSegunda</text:span></text:p>
          </table:table-cell>
          <table:table-cell table:style-name="Tabela6.A11" office:value-type="string">
            <text:p text:style-name="P5">1</text:p>
          </table:table-cell>
          <table:table-cell table:style-name="Tabela6.A11" office:value-type="string">
            <text:p text:style-name="P4">⊔</text:p>
          </table:table-cell>
          <table:table-cell table:style-name="Tabela6.D11" office:value-type="string">
            <text:p text:style-name="P32"><text:span text:style-name="T14">δ</text:span>(<text:span text:style-name="T14">q</text:span><text:span text:style-name="T3">moveSegunda1</text:span><text:span text:style-name="T9">, ⊔, ⊔</text:span>)</text:p>
          </table:table-cell>
        </table:table-row>
        <table:table-row>
          <table:table-cell table:style-name="Tabela6.A11" office:value-type="string">
            <text:p text:style-name="P18"><text:span text:style-name="T8">q</text:span><text:span text:style-name="T2">moveSegunda</text:span></text:p>
          </table:table-cell>
          <table:table-cell table:style-name="Tabela6.A11" office:value-type="string">
            <text:p text:style-name="P5">*</text:p>
          </table:table-cell>
          <table:table-cell table:style-name="Tabela6.A11" office:value-type="string">
            <text:p text:style-name="P4">⊔</text:p>
          </table:table-cell>
          <table:table-cell table:style-name="Tabela6.D11" office:value-type="string">
            <text:p text:style-name="P32"><text:span text:style-name="T14">δ</text:span>(<text:span text:style-name="T14">q</text:span><text:span text:style-name="T3">rejeita</text:span><text:span text:style-name="T9">, *, ⊔</text:span>)</text:p>
          </table:table-cell>
        </table:table-row>
        <table:table-row>
          <table:table-cell table:style-name="Tabela6.A2" office:value-type="string">
            <text:p text:style-name="P18"><text:span text:style-name="T8">q</text:span><text:span text:style-name="T2">moveSegunda0</text:span></text:p>
          </table:table-cell>
          <table:table-cell table:style-name="Tabela6.A2" office:value-type="string">
            <text:p text:style-name="P13">0</text:p>
          </table:table-cell>
          <table:table-cell table:style-name="Tabela6.A2" office:value-type="string">
            <text:p text:style-name="P4">⊔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moveSegunda0</text:span><text:span text:style-name="T9">, ←, ⊔</text:span>)</text:p>
          </table:table-cell>
        </table:table-row>
        <table:table-row>
          <table:table-cell table:style-name="Tabela6.A2" office:value-type="string">
            <text:p text:style-name="P18"><text:span text:style-name="T8">q</text:span><text:span text:style-name="T2">moveSegunda0</text:span></text:p>
          </table:table-cell>
          <table:table-cell table:style-name="Tabela6.A2" office:value-type="string">
            <text:p text:style-name="P13">1</text:p>
          </table:table-cell>
          <table:table-cell table:style-name="Tabela6.A2" office:value-type="string">
            <text:p text:style-name="P4">⊔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moveSegunda0</text:span><text:span text:style-name="T9">, ←, ⊔</text:span>)</text:p>
          </table:table-cell>
        </table:table-row>
        <table:table-row>
          <table:table-cell table:style-name="Tabela6.A2" office:value-type="string">
            <text:p text:style-name="P18"><text:span text:style-name="T8">q</text:span><text:span text:style-name="T2">moveSegunda0</text:span></text:p>
          </table:table-cell>
          <table:table-cell table:style-name="Tabela6.A2" office:value-type="string">
            <text:p text:style-name="P13">⊔</text:p>
          </table:table-cell>
          <table:table-cell table:style-name="Tabela6.A2" office:value-type="string">
            <text:p text:style-name="P4">⊔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moveSegunda0</text:span><text:span text:style-name="T9">, ←, ⊔</text:span>)</text:p>
          </table:table-cell>
        </table:table-row>
        <table:table-row>
          <table:table-cell table:style-name="Tabela6.A2" office:value-type="string">
            <text:p text:style-name="P18"><text:span text:style-name="T8">q</text:span><text:span text:style-name="T2">moveSegunda0</text:span></text:p>
          </table:table-cell>
          <table:table-cell table:style-name="Tabela6.A2" office:value-type="string">
            <text:p text:style-name="P13">*</text:p>
          </table:table-cell>
          <table:table-cell table:style-name="Tabela6.A2" office:value-type="string">
            <text:p text:style-name="P4">⊔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colaSegunda</text:span><text:span text:style-name="T9">, 0, ⊔</text:span>)</text:p>
          </table:table-cell>
        </table:table-row>
        <table:table-row>
          <table:table-cell table:style-name="Tabela6.A11" office:value-type="string">
            <text:p text:style-name="P18"><text:span text:style-name="T8">q</text:span><text:span text:style-name="T2">moveSegunda1</text:span></text:p>
          </table:table-cell>
          <table:table-cell table:style-name="Tabela6.A11" office:value-type="string">
            <text:p text:style-name="P13">0</text:p>
          </table:table-cell>
          <table:table-cell table:style-name="Tabela6.A11" office:value-type="string">
            <text:p text:style-name="P4">⊔</text:p>
          </table:table-cell>
          <table:table-cell table:style-name="Tabela6.D11" office:value-type="string">
            <text:p text:style-name="P32"><text:span text:style-name="T14">δ</text:span>(<text:span text:style-name="T14">q</text:span><text:span text:style-name="T3">moveSegunda1</text:span><text:span text:style-name="T9">, ←, ⊔</text:span>)</text:p>
          </table:table-cell>
        </table:table-row>
        <table:table-row>
          <table:table-cell table:style-name="Tabela6.A11" office:value-type="string">
            <text:p text:style-name="P18"><text:span text:style-name="T8">q</text:span><text:span text:style-name="T2">moveSegunda1</text:span></text:p>
          </table:table-cell>
          <table:table-cell table:style-name="Tabela6.A11" office:value-type="string">
            <text:p text:style-name="P13">1</text:p>
          </table:table-cell>
          <table:table-cell table:style-name="Tabela6.A11" office:value-type="string">
            <text:p text:style-name="P4">⊔</text:p>
          </table:table-cell>
          <table:table-cell table:style-name="Tabela6.D11" office:value-type="string">
            <text:p text:style-name="P32"><text:span text:style-name="T14">δ</text:span>(<text:span text:style-name="T14">q</text:span><text:span text:style-name="T3">moveSegunda1</text:span><text:span text:style-name="T9">, ←, ⊔</text:span>)</text:p>
          </table:table-cell>
        </table:table-row>
        <table:table-row>
          <table:table-cell table:style-name="Tabela6.A11" office:value-type="string">
            <text:p text:style-name="P18"><text:span text:style-name="T8">q</text:span><text:span text:style-name="T2">moveSegunda1</text:span></text:p>
          </table:table-cell>
          <table:table-cell table:style-name="Tabela6.A11" office:value-type="string">
            <text:p text:style-name="P13">⊔</text:p>
          </table:table-cell>
          <table:table-cell table:style-name="Tabela6.A11" office:value-type="string">
            <text:p text:style-name="P4">⊔</text:p>
          </table:table-cell>
          <table:table-cell table:style-name="Tabela6.D11" office:value-type="string">
            <text:p text:style-name="P32"><text:span text:style-name="T14">δ</text:span>(<text:span text:style-name="T14">q</text:span><text:span text:style-name="T3">moveSegunda1</text:span><text:span text:style-name="T9">, ←, ⊔</text:span>)</text:p>
          </table:table-cell>
        </table:table-row>
        <table:table-row>
          <table:table-cell table:style-name="Tabela6.A11" office:value-type="string">
            <text:p text:style-name="P18"><text:span text:style-name="T8">q</text:span><text:span text:style-name="T2">moveSegunda1</text:span></text:p>
          </table:table-cell>
          <table:table-cell table:style-name="Tabela6.A11" office:value-type="string">
            <text:p text:style-name="P13">*</text:p>
          </table:table-cell>
          <table:table-cell table:style-name="Tabela6.A11" office:value-type="string">
            <text:p text:style-name="P4">⊔</text:p>
          </table:table-cell>
          <table:table-cell table:style-name="Tabela6.D11" office:value-type="string">
            <text:p text:style-name="P32"><text:span text:style-name="T14">δ</text:span>(<text:span text:style-name="T14">q</text:span><text:span text:style-name="T3">colaSegunda</text:span><text:span text:style-name="T9">, 1, ⊔</text:span>)</text:p>
          </table:table-cell>
        </table:table-row>
        <table:table-row>
          <table:table-cell table:style-name="Tabela6.A2" office:value-type="string">
            <text:p text:style-name="P18"><text:span text:style-name="T8">q</text:span><text:span text:style-name="T2">colaSegunda</text:span></text:p>
          </table:table-cell>
          <table:table-cell table:style-name="Tabela6.A2" office:value-type="string">
            <text:p text:style-name="P13">0</text:p>
          </table:table-cell>
          <table:table-cell table:style-name="Tabela6.A2" office:value-type="string">
            <text:p text:style-name="P4">⊔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verificaSeAcabou</text:span><text:span text:style-name="T9">, →, ⊔</text:span>)</text:p>
          </table:table-cell>
        </table:table-row>
        <table:table-row>
          <table:table-cell table:style-name="Tabela6.A2" office:value-type="string">
            <text:p text:style-name="P18"><text:span text:style-name="T8">q</text:span><text:span text:style-name="T2">colaSegunda</text:span></text:p>
          </table:table-cell>
          <table:table-cell table:style-name="Tabela6.A2" office:value-type="string">
            <text:p text:style-name="P13">1</text:p>
          </table:table-cell>
          <table:table-cell table:style-name="Tabela6.A2" office:value-type="string">
            <text:p text:style-name="P4">⊔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verificaSeAcabou</text:span><text:span text:style-name="T9">, →, ⊔</text:span>)</text:p>
          </table:table-cell>
        </table:table-row>
        <table:table-row>
          <table:table-cell table:style-name="Tabela6.A11" office:value-type="string">
            <text:p text:style-name="P18"><text:span text:style-name="T8">q</text:span><text:span text:style-name="T2">verificaseacabou</text:span></text:p>
          </table:table-cell>
          <table:table-cell table:style-name="Tabela6.A11" office:value-type="string">
            <text:p text:style-name="P13">0</text:p>
          </table:table-cell>
          <table:table-cell table:style-name="Tabela6.A11" office:value-type="string">
            <text:p text:style-name="P4">⊔</text:p>
          </table:table-cell>
          <table:table-cell table:style-name="Tabela6.D11" office:value-type="string">
            <text:p text:style-name="P32"><text:span text:style-name="T14">δ</text:span>(<text:span text:style-name="T14">q</text:span><text:span text:style-name="T3">copiaPrimeira</text:span><text:span text:style-name="T9">, 0, ⊔</text:span>)</text:p>
          </table:table-cell>
        </table:table-row>
        <text:soft-page-break/>
        <table:table-row>
          <table:table-cell table:style-name="Tabela6.A11" office:value-type="string">
            <text:p text:style-name="P18"><text:span text:style-name="T8">q</text:span><text:span text:style-name="T2">verificaseacabou</text:span></text:p>
          </table:table-cell>
          <table:table-cell table:style-name="Tabela6.A11" office:value-type="string">
            <text:p text:style-name="P13">1</text:p>
          </table:table-cell>
          <table:table-cell table:style-name="Tabela6.A11" office:value-type="string">
            <text:p text:style-name="P4">⊔</text:p>
          </table:table-cell>
          <table:table-cell table:style-name="Tabela6.D11" office:value-type="string">
            <text:p text:style-name="P32"><text:span text:style-name="T14">δ</text:span>(<text:span text:style-name="T14">q</text:span><text:span text:style-name="T3">copiaPrimeira</text:span><text:span text:style-name="T9">, 1, ⊔</text:span>)</text:p>
          </table:table-cell>
        </table:table-row>
        <table:table-row>
          <table:table-cell table:style-name="Tabela6.A11" office:value-type="string">
            <text:p text:style-name="P18"><text:span text:style-name="T8">q</text:span><text:span text:style-name="T2">verificaseacabou</text:span></text:p>
          </table:table-cell>
          <table:table-cell table:style-name="Tabela6.A11" office:value-type="string">
            <text:p text:style-name="P6">⊔</text:p>
          </table:table-cell>
          <table:table-cell table:style-name="Tabela6.A11" office:value-type="string">
            <text:p text:style-name="P4">⊔</text:p>
          </table:table-cell>
          <table:table-cell table:style-name="Tabela6.D11" office:value-type="string">
            <text:p text:style-name="P32"><text:span text:style-name="T14">δ</text:span>(<text:span text:style-name="T14">q</text:span><text:span text:style-name="T3">posicionaCabecotes</text:span><text:span text:style-name="T9">, ⊔, ⊔</text:span>)</text:p>
          </table:table-cell>
        </table:table-row>
        <table:table-row>
          <table:table-cell table:style-name="Tabela6.A2" office:value-type="string">
            <text:p text:style-name="P18"><text:span text:style-name="T8">q</text:span><text:span text:style-name="T2">posicionaCabecotes</text:span></text:p>
          </table:table-cell>
          <table:table-cell table:style-name="Tabela6.A2" office:value-type="string">
            <text:p text:style-name="P6">⊔</text:p>
          </table:table-cell>
          <table:table-cell table:style-name="Tabela6.A2" office:value-type="string">
            <text:p text:style-name="P4">⊔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posicionaCabecotes</text:span><text:span text:style-name="T9">, ⊔, ←</text:span>)</text:p>
          </table:table-cell>
        </table:table-row>
        <table:table-row>
          <table:table-cell table:style-name="Tabela6.A2" office:value-type="string">
            <text:p text:style-name="P18"><text:span text:style-name="T8">q</text:span><text:span text:style-name="T2">posicionaCabecotes</text:span></text:p>
          </table:table-cell>
          <table:table-cell table:style-name="Tabela6.A2" office:value-type="string">
            <text:p text:style-name="P6">⊔</text:p>
          </table:table-cell>
          <table:table-cell table:style-name="Tabela6.A2" office:value-type="string">
            <text:p text:style-name="P4">0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posicionaCabecotes</text:span><text:span text:style-name="T9">, ⊔, ←</text:span>)</text:p>
          </table:table-cell>
        </table:table-row>
        <table:table-row>
          <table:table-cell table:style-name="Tabela6.A2" office:value-type="string">
            <text:p text:style-name="P18"><text:span text:style-name="T8">q</text:span><text:span text:style-name="T2">posicionaCabecotes</text:span></text:p>
          </table:table-cell>
          <table:table-cell table:style-name="Tabela6.A2" office:value-type="string">
            <text:p text:style-name="P6">⊔</text:p>
          </table:table-cell>
          <table:table-cell table:style-name="Tabela6.A2" office:value-type="string">
            <text:p text:style-name="P4">1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posicionaCabecotes</text:span><text:span text:style-name="T9">, ⊔, ←</text:span>)</text:p>
          </table:table-cell>
        </table:table-row>
        <table:table-row>
          <table:table-cell table:style-name="Tabela6.A2" office:value-type="string">
            <text:p text:style-name="P18"><text:span text:style-name="T8">q</text:span><text:span text:style-name="T2">posicionaCabecotes</text:span></text:p>
          </table:table-cell>
          <table:table-cell table:style-name="Tabela6.A2" office:value-type="string">
            <text:p text:style-name="P6">⊔</text:p>
          </table:table-cell>
          <table:table-cell table:style-name="Tabela6.A2" office:value-type="string">
            <text:p text:style-name="P4">⊳</text:p>
          </table:table-cell>
          <table:table-cell table:style-name="Tabela6.D2" office:value-type="string">
            <text:p text:style-name="P32"><text:span text:style-name="T14">δ</text:span>(<text:span text:style-name="T14">q</text:span><text:span text:style-name="T3">compara</text:span><text:span text:style-name="T9">, ←, →</text:span>)</text:p>
          </table:table-cell>
        </table:table-row>
        <table:table-row>
          <table:table-cell table:style-name="Tabela6.A11" office:value-type="string">
            <text:p text:style-name="P18"><text:span text:style-name="T8">q</text:span><text:span text:style-name="T2">compara</text:span></text:p>
          </table:table-cell>
          <table:table-cell table:style-name="Tabela6.A11" office:value-type="string">
            <text:p text:style-name="P6">0</text:p>
          </table:table-cell>
          <table:table-cell table:style-name="Tabela6.A11" office:value-type="string">
            <text:p text:style-name="P4">0</text:p>
          </table:table-cell>
          <table:table-cell table:style-name="Tabela6.D11" office:value-type="string">
            <text:p text:style-name="P32"><text:span text:style-name="T14">δ</text:span>(<text:span text:style-name="T14">q</text:span><text:span text:style-name="T3">compara</text:span><text:span text:style-name="T9">, ←, →</text:span>)</text:p>
          </table:table-cell>
        </table:table-row>
        <table:table-row>
          <table:table-cell table:style-name="Tabela6.A11" office:value-type="string">
            <text:p text:style-name="P18"><text:span text:style-name="T8">q</text:span><text:span text:style-name="T2">compara</text:span></text:p>
          </table:table-cell>
          <table:table-cell table:style-name="Tabela6.A11" office:value-type="string">
            <text:p text:style-name="P6">1</text:p>
          </table:table-cell>
          <table:table-cell table:style-name="Tabela6.A11" office:value-type="string">
            <text:p text:style-name="P4">1</text:p>
          </table:table-cell>
          <table:table-cell table:style-name="Tabela6.D11" office:value-type="string">
            <text:p text:style-name="P32"><text:span text:style-name="T14">δ</text:span>(<text:span text:style-name="T14">q</text:span><text:span text:style-name="T3">compara</text:span><text:span text:style-name="T9">, ←, →</text:span>)</text:p>
          </table:table-cell>
        </table:table-row>
        <table:table-row>
          <table:table-cell table:style-name="Tabela6.A11" office:value-type="string">
            <text:p text:style-name="P18"><text:span text:style-name="T8">q</text:span><text:span text:style-name="T2">compara</text:span></text:p>
          </table:table-cell>
          <table:table-cell table:style-name="Tabela6.A11" office:value-type="string">
            <text:p text:style-name="P6">⊳</text:p>
          </table:table-cell>
          <table:table-cell table:style-name="Tabela6.A11" office:value-type="string">
            <text:p text:style-name="P6">⊔</text:p>
          </table:table-cell>
          <table:table-cell table:style-name="Tabela6.D11" office:value-type="string">
            <text:p text:style-name="P32"><text:span text:style-name="T14">δ</text:span>(<text:span text:style-name="T14">q</text:span><text:span text:style-name="T3">aceita</text:span><text:span text:style-name="T9">, →, ←</text:span>)</text:p>
          </table:table-cell>
        </table:table-row>
        <table:table-row>
          <table:table-cell table:style-name="Tabela6.A11" office:value-type="string">
            <text:p text:style-name="P18"><text:span text:style-name="T8">q</text:span><text:span text:style-name="T2">compara</text:span></text:p>
          </table:table-cell>
          <table:table-cell table:style-name="Tabela6.A11" office:value-type="string">
            <text:p text:style-name="P6">0</text:p>
          </table:table-cell>
          <table:table-cell table:style-name="Tabela6.A11" office:value-type="string">
            <text:p text:style-name="P4">1</text:p>
          </table:table-cell>
          <table:table-cell table:style-name="Tabela6.D11" office:value-type="string">
            <text:p text:style-name="P32"><text:span text:style-name="T14">δ</text:span>(<text:span text:style-name="T14">q</text:span><text:span text:style-name="T3">rejeita</text:span><text:span text:style-name="T9">, 0, 1</text:span>)</text:p>
          </table:table-cell>
        </table:table-row>
        <table:table-row>
          <table:table-cell table:style-name="Tabela6.A11" office:value-type="string">
            <text:p text:style-name="P18"><text:span text:style-name="T8">q</text:span><text:span text:style-name="T2">compara</text:span></text:p>
          </table:table-cell>
          <table:table-cell table:style-name="Tabela6.A11" office:value-type="string">
            <text:p text:style-name="P6">1</text:p>
          </table:table-cell>
          <table:table-cell table:style-name="Tabela6.A11" office:value-type="string">
            <text:p text:style-name="P4">0</text:p>
          </table:table-cell>
          <table:table-cell table:style-name="Tabela6.D11" office:value-type="string">
            <text:p text:style-name="P32"><text:span text:style-name="T14">δ</text:span>(<text:span text:style-name="T14">q</text:span><text:span text:style-name="T3">rejeita</text:span><text:span text:style-name="T9">, 0, 1</text:span>)</text:p>
          </table:table-cell>
        </table:table-row>
      </table:table>
      <text:p text:style-name="P26"/>
      <text:p text:style-name="P26"/>
      <text:p text:style-name="P26"/>
      <text:p text:style-name="P26">Questão 2: Computações:</text:p>
      <text:p text:style-name="P20"/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8"><text:span text:style-name="T7">⊳011010</text:span><text:span text:style-name="T14">, </text:span><text:span text:style-name="T7">⊳</text:span><text:span text:style-name="T14">⊔</text:span>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14"><text:span text:style-name="T14">[q</text:span><text:span text:style-name="T3">0</text:span><text:span text:style-name="T14">, </text:span><text:span text:style-name="T17">⊳</text:span><text:span text:style-name="T19">011010, </text:span><text:span text:style-name="T17">⊳</text:span><text:span text:style-name="T19">⊔</text:span><text:span text:style-name="T14">]</text:span></text:p>
          </table:table-cell>
          <table:table-cell table:style-name="Tabela7.A2" office:value-type="string">
            <text:p text:style-name="P7">Ⱶ</text:p>
          </table:table-cell>
          <table:table-cell table:style-name="Tabela7.A2" office:value-type="string">
            <text:p text:style-name="P14"><text:span text:style-name="T14">[q</text:span><text:span text:style-name="T3">valida</text:span><text:span text:style-name="T14">, </text:span><text:span text:style-name="T19">⊳</text:span><text:span text:style-name="T17">0</text:span><text:span text:style-name="T19">11010, ⊳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valida</text:span><text:span text:style-name="T14">, </text:span><text:span text:style-name="T19">⊳</text:span><text:span text:style-name="T17">0</text:span><text:span text:style-name="T19">11010, ⊳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copiaPrimeira</text:span><text:span text:style-name="T14">, </text:span><text:span text:style-name="T19">⊳</text:span><text:span text:style-name="T17">0</text:span><text:span text:style-name="T19">11010, ⊳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copiaPrimeira</text:span><text:span text:style-name="T14">, </text:span><text:span text:style-name="T19">⊳</text:span><text:span text:style-name="T17">0</text:span><text:span text:style-name="T19">11010, ⊳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copiaPrimeira</text:span><text:span text:style-name="T14">, </text:span><text:span text:style-name="T19">⊳</text:span><text:span text:style-name="T17">*</text:span><text:span text:style-name="T19">11010, ⊳</text:span><text:span text:style-name="T17">0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copiaPrimeira</text:span><text:span text:style-name="T14">, </text:span><text:span text:style-name="T19">⊳</text:span><text:span text:style-name="T17">*</text:span><text:span text:style-name="T19">11010, ⊳</text:span><text:span text:style-name="T17">0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copiaSegunda</text:span><text:span text:style-name="T14">, </text:span><text:span text:style-name="T19">⊳*</text:span><text:span text:style-name="T17">1</text:span><text:span text:style-name="T19">1010, ⊳0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copiaSegunda</text:span><text:span text:style-name="T14">, </text:span><text:span text:style-name="T19">⊳*</text:span><text:span text:style-name="T17">1</text:span><text:span text:style-name="T19">1010, ⊳0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copiaSegunda</text:span><text:span text:style-name="T14">, </text:span><text:span text:style-name="T19">⊳*1</text:span><text:span text:style-name="T17">1</text:span><text:span text:style-name="T19">010, ⊳0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copiaSegunda</text:span><text:span text:style-name="T14">, </text:span><text:span text:style-name="T19">⊳*1</text:span><text:span text:style-name="T17">1</text:span><text:span text:style-name="T19">010, ⊳0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copiaSegunda</text:span><text:span text:style-name="T14">, </text:span><text:span text:style-name="T19">⊳*11</text:span><text:span text:style-name="T17">0</text:span><text:span text:style-name="T19">10, ⊳0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copiaSegunda</text:span><text:span text:style-name="T14">, </text:span><text:span text:style-name="T19">⊳*11</text:span><text:span text:style-name="T17">0</text:span><text:span text:style-name="T19">10, ⊳0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copiaSegunda</text:span><text:span text:style-name="T14">, </text:span><text:span text:style-name="T19">⊳*110</text:span><text:span text:style-name="T17">1</text:span><text:span text:style-name="T19">0, ⊳0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copiaSegunda</text:span><text:span text:style-name="T14">, </text:span><text:span text:style-name="T19">⊳*110</text:span><text:span text:style-name="T17">1</text:span><text:span text:style-name="T19">0, ⊳0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copiaSegunda</text:span><text:span text:style-name="T14">, </text:span><text:span text:style-name="T19">⊳*1101</text:span><text:span text:style-name="T17">0</text:span><text:span text:style-name="T19">, ⊳0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copiaSegunda</text:span><text:span text:style-name="T14">, </text:span><text:span text:style-name="T19">⊳*1101</text:span><text:span text:style-name="T17">0</text:span><text:span text:style-name="T19">, ⊳0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copiaSegunda</text:span><text:span text:style-name="T14">, </text:span><text:span text:style-name="T19">⊳*11010</text:span><text:span text:style-name="T17">⊔</text:span><text:span text:style-name="T19">, ⊳0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copiaSegunda</text:span><text:span text:style-name="T14">, </text:span><text:span text:style-name="T19">⊳*11010</text:span><text:span text:style-name="T17">⊔</text:span><text:span text:style-name="T19">, ⊳0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moveSegunda</text:span><text:span text:style-name="T14">, </text:span><text:span text:style-name="T19">⊳*1101</text:span><text:span text:style-name="T17">0</text:span><text:span text:style-name="T19">, ⊳0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moveSegunda</text:span><text:span text:style-name="T14">, </text:span><text:span text:style-name="T19">⊳*1101</text:span><text:span text:style-name="T17">0</text:span><text:span text:style-name="T19">, ⊳0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moveSegunda0</text:span><text:span text:style-name="T14">, </text:span><text:span text:style-name="T19">⊳*1101</text:span><text:span text:style-name="T17">⊔</text:span><text:span text:style-name="T19">, ⊳0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moveSegunda0</text:span><text:span text:style-name="T14">, </text:span><text:span text:style-name="T19">⊳*1101</text:span><text:span text:style-name="T17">⊔</text:span><text:span text:style-name="T19">, ⊳0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moveSegunda0</text:span><text:span text:style-name="T14">, </text:span><text:span text:style-name="T19">⊳*110</text:span><text:span text:style-name="T17">1</text:span><text:span text:style-name="T19">, ⊳0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moveSegunda0</text:span><text:span text:style-name="T14">, </text:span><text:span text:style-name="T19">⊳*110</text:span><text:span text:style-name="T17">1</text:span><text:span text:style-name="T19">, ⊳0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moveSegunda0</text:span><text:span text:style-name="T14">, </text:span><text:span text:style-name="T19">⊳*11</text:span><text:span text:style-name="T17">0</text:span><text:span text:style-name="T19">1, ⊳0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moveSegunda0</text:span><text:span text:style-name="T14">, </text:span><text:span text:style-name="T19">⊳*11</text:span><text:span text:style-name="T17">0</text:span><text:span text:style-name="T19">1, ⊳0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moveSegunda0</text:span><text:span text:style-name="T14">, </text:span><text:span text:style-name="T19">⊳*1</text:span><text:span text:style-name="T17">1</text:span><text:span text:style-name="T19">01, ⊳0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moveSegunda0</text:span><text:span text:style-name="T14">, </text:span><text:span text:style-name="T19">⊳*1</text:span><text:span text:style-name="T17">1</text:span><text:span text:style-name="T19">01, ⊳0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moveSegunda0</text:span><text:span text:style-name="T14">, </text:span><text:span text:style-name="T19">⊳*</text:span><text:span text:style-name="T17">1</text:span><text:span text:style-name="T19">101, ⊳0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moveSegunda0</text:span><text:span text:style-name="T14">, </text:span><text:span text:style-name="T19">⊳*</text:span><text:span text:style-name="T17">1</text:span><text:span text:style-name="T19">101, ⊳0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moveSegunda0</text:span><text:span text:style-name="T14">, </text:span><text:span text:style-name="T19">⊳</text:span><text:span text:style-name="T17">*</text:span><text:span text:style-name="T19">1101, ⊳0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moveSegunda0</text:span><text:span text:style-name="T14">, </text:span><text:span text:style-name="T19">⊳</text:span><text:span text:style-name="T17">*</text:span><text:span text:style-name="T19">1101, ⊳0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colaSegunda</text:span><text:span text:style-name="T14">, </text:span><text:span text:style-name="T19">⊳</text:span><text:span text:style-name="T17">0</text:span><text:span text:style-name="T19">1101, ⊳0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colaSegunda</text:span><text:span text:style-name="T14">, </text:span><text:span text:style-name="T19">⊳</text:span><text:span text:style-name="T17">0</text:span><text:span text:style-name="T19">1101, ⊳0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verificaSeAcabou</text:span><text:span text:style-name="T14">, </text:span><text:span text:style-name="T19">⊳0</text:span><text:span text:style-name="T17">1</text:span><text:span text:style-name="T19">101, ⊳0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verificaSeAcabou</text:span><text:span text:style-name="T14">, </text:span><text:span text:style-name="T19">⊳0</text:span><text:span text:style-name="T17">1</text:span><text:span text:style-name="T19">101, ⊳0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copiaPrimeira</text:span><text:span text:style-name="T14">, </text:span><text:span text:style-name="T19">⊳0</text:span><text:span text:style-name="T17">1</text:span><text:span text:style-name="T19">101 ⊳0</text:span><text:span text:style-name="T17">⊔</text:span><text:span text:style-name="T14">]</text:span></text:p>
          </table:table-cell>
        </table:table-row>
        <text:soft-page-break/>
        <table:table-row>
          <table:table-cell table:style-name="Tabela7.A3" office:value-type="string">
            <text:p text:style-name="P14"><text:span text:style-name="T14">[q</text:span><text:span text:style-name="T3">copiaPrimeira</text:span><text:span text:style-name="T14">, </text:span><text:span text:style-name="T19">⊳0</text:span><text:span text:style-name="T17">1</text:span><text:span text:style-name="T19">101, ⊳0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copiaPrimeira</text:span><text:span text:style-name="T14">, </text:span><text:span text:style-name="T19">⊳0</text:span><text:span text:style-name="T17">*</text:span><text:span text:style-name="T19">101, ⊳0</text:span><text:span text:style-name="T17">1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copiaPrimeira</text:span><text:span text:style-name="T14">, </text:span><text:span text:style-name="T19">⊳0</text:span><text:span text:style-name="T17">*</text:span><text:span text:style-name="T19">101, ⊳0</text:span><text:span text:style-name="T17">1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copiaSegunda</text:span><text:span text:style-name="T14">, </text:span><text:span text:style-name="T19">⊳0*</text:span><text:span text:style-name="T17">1</text:span><text:span text:style-name="T19">01, ⊳01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copiaSegunda</text:span><text:span text:style-name="T14">, </text:span><text:span text:style-name="T19">⊳0*</text:span><text:span text:style-name="T17">1</text:span><text:span text:style-name="T19">01, ⊳01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copiaSegunda</text:span><text:span text:style-name="T14">, </text:span><text:span text:style-name="T19">⊳0*1</text:span><text:span text:style-name="T17">0</text:span><text:span text:style-name="T19">1, ⊳01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copiaSegunda</text:span><text:span text:style-name="T14">, </text:span><text:span text:style-name="T19">⊳0*1</text:span><text:span text:style-name="T17">0</text:span><text:span text:style-name="T19">1, ⊳01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copiaSegunda</text:span><text:span text:style-name="T14">, </text:span><text:span text:style-name="T19">⊳0*10</text:span><text:span text:style-name="T17">1</text:span><text:span text:style-name="T19">, ⊳01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copiaSegunda</text:span><text:span text:style-name="T14">, </text:span><text:span text:style-name="T19">⊳0*10</text:span><text:span text:style-name="T17">1</text:span><text:span text:style-name="T19">, ⊳01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copiaSegunda</text:span><text:span text:style-name="T14">, </text:span><text:span text:style-name="T19">⊳0*101</text:span><text:span text:style-name="T17">⊔</text:span><text:span text:style-name="T19">, ⊳01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copiaSegunda</text:span><text:span text:style-name="T14">, </text:span><text:span text:style-name="T19">⊳0*101</text:span><text:span text:style-name="T17">⊔</text:span><text:span text:style-name="T19">, ⊳01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moveSegunda</text:span><text:span text:style-name="T14">, </text:span><text:span text:style-name="T19">⊳0*10</text:span><text:span text:style-name="T17">1</text:span><text:span text:style-name="T19">, ⊳01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moveSegunda</text:span><text:span text:style-name="T14">, </text:span><text:span text:style-name="T19">⊳0*10</text:span><text:span text:style-name="T17">1</text:span><text:span text:style-name="T19">, ⊳01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moveSegunda1</text:span><text:span text:style-name="T14">, </text:span><text:span text:style-name="T19">⊳0*10</text:span><text:span text:style-name="T17">⊔</text:span><text:span text:style-name="T19">, ⊳01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moveSegunda1</text:span><text:span text:style-name="T14">, </text:span><text:span text:style-name="T19">⊳0*10</text:span><text:span text:style-name="T17">⊔</text:span><text:span text:style-name="T19">, ⊳01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moveSegunda1</text:span><text:span text:style-name="T14">, </text:span><text:span text:style-name="T19">⊳0*1</text:span><text:span text:style-name="T17">0</text:span><text:span text:style-name="T19">, ⊳01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moveSegunda1</text:span><text:span text:style-name="T14">, </text:span><text:span text:style-name="T19">⊳0*1</text:span><text:span text:style-name="T17">0</text:span><text:span text:style-name="T19">, ⊳01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moveSegunda1</text:span><text:span text:style-name="T14">, </text:span><text:span text:style-name="T19">⊳0*</text:span><text:span text:style-name="T17">1</text:span><text:span text:style-name="T19">0, ⊳01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moveSegunda1</text:span><text:span text:style-name="T14">, </text:span><text:span text:style-name="T19">⊳0*</text:span><text:span text:style-name="T17">1</text:span><text:span text:style-name="T19">0, ⊳01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moveSegunda1</text:span><text:span text:style-name="T14">, </text:span><text:span text:style-name="T19">⊳0</text:span><text:span text:style-name="T17">*</text:span><text:span text:style-name="T19">10, ⊳01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moveSegunda1</text:span><text:span text:style-name="T14">, </text:span><text:span text:style-name="T19">⊳0</text:span><text:span text:style-name="T17">*</text:span><text:span text:style-name="T19">10, ⊳01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colaSegunda</text:span><text:span text:style-name="T14">, </text:span><text:span text:style-name="T19">⊳0</text:span><text:span text:style-name="T17">1</text:span><text:span text:style-name="T19">10, ⊳01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colaSegunda</text:span><text:span text:style-name="T14">, </text:span><text:span text:style-name="T19">⊳0</text:span><text:span text:style-name="T17">1</text:span><text:span text:style-name="T19">10, ⊳01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verificaSeAcabou</text:span><text:span text:style-name="T14">, </text:span><text:span text:style-name="T19">⊳01</text:span><text:span text:style-name="T17">1</text:span><text:span text:style-name="T19">0, ⊳01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verificaSeAcabou</text:span><text:span text:style-name="T14">, </text:span><text:span text:style-name="T19">⊳01</text:span><text:span text:style-name="T17">1</text:span><text:span text:style-name="T19">0, ⊳01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copiaPrimeira</text:span><text:span text:style-name="T14">, </text:span><text:span text:style-name="T19">⊳01</text:span><text:span text:style-name="T17">1</text:span><text:span text:style-name="T19">0, ⊳01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copiaPrimeira</text:span><text:span text:style-name="T14">, </text:span><text:span text:style-name="T19">⊳01</text:span><text:span text:style-name="T17">1</text:span><text:span text:style-name="T19">0, ⊳01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copiaPrimeira</text:span><text:span text:style-name="T14">, </text:span><text:span text:style-name="T19">⊳01</text:span><text:span text:style-name="T17">*</text:span><text:span text:style-name="T19">0, ⊳01</text:span><text:span text:style-name="T17">1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copiaPrimeira</text:span><text:span text:style-name="T14">, </text:span><text:span text:style-name="T19">⊳01</text:span><text:span text:style-name="T17">*</text:span><text:span text:style-name="T19">0, ⊳01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copiaSegunda</text:span><text:span text:style-name="T14">, </text:span><text:span text:style-name="T19">⊳01*</text:span><text:span text:style-name="T17">0</text:span><text:span text:style-name="T19">, ⊳011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copiaSegunda</text:span><text:span text:style-name="T14">, </text:span><text:span text:style-name="T19">⊳01*</text:span><text:span text:style-name="T17">0</text:span><text:span text:style-name="T19">, ⊳011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copiaSegunda</text:span><text:span text:style-name="T14">, </text:span><text:span text:style-name="T19">⊳01*0</text:span><text:span text:style-name="T17">⊔</text:span><text:span text:style-name="T19">, ⊳011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copiaSegunda</text:span><text:span text:style-name="T14">, </text:span><text:span text:style-name="T19">⊳01*0</text:span><text:span text:style-name="T17">⊔</text:span><text:span text:style-name="T19">, ⊳011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moveSegunda</text:span><text:span text:style-name="T14">, </text:span><text:span text:style-name="T19">⊳01*</text:span><text:span text:style-name="T17">0</text:span><text:span text:style-name="T19">, ⊳011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moveSegunda</text:span><text:span text:style-name="T14">, </text:span><text:span text:style-name="T19">⊳01*</text:span><text:span text:style-name="T17">0</text:span><text:span text:style-name="T19">, ⊳011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moveSegunda0</text:span><text:span text:style-name="T14">, </text:span><text:span text:style-name="T19">⊳01*</text:span><text:span text:style-name="T17">⊔</text:span><text:span text:style-name="T19">, ⊳011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moveSegunda0</text:span><text:span text:style-name="T14">, </text:span><text:span text:style-name="T19">⊳01*</text:span><text:span text:style-name="T17">⊔</text:span><text:span text:style-name="T19">, ⊳011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moveSegunda0</text:span><text:span text:style-name="T14">, </text:span><text:span text:style-name="T19">⊳01</text:span><text:span text:style-name="T17">*</text:span><text:span text:style-name="T19">, ⊳011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moveSegunda0</text:span><text:span text:style-name="T14">, </text:span><text:span text:style-name="T19">⊳01</text:span><text:span text:style-name="T17">*</text:span><text:span text:style-name="T19">, ⊳011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colaSegunda</text:span><text:span text:style-name="T14">, </text:span><text:span text:style-name="T19">⊳01</text:span><text:span text:style-name="T17">0</text:span><text:span text:style-name="T19">, ⊳011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colaSegunda</text:span><text:span text:style-name="T14">, </text:span><text:span text:style-name="T19">⊳01</text:span><text:span text:style-name="T17">0</text:span><text:span text:style-name="T19">, ⊳011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verificaSeAcabou</text:span><text:span text:style-name="T14">, </text:span><text:span text:style-name="T19">⊳010</text:span><text:span text:style-name="T17">⊔</text:span><text:span text:style-name="T19">, ⊳011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verificaSeAcabou</text:span><text:span text:style-name="T14">, </text:span><text:span text:style-name="T19">⊳010</text:span><text:span text:style-name="T17">⊔</text:span><text:span text:style-name="T19">, ⊳011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posicionaCabecotes</text:span><text:span text:style-name="T14">, </text:span><text:span text:style-name="T19">⊳010</text:span><text:span text:style-name="T17">⊔</text:span><text:span text:style-name="T19">, ⊳011</text:span><text:span text:style-name="T17">⊔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posicionaCabecotes</text:span><text:span text:style-name="T14">, </text:span><text:span text:style-name="T19">⊳010</text:span><text:span text:style-name="T17">⊔</text:span><text:span text:style-name="T19">, ⊳011</text:span><text:span text:style-name="T17">⊔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posicionaCabecotes</text:span><text:span text:style-name="T14">, </text:span><text:span text:style-name="T19">⊳010</text:span><text:span text:style-name="T17">⊔</text:span><text:span text:style-name="T19">, ⊳01</text:span><text:span text:style-name="T17">1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posicionaCabecotes</text:span><text:span text:style-name="T14">, </text:span><text:span text:style-name="T19">⊳010</text:span><text:span text:style-name="T17">⊔</text:span><text:span text:style-name="T19">, ⊳01</text:span><text:span text:style-name="T17">1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posicionaCabecotes</text:span><text:span text:style-name="T14">, </text:span><text:span text:style-name="T19">⊳010</text:span><text:span text:style-name="T17">⊔</text:span><text:span text:style-name="T19">, ⊳0</text:span><text:span text:style-name="T17">1</text:span><text:span text:style-name="T19">1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posicionaCabecotes</text:span><text:span text:style-name="T14">, </text:span><text:span text:style-name="T19">⊳010</text:span><text:span text:style-name="T17">⊔</text:span><text:span text:style-name="T19">, ⊳0</text:span><text:span text:style-name="T17">1</text:span><text:span text:style-name="T19">1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posicionaCabecotes</text:span><text:span text:style-name="T14">, </text:span><text:span text:style-name="T19">⊳010</text:span><text:span text:style-name="T17">⊔</text:span><text:span text:style-name="T19">, ⊳</text:span><text:span text:style-name="T17">0</text:span><text:span text:style-name="T19">11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posicionaCabecotes</text:span><text:span text:style-name="T14">, </text:span><text:span text:style-name="T19">⊳010</text:span><text:span text:style-name="T17">⊔</text:span><text:span text:style-name="T19">, ⊳</text:span><text:span text:style-name="T17">0</text:span><text:span text:style-name="T19">11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posicionaCabecotes</text:span><text:span text:style-name="T14">, </text:span><text:span text:style-name="T19">⊳010</text:span><text:span text:style-name="T17">⊔</text:span><text:span text:style-name="T19">, </text:span><text:span text:style-name="T17">⊳</text:span><text:span text:style-name="T19">011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posicionaCabecotes</text:span><text:span text:style-name="T14">, </text:span><text:span text:style-name="T19">⊳010</text:span><text:span text:style-name="T17">⊔</text:span><text:span text:style-name="T19">, </text:span><text:span text:style-name="T17">⊳</text:span><text:span text:style-name="T19">011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compara</text:span><text:span text:style-name="T14">, </text:span><text:span text:style-name="T19">⊳01</text:span><text:span text:style-name="T17">0</text:span><text:span text:style-name="T19">, ⊳</text:span><text:span text:style-name="T17">0</text:span><text:span text:style-name="T19">11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compara</text:span><text:span text:style-name="T14">, </text:span><text:span text:style-name="T19">⊳01</text:span><text:span text:style-name="T17">0</text:span><text:span text:style-name="T19">, ⊳</text:span><text:span text:style-name="T17">0</text:span><text:span text:style-name="T19">11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compara</text:span><text:span text:style-name="T14">, </text:span><text:span text:style-name="T19">⊳0</text:span><text:span text:style-name="T17">1</text:span><text:span text:style-name="T19">0, ⊳0</text:span><text:span text:style-name="T17">1</text:span><text:span text:style-name="T19">1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compara</text:span><text:span text:style-name="T14">, </text:span><text:span text:style-name="T19">⊳0</text:span><text:span text:style-name="T17">1</text:span><text:span text:style-name="T19">0, ⊳0</text:span><text:span text:style-name="T17">1</text:span><text:span text:style-name="T19">1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14"><text:span text:style-name="T14">[q</text:span><text:span text:style-name="T3">compara</text:span><text:span text:style-name="T14">, </text:span><text:span text:style-name="T19">⊳</text:span><text:span text:style-name="T17">0</text:span><text:span text:style-name="T19">10, ⊳01</text:span><text:span text:style-name="T17">1</text:span><text:span text:style-name="T14">]</text:span></text:p>
          </table:table-cell>
        </table:table-row>
        <table:table-row>
          <table:table-cell table:style-name="Tabela7.A3" office:value-type="string">
            <text:p text:style-name="P14"><text:span text:style-name="T14">[q</text:span><text:span text:style-name="T3">compara</text:span><text:span text:style-name="T14">, </text:span><text:span text:style-name="T19">⊳</text:span><text:span text:style-name="T17">0</text:span><text:span text:style-name="T19">10, ⊳01</text:span><text:span text:style-name="T17">1</text:span><text:span text:style-name="T14">]</text:span></text:p>
          </table:table-cell>
          <table:table-cell table:style-name="Tabela7.A3" office:value-type="string">
            <text:p text:style-name="P7">Ⱶ</text:p>
          </table:table-cell>
          <table:table-cell table:style-name="Tabela7.A3" office:value-type="string">
            <text:p text:style-name="P23"><text:span text:style-name="T14">[q</text:span><text:span text:style-name="T3">rejeita</text:span><text:span text:style-name="T14">, </text:span><text:span text:style-name="T19">⊳</text:span><text:span text:style-name="T17">0</text:span><text:span text:style-name="T19">10, ⊳01</text:span><text:span text:style-name="T17">1</text:span><text:span text:style-name="T14">]</text:span></text:p>
          </table:table-cell>
        </table:table-row>
      </table:table>
      <text:p text:style-name="P20"/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3" office:value-type="string">
            <text:p text:style-name="P8"><text:span text:style-name="T7">⊳110110</text:span><text:span text:style-name="T14">, </text:span><text:span text:style-name="T7">⊳</text:span><text:span text:style-name="T14">⊔</text:span>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14"><text:span text:style-name="T14">[q</text:span><text:span text:style-name="T3">0</text:span><text:span text:style-name="T14">, </text:span><text:span text:style-name="T17">⊳</text:span><text:span text:style-name="T19">110110, </text:span><text:span text:style-name="T17">⊳</text:span><text:span text:style-name="T19">⊔</text:span><text:span text:style-name="T14">]</text:span></text:p>
          </table:table-cell>
          <table:table-cell table:style-name="Tabela8.A2" office:value-type="string">
            <text:p text:style-name="P7">Ⱶ</text:p>
          </table:table-cell>
          <table:table-cell table:style-name="Tabela8.A2" office:value-type="string">
            <text:p text:style-name="P14"><text:span text:style-name="T14">[q</text:span><text:span text:style-name="T3">valida</text:span><text:span text:style-name="T14">, </text:span><text:span text:style-name="T19">⊳</text:span><text:span text:style-name="T17">1</text:span><text:span text:style-name="T19">10110, ⊳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valida</text:span><text:span text:style-name="T14">, </text:span><text:span text:style-name="T19">⊳</text:span><text:span text:style-name="T17">1</text:span><text:span text:style-name="T19">10110, ⊳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piaPrimeira</text:span><text:span text:style-name="T14">, </text:span><text:span text:style-name="T19">⊳</text:span><text:span text:style-name="T17">1</text:span><text:span text:style-name="T19">10110, ⊳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copiaPrimeira</text:span><text:span text:style-name="T14">, </text:span><text:span text:style-name="T19">⊳</text:span><text:span text:style-name="T17">1</text:span><text:span text:style-name="T19">10110, ⊳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piaPrimeira</text:span><text:span text:style-name="T14">, </text:span><text:span text:style-name="T19">⊳</text:span><text:span text:style-name="T17">*</text:span><text:span text:style-name="T19">10110, ⊳</text:span><text:span text:style-name="T17">1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copiaPrimeira</text:span><text:span text:style-name="T14">, </text:span><text:span text:style-name="T19">⊳</text:span><text:span text:style-name="T17">*</text:span><text:span text:style-name="T19">10110, ⊳</text:span><text:span text:style-name="T17">1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piaSegunda</text:span><text:span text:style-name="T14">, </text:span><text:span text:style-name="T19">⊳*</text:span><text:span text:style-name="T17">1</text:span><text:span text:style-name="T19">0110, ⊳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copiaSegunda</text:span><text:span text:style-name="T14">, </text:span><text:span text:style-name="T19">⊳*</text:span><text:span text:style-name="T17">1</text:span><text:span text:style-name="T19">0110, ⊳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piaSegunda</text:span><text:span text:style-name="T14">, </text:span><text:span text:style-name="T19">⊳*1</text:span><text:span text:style-name="T17">0</text:span><text:span text:style-name="T19">110, ⊳1</text:span><text:span text:style-name="T17">⊔</text:span><text:span text:style-name="T14">]</text:span></text:p>
          </table:table-cell>
        </table:table-row>
        <text:soft-page-break/>
        <table:table-row>
          <table:table-cell table:style-name="Tabela8.A3" office:value-type="string">
            <text:p text:style-name="P14"><text:span text:style-name="T14">[q</text:span><text:span text:style-name="T3">copiaSegunda</text:span><text:span text:style-name="T14">, </text:span><text:span text:style-name="T19">⊳*1</text:span><text:span text:style-name="T17">0</text:span><text:span text:style-name="T19">110, ⊳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piaSegunda</text:span><text:span text:style-name="T14">, </text:span><text:span text:style-name="T19">⊳*10</text:span><text:span text:style-name="T17">1</text:span><text:span text:style-name="T19">10, ⊳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copiaSegunda</text:span><text:span text:style-name="T14">, </text:span><text:span text:style-name="T19">⊳*10</text:span><text:span text:style-name="T17">1</text:span><text:span text:style-name="T19">10, ⊳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piaSegunda</text:span><text:span text:style-name="T14">, </text:span><text:span text:style-name="T19">⊳*101</text:span><text:span text:style-name="T17">1</text:span><text:span text:style-name="T19">0, ⊳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copiaSegunda</text:span><text:span text:style-name="T14">, </text:span><text:span text:style-name="T19">⊳*101</text:span><text:span text:style-name="T17">1</text:span><text:span text:style-name="T19">0, ⊳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piaSegunda</text:span><text:span text:style-name="T14">, </text:span><text:span text:style-name="T19">⊳*1011</text:span><text:span text:style-name="T17">0</text:span><text:span text:style-name="T19">, ⊳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copiaSegunda</text:span><text:span text:style-name="T14">, </text:span><text:span text:style-name="T19">⊳*1011</text:span><text:span text:style-name="T17">0</text:span><text:span text:style-name="T19">, ⊳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piaSegunda</text:span><text:span text:style-name="T14">, </text:span><text:span text:style-name="T19">⊳*10110</text:span><text:span text:style-name="T17">⊔</text:span><text:span text:style-name="T19">, ⊳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copiaSegunda</text:span><text:span text:style-name="T14">, </text:span><text:span text:style-name="T19">⊳*10110</text:span><text:span text:style-name="T17">⊔</text:span><text:span text:style-name="T19">, ⊳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moveSegunda</text:span><text:span text:style-name="T14">, </text:span><text:span text:style-name="T19">⊳*1011</text:span><text:span text:style-name="T17">0</text:span><text:span text:style-name="T19">, ⊳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moveSegunda</text:span><text:span text:style-name="T14">, </text:span><text:span text:style-name="T19">⊳*1011</text:span><text:span text:style-name="T17">0</text:span><text:span text:style-name="T19">, ⊳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moveSegunda0</text:span><text:span text:style-name="T14">, </text:span><text:span text:style-name="T19">⊳*1011</text:span><text:span text:style-name="T17">⊔</text:span><text:span text:style-name="T19">, ⊳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moveSegunda0</text:span><text:span text:style-name="T14">, </text:span><text:span text:style-name="T19">⊳*1011</text:span><text:span text:style-name="T17">⊔</text:span><text:span text:style-name="T19">, ⊳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moveSegunda0</text:span><text:span text:style-name="T14">, </text:span><text:span text:style-name="T19">⊳*101</text:span><text:span text:style-name="T17">1</text:span><text:span text:style-name="T19">, ⊳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moveSegunda0</text:span><text:span text:style-name="T14">, </text:span><text:span text:style-name="T19">⊳*101</text:span><text:span text:style-name="T17">1</text:span><text:span text:style-name="T19">, ⊳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moveSegunda0</text:span><text:span text:style-name="T14">, </text:span><text:span text:style-name="T19">⊳*10</text:span><text:span text:style-name="T17">1</text:span><text:span text:style-name="T19">1, ⊳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moveSegunda0</text:span><text:span text:style-name="T14">, </text:span><text:span text:style-name="T19">⊳*10</text:span><text:span text:style-name="T17">1</text:span><text:span text:style-name="T19">1, ⊳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moveSegunda0</text:span><text:span text:style-name="T14">, </text:span><text:span text:style-name="T19">⊳*1</text:span><text:span text:style-name="T17">0</text:span><text:span text:style-name="T19">11, ⊳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moveSegunda0</text:span><text:span text:style-name="T14">, </text:span><text:span text:style-name="T19">⊳*1</text:span><text:span text:style-name="T17">0</text:span><text:span text:style-name="T19">11, ⊳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moveSegunda0</text:span><text:span text:style-name="T14">, </text:span><text:span text:style-name="T19">⊳*</text:span><text:span text:style-name="T17">1</text:span><text:span text:style-name="T19">011, ⊳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moveSegunda0</text:span><text:span text:style-name="T14">, </text:span><text:span text:style-name="T19">⊳*</text:span><text:span text:style-name="T17">1</text:span><text:span text:style-name="T19">011, ⊳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moveSegunda0</text:span><text:span text:style-name="T14">, </text:span><text:span text:style-name="T19">⊳</text:span><text:span text:style-name="T17">*</text:span><text:span text:style-name="T19">1011, ⊳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moveSegunda0</text:span><text:span text:style-name="T14">, </text:span><text:span text:style-name="T19">⊳</text:span><text:span text:style-name="T17">*</text:span><text:span text:style-name="T19">1011, ⊳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laSegunda</text:span><text:span text:style-name="T14">, </text:span><text:span text:style-name="T19">⊳</text:span><text:span text:style-name="T17">0</text:span><text:span text:style-name="T19">1011, ⊳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colaSegunda</text:span><text:span text:style-name="T14">, </text:span><text:span text:style-name="T19">⊳</text:span><text:span text:style-name="T17">0</text:span><text:span text:style-name="T19">1011, ⊳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verifiaSeAcabou</text:span><text:span text:style-name="T14">, </text:span><text:span text:style-name="T19">⊳0</text:span><text:span text:style-name="T17">1</text:span><text:span text:style-name="T19">011, ⊳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verifiaSeAcabou</text:span><text:span text:style-name="T14">, </text:span><text:span text:style-name="T19">⊳0</text:span><text:span text:style-name="T17">1</text:span><text:span text:style-name="T19">011, ⊳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piaPrimeira</text:span><text:span text:style-name="T14">, </text:span><text:span text:style-name="T19">⊳0</text:span><text:span text:style-name="T17">1</text:span><text:span text:style-name="T19">011, ⊳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copiaPrimeira</text:span><text:span text:style-name="T14">, </text:span><text:span text:style-name="T19">⊳0</text:span><text:span text:style-name="T17">1</text:span><text:span text:style-name="T19">011, ⊳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piaPrimeira</text:span><text:span text:style-name="T14">, </text:span><text:span text:style-name="T19">⊳0</text:span><text:span text:style-name="T17">*</text:span><text:span text:style-name="T19">011, ⊳1</text:span><text:span text:style-name="T17">1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copiaPrimeira</text:span><text:span text:style-name="T14">, </text:span><text:span text:style-name="T19">⊳0</text:span><text:span text:style-name="T17">*</text:span><text:span text:style-name="T19">011, ⊳1</text:span><text:span text:style-name="T17">1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piaSegunda</text:span><text:span text:style-name="T14">, </text:span><text:span text:style-name="T19">⊳0*</text:span><text:span text:style-name="T17">0</text:span><text:span text:style-name="T19">11, ⊳1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copiaSegunda</text:span><text:span text:style-name="T14">, </text:span><text:span text:style-name="T19">⊳0*</text:span><text:span text:style-name="T17">0</text:span><text:span text:style-name="T19">11, ⊳1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piaSegunda</text:span><text:span text:style-name="T14">, </text:span><text:span text:style-name="T19">⊳0*0</text:span><text:span text:style-name="T17">1</text:span><text:span text:style-name="T19">1, ⊳1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copiaSegunda</text:span><text:span text:style-name="T14">, </text:span><text:span text:style-name="T19">⊳0*0</text:span><text:span text:style-name="T17">1</text:span><text:span text:style-name="T19">1, ⊳1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piaSegunda</text:span><text:span text:style-name="T14">, </text:span><text:span text:style-name="T19">⊳0*01</text:span><text:span text:style-name="T17">1</text:span><text:span text:style-name="T19">, ⊳1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copiaSegunda</text:span><text:span text:style-name="T14">, </text:span><text:span text:style-name="T19">⊳0*01</text:span><text:span text:style-name="T17">1</text:span><text:span text:style-name="T19">, ⊳1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piaSegunda</text:span><text:span text:style-name="T14">, </text:span><text:span text:style-name="T19">⊳0*011</text:span><text:span text:style-name="T17">⊔</text:span><text:span text:style-name="T19">, ⊳1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copiaSegunda</text:span><text:span text:style-name="T14">, </text:span><text:span text:style-name="T19">⊳0*011</text:span><text:span text:style-name="T17">⊔</text:span><text:span text:style-name="T19">, ⊳1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moveSegunda</text:span><text:span text:style-name="T14">, </text:span><text:span text:style-name="T19">⊳0*01</text:span><text:span text:style-name="T17">1</text:span><text:span text:style-name="T19">, ⊳1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moveSegunda</text:span><text:span text:style-name="T14">, </text:span><text:span text:style-name="T19">⊳0*01</text:span><text:span text:style-name="T17">1</text:span><text:span text:style-name="T19">, ⊳1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moveSegunda1</text:span><text:span text:style-name="T14">, </text:span><text:span text:style-name="T19">⊳0*01</text:span><text:span text:style-name="T17">⊔</text:span><text:span text:style-name="T19">, ⊳1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moveSegunda1</text:span><text:span text:style-name="T14">, </text:span><text:span text:style-name="T19">⊳0*01</text:span><text:span text:style-name="T17">⊔</text:span><text:span text:style-name="T19">, ⊳1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moveSegunda1</text:span><text:span text:style-name="T14">, </text:span><text:span text:style-name="T19">⊳0*0</text:span><text:span text:style-name="T17">1</text:span><text:span text:style-name="T19">, ⊳1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moveSegunda1</text:span><text:span text:style-name="T14">, </text:span><text:span text:style-name="T19">⊳0*0</text:span><text:span text:style-name="T17">1</text:span><text:span text:style-name="T19">, ⊳1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moveSegunda1</text:span><text:span text:style-name="T14">, </text:span><text:span text:style-name="T19">⊳0*</text:span><text:span text:style-name="T17">0</text:span><text:span text:style-name="T19">1, ⊳1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moveSegunda1</text:span><text:span text:style-name="T14">, </text:span><text:span text:style-name="T19">⊳0*</text:span><text:span text:style-name="T17">0</text:span><text:span text:style-name="T19">1, ⊳1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moveSegunda1</text:span><text:span text:style-name="T14">, </text:span><text:span text:style-name="T19">⊳0</text:span><text:span text:style-name="T17">*</text:span><text:span text:style-name="T19">01, ⊳1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moveSegunda1</text:span><text:span text:style-name="T14">, </text:span><text:span text:style-name="T19">⊳0</text:span><text:span text:style-name="T17">*</text:span><text:span text:style-name="T19">01, ⊳1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laSegunda</text:span><text:span text:style-name="T14">, </text:span><text:span text:style-name="T19">⊳0</text:span><text:span text:style-name="T17">1</text:span><text:span text:style-name="T19">01, ⊳1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colaSegunda</text:span><text:span text:style-name="T14">, </text:span><text:span text:style-name="T19">⊳0</text:span><text:span text:style-name="T17">1</text:span><text:span text:style-name="T19">01, ⊳1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verificaSeAcabou</text:span><text:span text:style-name="T14">, </text:span><text:span text:style-name="T19">⊳01</text:span><text:span text:style-name="T17">0</text:span><text:span text:style-name="T19">1, ⊳1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verificaSeAcabou</text:span><text:span text:style-name="T14">, </text:span><text:span text:style-name="T19">⊳01</text:span><text:span text:style-name="T17">0</text:span><text:span text:style-name="T19">1, ⊳1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piaPrimeira</text:span><text:span text:style-name="T14">, </text:span><text:span text:style-name="T19">⊳01</text:span><text:span text:style-name="T17">0</text:span><text:span text:style-name="T19">1, ⊳11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copiaPrimeira</text:span><text:span text:style-name="T14">, </text:span><text:span text:style-name="T19">⊳01</text:span><text:span text:style-name="T17">0</text:span><text:span text:style-name="T19">1, ⊳11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piaPrimeira</text:span><text:span text:style-name="T14">, </text:span><text:span text:style-name="T19">⊳01</text:span><text:span text:style-name="T17">*</text:span><text:span text:style-name="T19">1, ⊳11</text:span><text:span text:style-name="T17">0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copiaPrimeira</text:span><text:span text:style-name="T14">, </text:span><text:span text:style-name="T19">⊳01</text:span><text:span text:style-name="T17">*</text:span><text:span text:style-name="T19">1, ⊳11</text:span><text:span text:style-name="T17">0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piaSegunda</text:span><text:span text:style-name="T14">, </text:span><text:span text:style-name="T19">⊳01*</text:span><text:span text:style-name="T17">1</text:span><text:span text:style-name="T19">, ⊳110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copiaSegunda</text:span><text:span text:style-name="T14">, </text:span><text:span text:style-name="T19">⊳01*</text:span><text:span text:style-name="T17">1</text:span><text:span text:style-name="T19">, ⊳110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piaSegunda</text:span><text:span text:style-name="T14">, </text:span><text:span text:style-name="T19">⊳01*1</text:span><text:span text:style-name="T17">⊔</text:span><text:span text:style-name="T19">, ⊳110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copiaSegunda</text:span><text:span text:style-name="T14">, </text:span><text:span text:style-name="T19">⊳01*1</text:span><text:span text:style-name="T17">⊔</text:span><text:span text:style-name="T19">, ⊳110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moveSegunda</text:span><text:span text:style-name="T14">, </text:span><text:span text:style-name="T19">⊳01*</text:span><text:span text:style-name="T17">1</text:span><text:span text:style-name="T19">, ⊳110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moveSegunda</text:span><text:span text:style-name="T14">, </text:span><text:span text:style-name="T19">⊳01*</text:span><text:span text:style-name="T17">1</text:span><text:span text:style-name="T19">, ⊳110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moveSegunda1</text:span><text:span text:style-name="T14">, </text:span><text:span text:style-name="T19">⊳01*</text:span><text:span text:style-name="T17">⊔</text:span><text:span text:style-name="T19">, ⊳110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moveSegunda1</text:span><text:span text:style-name="T14">, </text:span><text:span text:style-name="T19">⊳01*</text:span><text:span text:style-name="T17">⊔</text:span><text:span text:style-name="T19">, ⊳110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moveSegunda1</text:span><text:span text:style-name="T14">, </text:span><text:span text:style-name="T19">⊳01</text:span><text:span text:style-name="T17">*</text:span><text:span text:style-name="T19">, ⊳110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moveSegunda1</text:span><text:span text:style-name="T14">, </text:span><text:span text:style-name="T19">⊳01</text:span><text:span text:style-name="T17">*</text:span><text:span text:style-name="T19">, ⊳110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laSegunda</text:span><text:span text:style-name="T14">, </text:span><text:span text:style-name="T19">⊳01</text:span><text:span text:style-name="T17">1</text:span><text:span text:style-name="T19">, ⊳110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colaSegunda</text:span><text:span text:style-name="T14">, </text:span><text:span text:style-name="T19">⊳01</text:span><text:span text:style-name="T17">1</text:span><text:span text:style-name="T19">, ⊳110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verificaSeAcabou</text:span><text:span text:style-name="T14">, </text:span><text:span text:style-name="T19">⊳011</text:span><text:span text:style-name="T17">⊔</text:span><text:span text:style-name="T19">, ⊳110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verificaSeAcabou</text:span><text:span text:style-name="T14">, </text:span><text:span text:style-name="T19">⊳011</text:span><text:span text:style-name="T17">⊔</text:span><text:span text:style-name="T19">, ⊳110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posicionaCabecotes</text:span><text:span text:style-name="T14">, </text:span><text:span text:style-name="T19">⊳011</text:span><text:span text:style-name="T17">⊔</text:span><text:span text:style-name="T19">, ⊳110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posicionaCabecotes</text:span><text:span text:style-name="T14">, </text:span><text:span text:style-name="T19">⊳011</text:span><text:span text:style-name="T17">⊔</text:span><text:span text:style-name="T19">, ⊳110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posicionaCabecotes</text:span><text:span text:style-name="T14">, </text:span><text:span text:style-name="T19">⊳011</text:span><text:span text:style-name="T17">⊔</text:span><text:span text:style-name="T19">, ⊳11</text:span><text:span text:style-name="T17">0</text:span><text:span text:style-name="T14">]</text:span></text:p>
          </table:table-cell>
        </table:table-row>
        <text:soft-page-break/>
        <table:table-row>
          <table:table-cell table:style-name="Tabela8.A3" office:value-type="string">
            <text:p text:style-name="P14"><text:span text:style-name="T14">[q</text:span><text:span text:style-name="T3">posicionaCabecotes</text:span><text:span text:style-name="T14">, </text:span><text:span text:style-name="T19">⊳011</text:span><text:span text:style-name="T17">⊔</text:span><text:span text:style-name="T19">, ⊳11</text:span><text:span text:style-name="T17">0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posicionaCabecotes</text:span><text:span text:style-name="T14">, </text:span><text:span text:style-name="T19">⊳011</text:span><text:span text:style-name="T17">⊔</text:span><text:span text:style-name="T19">, ⊳1</text:span><text:span text:style-name="T17">1</text:span><text:span text:style-name="T19">0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posicionaCabecotes</text:span><text:span text:style-name="T14">, </text:span><text:span text:style-name="T19">⊳011</text:span><text:span text:style-name="T17">⊔</text:span><text:span text:style-name="T19">, ⊳1</text:span><text:span text:style-name="T17">1</text:span><text:span text:style-name="T19">0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posicionaCabecotes</text:span><text:span text:style-name="T14">, </text:span><text:span text:style-name="T19">⊳011</text:span><text:span text:style-name="T17">⊔</text:span><text:span text:style-name="T19">, ⊳</text:span><text:span text:style-name="T17">1</text:span><text:span text:style-name="T19">10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posicionaCabecotes</text:span><text:span text:style-name="T14">, </text:span><text:span text:style-name="T19">⊳011</text:span><text:span text:style-name="T17">⊔</text:span><text:span text:style-name="T19">, ⊳</text:span><text:span text:style-name="T17">1</text:span><text:span text:style-name="T19">10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posicionaCabecotes</text:span><text:span text:style-name="T14">, </text:span><text:span text:style-name="T19">⊳011</text:span><text:span text:style-name="T17">⊔</text:span><text:span text:style-name="T19">, </text:span><text:span text:style-name="T17">⊳</text:span><text:span text:style-name="T19">110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posicionaCabecotes</text:span><text:span text:style-name="T14">, </text:span><text:span text:style-name="T19">⊳011</text:span><text:span text:style-name="T17">⊔</text:span><text:span text:style-name="T19">, </text:span><text:span text:style-name="T17">⊳</text:span><text:span text:style-name="T19">110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mpara</text:span><text:span text:style-name="T14">, </text:span><text:span text:style-name="T19">⊳01</text:span><text:span text:style-name="T17">1</text:span><text:span text:style-name="T19">, ⊳</text:span><text:span text:style-name="T17">1</text:span><text:span text:style-name="T19">10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compara</text:span><text:span text:style-name="T14">, </text:span><text:span text:style-name="T19">⊳01</text:span><text:span text:style-name="T17">1</text:span><text:span text:style-name="T19">, ⊳</text:span><text:span text:style-name="T17">1</text:span><text:span text:style-name="T19">10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mpara</text:span><text:span text:style-name="T14">, </text:span><text:span text:style-name="T19">⊳0</text:span><text:span text:style-name="T17">1</text:span><text:span text:style-name="T19">1, ⊳1</text:span><text:span text:style-name="T17">1</text:span><text:span text:style-name="T19">0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compara</text:span><text:span text:style-name="T14">, </text:span><text:span text:style-name="T19">⊳0</text:span><text:span text:style-name="T17">1</text:span><text:span text:style-name="T19">1, ⊳1</text:span><text:span text:style-name="T17">1</text:span><text:span text:style-name="T19">0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mpara</text:span><text:span text:style-name="T14">, </text:span><text:span text:style-name="T19">⊳</text:span><text:span text:style-name="T17">0</text:span><text:span text:style-name="T19">11, ⊳11</text:span><text:span text:style-name="T17">0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compara</text:span><text:span text:style-name="T14">, </text:span><text:span text:style-name="T19">⊳</text:span><text:span text:style-name="T17">0</text:span><text:span text:style-name="T19">11, ⊳11</text:span><text:span text:style-name="T17">0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14"><text:span text:style-name="T14">[q</text:span><text:span text:style-name="T3">compara</text:span><text:span text:style-name="T14">, </text:span><text:span text:style-name="T17">⊳</text:span><text:span text:style-name="T19">011, ⊳110</text:span><text:span text:style-name="T17">⊔</text:span><text:span text:style-name="T14">]</text:span></text:p>
          </table:table-cell>
        </table:table-row>
        <table:table-row>
          <table:table-cell table:style-name="Tabela8.A3" office:value-type="string">
            <text:p text:style-name="P14"><text:span text:style-name="T14">[q</text:span><text:span text:style-name="T3">compara</text:span><text:span text:style-name="T14">, </text:span><text:span text:style-name="T17">⊳</text:span><text:span text:style-name="T19">011, ⊳110</text:span><text:span text:style-name="T17">⊔</text:span><text:span text:style-name="T14">]</text:span></text:p>
          </table:table-cell>
          <table:table-cell table:style-name="Tabela8.A3" office:value-type="string">
            <text:p text:style-name="P7">Ⱶ</text:p>
          </table:table-cell>
          <table:table-cell table:style-name="Tabela8.A3" office:value-type="string">
            <text:p text:style-name="P29"><text:span text:style-name="T14">[q</text:span><text:span text:style-name="T3">aceita</text:span><text:span text:style-name="T14">, </text:span><text:span text:style-name="T19">⊳</text:span><text:span text:style-name="T17">0</text:span><text:span text:style-name="T19">11, ⊳11</text:span><text:span text:style-name="T17">0</text:span><text:span text:style-name="T14">]</text:span></text:p>
          </table:table-cell>
        </table:table-row>
      </table:table>
      <text:p text:style-name="P24"/>
      <text:p text:style-name="P9">Questão 3: Estratégia:</text:p>
      <text:p text:style-name="P16"/>
      <text:p text:style-name="P49">Inicialmente pega-se o primeiro símbolo da palavra <text:span text:style-name="T16">ww</text:span>. Depois disso, procura-se o próximo símbolo que é igual ao primeiro símbolo marcado. Ao chegar nesse ponto é que temos o não determinismo: Uma opção é considerar esse símbolo encontrado como o primeiro símbolo da segunda palavra, já que este é igual ao primeiro símbolo e, feito isso, podemos comparar a palavra para verificar se ela é aceita ou não. Se não for aceita ele tenta a outra opção. A outra opção é considerar que este símbolo encontrado não é o primeiro da segunda palavra e continuar procurando símbolos até que se encontre um igual ao primeiro. Tendo encontrado um símbolo que seja igual ao primeiro da palavra <text:span text:style-name="T16">ww</text:span> então chegamos novamente ao não determinismo, onde temos as duas opções faladas anteriormente.</text:p>
      <text:p text:style-name="P49">A máquina para de fato, quando no estado de procura do símbolo igual ao primeiro encontrarmos um <text:span text:style-name="T10">⊔. Ela irá parar já que nesse caso toda a árvore de possibilidades já foi percorrida.</text:span></text:p>
      <text:p text:style-name="P17"/>
      <text:p text:style-name="P17"/>
      <text:p text:style-name="P17"/>
      <text:p text:style-name="P25">Questão 3: Máquina:</text:p>
      <text:p text:style-name="P25"/>
      <text:p text:style-name="P2">M = (<text:span text:style-name="T7">Κ, Σ, </text:span>Γ, <text:span text:style-name="T7">δ, q</text:span><text:span text:style-name="T2">0</text:span><text:span text:style-name="T7">, q</text:span><text:span text:style-name="T2">aceita</text:span><text:span text:style-name="T7">, q</text:span><text:span text:style-name="T2">rejeita</text:span><text:span text:style-name="T7">), onde: </text:span></text:p>
      <text:p text:style-name="P2"><text:span text:style-name="T7">Κ = {q</text:span><text:span text:style-name="T2">0</text:span><text:span text:style-name="T7">, q</text:span><text:span text:style-name="T2">marcaPrimeiro</text:span><text:span text:style-name="T8">, </text:span><text:span text:style-name="T7">q</text:span><text:span text:style-name="T2">aceita</text:span><text:span text:style-name="T7">, q</text:span><text:span text:style-name="T2">rejeita</text:span><text:span text:style-name="T8">, q</text:span><text:span text:style-name="T2">busca0</text:span><text:span text:style-name="T8">, q</text:span><text:span text:style-name="T2">busca1</text:span><text:span text:style-name="T8">, q</text:span><text:span text:style-name="T2">compara</text:span><text:span text:style-name="T8">, q</text:span><text:span text:style-name="T2">volta</text:span><text:span text:style-name="T8">, q</text:span><text:span text:style-name="T2">comparaProximo</text:span><text:span text:style-name="T8">, q</text:span><text:span text:style-name="T2">valida</text:span><text:span text:style-name="T8">, q</text:span><text:span text:style-name="T2">compara0</text:span><text:span text:style-name="T8">, q</text:span><text:span text:style-name="T2">compara1</text:span><text:span text:style-name="T8">, q</text:span><text:span text:style-name="T2">marcaComparado0</text:span><text:span text:style-name="T8">, q</text:span><text:span text:style-name="T2">marcaComparado1</text:span><text:span text:style-name="T8">, q</text:span><text:span text:style-name="T2">voltaAoMeio</text:span><text:span text:style-name="T8">, q</text:span><text:span text:style-name="T2">voltaAoProximo </text:span><text:span text:style-name="T7">}</text:span></text:p>
      <text:p text:style-name="P1">Σ = { 0, 1 }</text:p>
      <text:p text:style-name="P1">Γ = { , , * }</text:p>
      <text:p text:style-name="P1">δ =</text:p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18"><text:span text:style-name="T7">q</text:span><text:span text:style-name="T2">0</text:span></text:p>
          </table:table-cell>
          <table:table-cell table:style-name="Tabela9.A1" office:value-type="string">
            <text:p text:style-name="P4">⊳</text:p>
          </table:table-cell>
          <table:table-cell table:style-name="Tabela9.C1" office:value-type="string">
            <text:p text:style-name="P32"><text:span text:style-name="T14">δ</text:span>(<text:span text:style-name="T14">q</text:span><text:span text:style-name="T3">marcaPrimeiro</text:span><text:span text:style-name="T9">, →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marcaPrimeiro</text:span></text:p>
          </table:table-cell>
          <table:table-cell table:style-name="Tabela9.A2" office:value-type="string">
            <text:p text:style-name="P4">⊔ 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rejeita</text:span><text:span text:style-name="T9">, ⊔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marcaPrimeiro</text:span></text:p>
          </table:table-cell>
          <table:table-cell table:style-name="Tabela9.A2" office:value-type="string">
            <text:p text:style-name="P4">0 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marcaPrimeiro</text:span><text:span text:style-name="T9">, 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marcaPrimeiro</text:span></text:p>
          </table:table-cell>
          <table:table-cell table:style-name="Tabela9.A2" office:value-type="string">
            <text:p text:style-name="P4"><text:span text:style-name="T15">1</text:span> 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marcaPrimeiro</text:span><text:span text:style-name="T9">, 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marcaPrimeiro</text:span></text:p>
          </table:table-cell>
          <table:table-cell table:style-name="Tabela9.A2" office:value-type="string">
            <text:p text:style-name="P4"><text:span text:style-name="T15"></text:span> 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busca0</text:span><text:span text:style-name="T9">, →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marcaPrimeiro</text:span></text:p>
          </table:table-cell>
          <table:table-cell table:style-name="Tabela9.A2" office:value-type="string">
            <text:p text:style-name="P4"><text:span text:style-name="T15"></text:span> 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busca1</text:span><text:span text:style-name="T9">, →</text:span>)</text:p>
          </table:table-cell>
        </table:table-row>
        <table:table-row>
          <table:table-cell table:style-name="Tabela9.A7" office:value-type="string">
            <text:p text:style-name="P30"><text:span text:style-name="T22">q</text:span><text:span text:style-name="T4">busca0</text:span></text:p>
          </table:table-cell>
          <table:table-cell table:style-name="Tabela9.A7" office:value-type="string">
            <text:p text:style-name="P11">0</text:p>
          </table:table-cell>
          <table:table-cell table:style-name="Tabela9.C7" office:value-type="string">
            <text:p text:style-name="P33"><text:span text:style-name="T7">δ</text:span>(<text:span text:style-name="T7">q</text:span><text:span text:style-name="T2">compara</text:span><text:span text:style-name="T8">, </text:span>)</text:p>
          </table:table-cell>
        </table:table-row>
        <table:table-row>
          <table:table-cell table:style-name="Tabela9.A7" office:value-type="string">
            <text:p text:style-name="P30"><text:span text:style-name="T22">q</text:span><text:span text:style-name="T4">busca0</text:span></text:p>
          </table:table-cell>
          <table:table-cell table:style-name="Tabela9.A7" office:value-type="string">
            <text:p text:style-name="P11">0</text:p>
          </table:table-cell>
          <table:table-cell table:style-name="Tabela9.C7" office:value-type="string">
            <text:p text:style-name="P33"><text:span text:style-name="T7">δ</text:span>(<text:span text:style-name="T7">q</text:span><text:span text:style-name="T2">busca0</text:span><text:span text:style-name="T8">, →</text:span>)</text:p>
          </table:table-cell>
        </table:table-row>
        <text:soft-page-break/>
        <table:table-row>
          <table:table-cell table:style-name="Tabela9.A7" office:value-type="string">
            <text:p text:style-name="P28"><text:span text:style-name="T11">q</text:span><text:span text:style-name="T12">busca0</text:span></text:p>
          </table:table-cell>
          <table:table-cell table:style-name="Tabela9.A7" office:value-type="string">
            <text:p text:style-name="P4">1</text:p>
          </table:table-cell>
          <table:table-cell table:style-name="Tabela9.C7" office:value-type="string">
            <text:p text:style-name="P32"><text:span text:style-name="T14">δ</text:span>(<text:span text:style-name="T14">q</text:span><text:span text:style-name="T3">busca0</text:span><text:span text:style-name="T9">, →</text:span>)</text:p>
          </table:table-cell>
        </table:table-row>
        <table:table-row>
          <table:table-cell table:style-name="Tabela9.A7" office:value-type="string">
            <text:p text:style-name="P28"><text:span text:style-name="T11">q</text:span><text:span text:style-name="T12">busca0</text:span></text:p>
          </table:table-cell>
          <table:table-cell table:style-name="Tabela9.A7" office:value-type="string">
            <text:p text:style-name="P4">⊔</text:p>
          </table:table-cell>
          <table:table-cell table:style-name="Tabela9.C7" office:value-type="string">
            <text:p text:style-name="P32"><text:span text:style-name="T14">δ</text:span>(<text:span text:style-name="T14">q</text:span><text:span text:style-name="T3">rejeita</text:span><text:span text:style-name="T9">, ⊔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busca1</text:span></text:p>
          </table:table-cell>
          <table:table-cell table:style-name="Tabela9.A2" office:value-type="string">
            <text:p text:style-name="P4">0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busca1</text:span><text:span text:style-name="T9">, →</text:span>)</text:p>
          </table:table-cell>
        </table:table-row>
        <table:table-row>
          <table:table-cell table:style-name="Tabela9.A2" office:value-type="string">
            <text:p text:style-name="P31"><text:span text:style-name="T23">q</text:span><text:span text:style-name="T5">busca1</text:span></text:p>
          </table:table-cell>
          <table:table-cell table:style-name="Tabela9.A2" office:value-type="string">
            <text:p text:style-name="P12">1</text:p>
          </table:table-cell>
          <table:table-cell table:style-name="Tabela9.C2" office:value-type="string">
            <text:p text:style-name="P34"><text:span text:style-name="T14">δ</text:span>(<text:span text:style-name="T14">q</text:span><text:span text:style-name="T3">compara</text:span><text:span text:style-name="T9">, </text:span>)</text:p>
          </table:table-cell>
        </table:table-row>
        <table:table-row>
          <table:table-cell table:style-name="Tabela9.A2" office:value-type="string">
            <text:p text:style-name="P31"><text:span text:style-name="T23">q</text:span><text:span text:style-name="T5">busca1</text:span></text:p>
          </table:table-cell>
          <table:table-cell table:style-name="Tabela9.A2" office:value-type="string">
            <text:p text:style-name="P12">1</text:p>
          </table:table-cell>
          <table:table-cell table:style-name="Tabela9.C2" office:value-type="string">
            <text:p text:style-name="P34"><text:span text:style-name="T14">δ</text:span>(<text:span text:style-name="T14">q</text:span><text:span text:style-name="T3">busca1</text:span><text:span text:style-name="T9">, →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busca1</text:span></text:p>
          </table:table-cell>
          <table:table-cell table:style-name="Tabela9.A2" office:value-type="string">
            <text:p text:style-name="P4">⊔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rejeita</text:span><text:span text:style-name="T9">, ⊔</text:span>)</text:p>
          </table:table-cell>
        </table:table-row>
        <table:table-row>
          <table:table-cell table:style-name="Tabela9.A7" office:value-type="string">
            <text:p text:style-name="P28"><text:span text:style-name="T11">q</text:span><text:span text:style-name="T12">compara</text:span></text:p>
          </table:table-cell>
          <table:table-cell table:style-name="Tabela9.A7" office:value-type="string">
            <text:p text:style-name="P13"></text:p>
          </table:table-cell>
          <table:table-cell table:style-name="Tabela9.C7" office:value-type="string">
            <text:p text:style-name="P32"><text:span text:style-name="T14">δ</text:span>(<text:span text:style-name="T14">q</text:span><text:span text:style-name="T3">volta</text:span><text:span text:style-name="T9">, ←</text:span>)</text:p>
          </table:table-cell>
        </table:table-row>
        <table:table-row>
          <table:table-cell table:style-name="Tabela9.A7" office:value-type="string">
            <text:p text:style-name="P28"><text:span text:style-name="T11">q</text:span><text:span text:style-name="T12">compara</text:span></text:p>
          </table:table-cell>
          <table:table-cell table:style-name="Tabela9.A7" office:value-type="string">
            <text:p text:style-name="P6"></text:p>
          </table:table-cell>
          <table:table-cell table:style-name="Tabela9.C7" office:value-type="string">
            <text:p text:style-name="P32"><text:span text:style-name="T14">δ</text:span>(<text:span text:style-name="T14">q</text:span><text:span text:style-name="T3">volta</text:span><text:span text:style-name="T9">, ←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volta</text:span></text:p>
          </table:table-cell>
          <table:table-cell table:style-name="Tabela9.A2" office:value-type="string">
            <text:p text:style-name="P6">0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volta</text:span><text:span text:style-name="T9">, ←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volta</text:span></text:p>
          </table:table-cell>
          <table:table-cell table:style-name="Tabela9.A2" office:value-type="string">
            <text:p text:style-name="P6">1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volta</text:span><text:span text:style-name="T9">, ←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volta</text:span></text:p>
          </table:table-cell>
          <table:table-cell table:style-name="Tabela9.A2" office:value-type="string">
            <text:p text:style-name="P13">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comparaProximo</text:span><text:span text:style-name="T9">, →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volta</text:span></text:p>
          </table:table-cell>
          <table:table-cell table:style-name="Tabela9.A2" office:value-type="string">
            <text:p text:style-name="P6">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comparaProximo</text:span><text:span text:style-name="T9">, →</text:span>)</text:p>
          </table:table-cell>
        </table:table-row>
        <table:table-row>
          <table:table-cell table:style-name="Tabela9.A7" office:value-type="string">
            <text:p text:style-name="P28"><text:span text:style-name="T11">q</text:span><text:span text:style-name="T12">comparaProximo</text:span></text:p>
          </table:table-cell>
          <table:table-cell table:style-name="Tabela9.A7" office:value-type="string">
            <text:p text:style-name="P13">0</text:p>
          </table:table-cell>
          <table:table-cell table:style-name="Tabela9.C7" office:value-type="string">
            <text:p text:style-name="P32"><text:span text:style-name="T14">δ</text:span>(<text:span text:style-name="T14">q</text:span><text:span text:style-name="T3">compara0</text:span><text:span text:style-name="T9">, *</text:span>)</text:p>
          </table:table-cell>
        </table:table-row>
        <table:table-row>
          <table:table-cell table:style-name="Tabela9.A7" office:value-type="string">
            <text:p text:style-name="P28"><text:span text:style-name="T11">q</text:span><text:span text:style-name="T12">comparaProximo</text:span></text:p>
          </table:table-cell>
          <table:table-cell table:style-name="Tabela9.A7" office:value-type="string">
            <text:p text:style-name="P6">1</text:p>
          </table:table-cell>
          <table:table-cell table:style-name="Tabela9.C7" office:value-type="string">
            <text:p text:style-name="P32"><text:span text:style-name="T14">δ</text:span>(<text:span text:style-name="T14">q</text:span><text:span text:style-name="T3">compara1</text:span><text:span text:style-name="T9">, *</text:span>)</text:p>
          </table:table-cell>
        </table:table-row>
        <table:table-row>
          <table:table-cell table:style-name="Tabela9.A7" office:value-type="string">
            <text:p text:style-name="P28"><text:span text:style-name="T11">q</text:span><text:span text:style-name="T12">comparaProximo</text:span></text:p>
          </table:table-cell>
          <table:table-cell table:style-name="Tabela9.A7" office:value-type="string">
            <text:p text:style-name="P13"></text:p>
          </table:table-cell>
          <table:table-cell table:style-name="Tabela9.C7" office:value-type="string">
            <text:p text:style-name="P32"><text:span text:style-name="T14">δ</text:span>(<text:span text:style-name="T14">q</text:span><text:span text:style-name="T3">valida</text:span><text:span text:style-name="T9">, →</text:span>)</text:p>
          </table:table-cell>
        </table:table-row>
        <table:table-row>
          <table:table-cell table:style-name="Tabela9.A7" office:value-type="string">
            <text:p text:style-name="P28"><text:span text:style-name="T11">q</text:span><text:span text:style-name="T12">comparaProximo</text:span></text:p>
          </table:table-cell>
          <table:table-cell table:style-name="Tabela9.A7" office:value-type="string">
            <text:p text:style-name="P6"></text:p>
          </table:table-cell>
          <table:table-cell table:style-name="Tabela9.C7" office:value-type="string">
            <text:p text:style-name="P32"><text:span text:style-name="T14">δ</text:span>(<text:span text:style-name="T14">q</text:span><text:span text:style-name="T3">valida</text:span><text:span text:style-name="T9">, →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valida</text:span></text:p>
          </table:table-cell>
          <table:table-cell table:style-name="Tabela9.A2" office:value-type="string">
            <text:p text:style-name="P6">0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rejeita</text:span><text:span text:style-name="T9">, 0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valida</text:span></text:p>
          </table:table-cell>
          <table:table-cell table:style-name="Tabela9.A2" office:value-type="string">
            <text:p text:style-name="P6">1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rejeita</text:span><text:span text:style-name="T9">, 1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valida</text:span></text:p>
          </table:table-cell>
          <table:table-cell table:style-name="Tabela9.A2" office:value-type="string">
            <text:p text:style-name="P6">*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valida</text:span><text:span text:style-name="T9">, →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valida</text:span></text:p>
          </table:table-cell>
          <table:table-cell table:style-name="Tabela9.A2" office:value-type="string">
            <text:p text:style-name="P6">⊔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aceita</text:span><text:span text:style-name="T9">, ←</text:span>)</text:p>
          </table:table-cell>
        </table:table-row>
        <table:table-row>
          <table:table-cell table:style-name="Tabela9.A7" office:value-type="string">
            <text:p text:style-name="P28"><text:span text:style-name="T11">q</text:span><text:span text:style-name="T12">compara0</text:span></text:p>
          </table:table-cell>
          <table:table-cell table:style-name="Tabela9.A7" office:value-type="string">
            <text:p text:style-name="P13">*</text:p>
          </table:table-cell>
          <table:table-cell table:style-name="Tabela9.C7" office:value-type="string">
            <text:p text:style-name="P32"><text:span text:style-name="T14">δ</text:span>(<text:span text:style-name="T14">q</text:span><text:span text:style-name="T3">compara0</text:span><text:span text:style-name="T9">, →</text:span>)</text:p>
          </table:table-cell>
        </table:table-row>
        <table:table-row>
          <table:table-cell table:style-name="Tabela9.A7" office:value-type="string">
            <text:p text:style-name="P28"><text:span text:style-name="T11">q</text:span><text:span text:style-name="T12">compara0</text:span></text:p>
          </table:table-cell>
          <table:table-cell table:style-name="Tabela9.A7" office:value-type="string">
            <text:p text:style-name="P13">0</text:p>
          </table:table-cell>
          <table:table-cell table:style-name="Tabela9.C7" office:value-type="string">
            <text:p text:style-name="P32"><text:span text:style-name="T14">δ</text:span>(<text:span text:style-name="T14">q</text:span><text:span text:style-name="T3">compara0</text:span><text:span text:style-name="T9">, →</text:span>)</text:p>
          </table:table-cell>
        </table:table-row>
        <table:table-row>
          <table:table-cell table:style-name="Tabela9.A7" office:value-type="string">
            <text:p text:style-name="P28"><text:span text:style-name="T11">q</text:span><text:span text:style-name="T12">compara0</text:span></text:p>
          </table:table-cell>
          <table:table-cell table:style-name="Tabela9.A7" office:value-type="string">
            <text:p text:style-name="P6">1</text:p>
          </table:table-cell>
          <table:table-cell table:style-name="Tabela9.C7" office:value-type="string">
            <text:p text:style-name="P32"><text:span text:style-name="T14">δ</text:span>(<text:span text:style-name="T14">q</text:span><text:span text:style-name="T3">compara0</text:span><text:span text:style-name="T9">, →</text:span>)</text:p>
          </table:table-cell>
        </table:table-row>
        <table:table-row>
          <table:table-cell table:style-name="Tabela9.A7" office:value-type="string">
            <text:p text:style-name="P28"><text:span text:style-name="T11">q</text:span><text:span text:style-name="T12">compara0</text:span></text:p>
          </table:table-cell>
          <table:table-cell table:style-name="Tabela9.A7" office:value-type="string">
            <text:p text:style-name="P13"></text:p>
          </table:table-cell>
          <table:table-cell table:style-name="Tabela9.C7" office:value-type="string">
            <text:p text:style-name="P32"><text:span text:style-name="T14">δ</text:span>(<text:span text:style-name="T14">q</text:span><text:span text:style-name="T3">marcaComparado0</text:span><text:span text:style-name="T9">, →</text:span>)</text:p>
          </table:table-cell>
        </table:table-row>
        <table:table-row>
          <table:table-cell table:style-name="Tabela9.A7" office:value-type="string">
            <text:p text:style-name="P28"><text:span text:style-name="T11">q</text:span><text:span text:style-name="T12">compara0</text:span></text:p>
          </table:table-cell>
          <table:table-cell table:style-name="Tabela9.A7" office:value-type="string">
            <text:p text:style-name="P6"></text:p>
          </table:table-cell>
          <table:table-cell table:style-name="Tabela9.C7" office:value-type="string">
            <text:p text:style-name="P32"><text:span text:style-name="T14">δ</text:span>(<text:span text:style-name="T14">q</text:span><text:span text:style-name="T3">marcaComparado0</text:span><text:span text:style-name="T9">, →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compara1</text:span></text:p>
          </table:table-cell>
          <table:table-cell table:style-name="Tabela9.A2" office:value-type="string">
            <text:p text:style-name="P13">*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compara1</text:span><text:span text:style-name="T9">, →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compara1</text:span></text:p>
          </table:table-cell>
          <table:table-cell table:style-name="Tabela9.A2" office:value-type="string">
            <text:p text:style-name="P13">0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compara1</text:span><text:span text:style-name="T9">, →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compara1</text:span></text:p>
          </table:table-cell>
          <table:table-cell table:style-name="Tabela9.A2" office:value-type="string">
            <text:p text:style-name="P6">1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compara1</text:span><text:span text:style-name="T9">, →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compara1</text:span></text:p>
          </table:table-cell>
          <table:table-cell table:style-name="Tabela9.A2" office:value-type="string">
            <text:p text:style-name="P13">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marcaComparado1</text:span><text:span text:style-name="T9">, →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compara1</text:span></text:p>
          </table:table-cell>
          <table:table-cell table:style-name="Tabela9.A2" office:value-type="string">
            <text:p text:style-name="P6">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marcaComparado1</text:span><text:span text:style-name="T9">, →</text:span>)</text:p>
          </table:table-cell>
        </table:table-row>
        <table:table-row>
          <table:table-cell table:style-name="Tabela9.A7" office:value-type="string">
            <text:p text:style-name="P28"><text:span text:style-name="T11">q</text:span><text:span text:style-name="T12">marcaComparado0</text:span></text:p>
          </table:table-cell>
          <table:table-cell table:style-name="Tabela9.A7" office:value-type="string">
            <text:p text:style-name="P6">*</text:p>
          </table:table-cell>
          <table:table-cell table:style-name="Tabela9.C7" office:value-type="string">
            <text:p text:style-name="P32"><text:span text:style-name="T14">δ</text:span>(<text:span text:style-name="T14">q</text:span><text:span text:style-name="T3">marcaComparado0</text:span><text:span text:style-name="T9">, →</text:span>)</text:p>
          </table:table-cell>
        </table:table-row>
        <table:table-row>
          <table:table-cell table:style-name="Tabela9.A7" office:value-type="string">
            <text:p text:style-name="P28"><text:span text:style-name="T11">q</text:span><text:span text:style-name="T12">marcaComparado0</text:span></text:p>
          </table:table-cell>
          <table:table-cell table:style-name="Tabela9.A7" office:value-type="string">
            <text:p text:style-name="P6">0</text:p>
          </table:table-cell>
          <table:table-cell table:style-name="Tabela9.C7" office:value-type="string">
            <text:p text:style-name="P32"><text:span text:style-name="T14">δ</text:span>(<text:span text:style-name="T14">q</text:span><text:span text:style-name="T3">voltaAoMeio</text:span><text:span text:style-name="T9">, *</text:span>)</text:p>
          </table:table-cell>
        </table:table-row>
        <table:table-row>
          <table:table-cell table:style-name="Tabela9.A7" office:value-type="string">
            <text:p text:style-name="P28"><text:span text:style-name="T11">q</text:span><text:span text:style-name="T12">marcaComparado0</text:span></text:p>
          </table:table-cell>
          <table:table-cell table:style-name="Tabela9.A7" office:value-type="string">
            <text:p text:style-name="P6">1</text:p>
          </table:table-cell>
          <table:table-cell table:style-name="Tabela9.C7" office:value-type="string">
            <text:p text:style-name="P32"><text:span text:style-name="T14">δ</text:span>(<text:span text:style-name="T14">q</text:span><text:span text:style-name="T3">rejeita</text:span><text:span text:style-name="T9">, 1</text:span>)</text:p>
          </table:table-cell>
        </table:table-row>
        <table:table-row>
          <table:table-cell table:style-name="Tabela9.A7" office:value-type="string">
            <text:p text:style-name="P28"><text:span text:style-name="T11">q</text:span><text:span text:style-name="T12">marcaComparado0</text:span></text:p>
          </table:table-cell>
          <table:table-cell table:style-name="Tabela9.A7" office:value-type="string">
            <text:p text:style-name="P6">⊔</text:p>
          </table:table-cell>
          <table:table-cell table:style-name="Tabela9.C7" office:value-type="string">
            <text:p text:style-name="P32"><text:span text:style-name="T14">δ</text:span>(<text:span text:style-name="T14">q</text:span><text:span text:style-name="T3">rejeita</text:span><text:span text:style-name="T9">, ⊔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marcaComparado1</text:span></text:p>
          </table:table-cell>
          <table:table-cell table:style-name="Tabela9.A2" office:value-type="string">
            <text:p text:style-name="P6">*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marcaComparado1</text:span><text:span text:style-name="T9">, →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marcaComparado1</text:span></text:p>
          </table:table-cell>
          <table:table-cell table:style-name="Tabela9.A2" office:value-type="string">
            <text:p text:style-name="P6">0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rejeita</text:span><text:span text:style-name="T9">, 0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marcaComparado1</text:span></text:p>
          </table:table-cell>
          <table:table-cell table:style-name="Tabela9.A2" office:value-type="string">
            <text:p text:style-name="P6">1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voltaAoMeio</text:span><text:span text:style-name="T9">, *</text:span>)</text:p>
          </table:table-cell>
        </table:table-row>
        <text:soft-page-break/>
        <table:table-row>
          <table:table-cell table:style-name="Tabela9.A2" office:value-type="string">
            <text:p text:style-name="P28"><text:span text:style-name="T11">q</text:span><text:span text:style-name="T12">marcaComparado1</text:span></text:p>
          </table:table-cell>
          <table:table-cell table:style-name="Tabela9.A2" office:value-type="string">
            <text:p text:style-name="P6">⊔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rejeita</text:span><text:span text:style-name="T9">, ⊔</text:span>)</text:p>
          </table:table-cell>
        </table:table-row>
        <table:table-row>
          <table:table-cell table:style-name="Tabela9.A7" office:value-type="string">
            <text:p text:style-name="P28"><text:span text:style-name="T11">q</text:span><text:span text:style-name="T12">voltaAoMeio</text:span></text:p>
          </table:table-cell>
          <table:table-cell table:style-name="Tabela9.A7" office:value-type="string">
            <text:p text:style-name="P6">*</text:p>
          </table:table-cell>
          <table:table-cell table:style-name="Tabela9.C7" office:value-type="string">
            <text:p text:style-name="P32"><text:span text:style-name="T14">δ</text:span>(<text:span text:style-name="T14">q</text:span><text:span text:style-name="T3">voltaAoMeio</text:span><text:span text:style-name="T9">, ←</text:span>)</text:p>
          </table:table-cell>
        </table:table-row>
        <table:table-row>
          <table:table-cell table:style-name="Tabela9.A7" office:value-type="string">
            <text:p text:style-name="P28"><text:span text:style-name="T11">q</text:span><text:span text:style-name="T12">voltaAoMeio</text:span></text:p>
          </table:table-cell>
          <table:table-cell table:style-name="Tabela9.A7" office:value-type="string">
            <text:p text:style-name="P13"></text:p>
          </table:table-cell>
          <table:table-cell table:style-name="Tabela9.C7" office:value-type="string">
            <text:p text:style-name="P32"><text:span text:style-name="T14">δ</text:span>(<text:span text:style-name="T14">q</text:span><text:span text:style-name="T3">voltaAoProximo</text:span><text:span text:style-name="T9">, ←</text:span>)</text:p>
          </table:table-cell>
        </table:table-row>
        <table:table-row>
          <table:table-cell table:style-name="Tabela9.A7" office:value-type="string">
            <text:p text:style-name="P28"><text:span text:style-name="T11">q</text:span><text:span text:style-name="T12">voltaAoMeio</text:span></text:p>
          </table:table-cell>
          <table:table-cell table:style-name="Tabela9.A7" office:value-type="string">
            <text:p text:style-name="P6"></text:p>
          </table:table-cell>
          <table:table-cell table:style-name="Tabela9.C7" office:value-type="string">
            <text:p text:style-name="P32"><text:span text:style-name="T14">δ</text:span>(<text:span text:style-name="T14">q</text:span><text:span text:style-name="T3">voltaAoProximo</text:span><text:span text:style-name="T9">, ←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voltaAoProximo</text:span></text:p>
          </table:table-cell>
          <table:table-cell table:style-name="Tabela9.A2" office:value-type="string">
            <text:p text:style-name="P6">0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voltaAoProximo</text:span><text:span text:style-name="T9">, ←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voltaAoProximo</text:span></text:p>
          </table:table-cell>
          <table:table-cell table:style-name="Tabela9.A2" office:value-type="string">
            <text:p text:style-name="P6">1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voltaAoProximo</text:span><text:span text:style-name="T9">, ←</text:span>)</text:p>
          </table:table-cell>
        </table:table-row>
        <table:table-row>
          <table:table-cell table:style-name="Tabela9.A2" office:value-type="string">
            <text:p text:style-name="P28"><text:span text:style-name="T11">q</text:span><text:span text:style-name="T12">voltaAoProximo</text:span></text:p>
          </table:table-cell>
          <table:table-cell table:style-name="Tabela9.A2" office:value-type="string">
            <text:p text:style-name="P6">*</text:p>
          </table:table-cell>
          <table:table-cell table:style-name="Tabela9.C2" office:value-type="string">
            <text:p text:style-name="P32"><text:span text:style-name="T14">δ</text:span>(<text:span text:style-name="T14">q</text:span><text:span text:style-name="T3">comparaProximo</text:span><text:span text:style-name="T9">, →</text:span>)</text:p>
          </table:table-cell>
        </table:table-row>
      </table:table>
      <text:p text:style-name="P26"/>
      <text:p text:style-name="P26"/>
      <text:p text:style-name="P26"/>
      <text:p text:style-name="P26">Questão 3: Computações:</text:p>
      <text:p text:style-name="P20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table:number-columns-spanned="3" office:value-type="string">
            <text:p text:style-name="P8"><text:span text:style-name="T7">⊳011010</text:span></text:p>
          </table:table-cell>
          <table:covered-table-cell/>
          <table:covered-table-cell/>
        </table:table-row>
        <table:table-row>
          <table:table-cell table:style-name="Tabela10.A2" office:value-type="string">
            <text:p text:style-name="P14"><text:span text:style-name="T14">[q</text:span><text:span text:style-name="T3">0</text:span><text:span text:style-name="T14">, </text:span><text:span text:style-name="T17">⊳</text:span><text:span text:style-name="T19">011010]</text:span></text:p>
          </table:table-cell>
          <table:table-cell table:style-name="Tabela10.A2" office:value-type="string">
            <text:p text:style-name="P7">Ⱶ</text:p>
          </table:table-cell>
          <table:table-cell table:style-name="Tabela10.A2" office:value-type="string">
            <text:p text:style-name="P14"><text:span text:style-name="T14">[q</text:span><text:span text:style-name="T3">marcaPrimeiro</text:span><text:span text:style-name="T14">, </text:span><text:span text:style-name="T19">⊳</text:span><text:span text:style-name="T17">0</text:span><text:span text:style-name="T19">11010]</text:span></text:p>
          </table:table-cell>
        </table:table-row>
        <table:table-row>
          <table:table-cell table:style-name="Tabela10.A3" office:value-type="string">
            <text:p text:style-name="P14"><text:span text:style-name="T14">[q</text:span><text:span text:style-name="T3">marcaPrimeiro</text:span><text:span text:style-name="T14">, </text:span><text:span text:style-name="T19">⊳</text:span><text:span text:style-name="T17">0</text:span><text:span text:style-name="T19">11010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4">[q</text:span><text:span text:style-name="T3">marcaPrimeiro</text:span><text:span text:style-name="T14">, </text:span><text:span text:style-name="T19">⊳</text:span><text:span text:style-name="T17"></text:span><text:span text:style-name="T19">11010]</text:span></text:p>
          </table:table-cell>
        </table:table-row>
        <table:table-row>
          <table:table-cell table:style-name="Tabela10.A3" office:value-type="string">
            <text:p text:style-name="P14"><text:span text:style-name="T14">[q</text:span><text:span text:style-name="T3">marcaPrimeiro</text:span><text:span text:style-name="T14">, </text:span><text:span text:style-name="T19">⊳</text:span><text:span text:style-name="T17"></text:span><text:span text:style-name="T19">11010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4">[q</text:span><text:span text:style-name="T3">busca0</text:span><text:span text:style-name="T14">, </text:span><text:span text:style-name="T19">⊳</text:span><text:span text:style-name="T17">1</text:span><text:span text:style-name="T19">1010]</text:span></text:p>
          </table:table-cell>
        </table:table-row>
        <table:table-row>
          <table:table-cell table:style-name="Tabela10.A3" office:value-type="string">
            <text:p text:style-name="P14"><text:span text:style-name="T14">[q</text:span><text:span text:style-name="T3">busca0</text:span><text:span text:style-name="T14">, </text:span><text:span text:style-name="T19">⊳</text:span><text:span text:style-name="T17">1</text:span><text:span text:style-name="T19">1010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4">[q</text:span><text:span text:style-name="T3">busca0</text:span><text:span text:style-name="T14">, </text:span><text:span text:style-name="T19">⊳</text:span><text:span text:style-name="T17"></text:span><text:span text:style-name="T19">1</text:span><text:span text:style-name="T17">1</text:span><text:span text:style-name="T19">010]</text:span></text:p>
          </table:table-cell>
        </table:table-row>
        <table:table-row>
          <table:table-cell table:style-name="Tabela10.A3" office:value-type="string">
            <text:p text:style-name="P14"><text:span text:style-name="T14">[q</text:span><text:span text:style-name="T3">busca0</text:span><text:span text:style-name="T14">, </text:span><text:span text:style-name="T19">⊳</text:span><text:span text:style-name="T17"></text:span><text:span text:style-name="T19">1</text:span><text:span text:style-name="T17">1</text:span><text:span text:style-name="T19">010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4">[q</text:span><text:span text:style-name="T3">busca0</text:span><text:span text:style-name="T14">, </text:span><text:span text:style-name="T19">⊳</text:span><text:span text:style-name="T17"></text:span><text:span text:style-name="T19">11</text:span><text:span text:style-name="T17">0</text:span><text:span text:style-name="T19">10]</text:span></text:p>
          </table:table-cell>
        </table:table-row>
        <table:table-row>
          <table:table-cell table:style-name="Tabela10.A3" table:number-columns-spanned="3" office:value-type="string">
            <text:p text:style-name="P45"><text:span text:style-name="T14">Ramo Não Determinístico 1</text:span></text:p>
          </table:table-cell>
          <table:covered-table-cell/>
          <table:covered-table-cell/>
        </table:table-row>
        <table:table-row>
          <table:table-cell table:style-name="Tabela10.A3" office:value-type="string">
            <text:p text:style-name="P14"><text:span text:style-name="T14">[q</text:span><text:span text:style-name="T3">busca0</text:span><text:span text:style-name="T14">, </text:span><text:span text:style-name="T19">⊳</text:span><text:span text:style-name="T17"></text:span><text:span text:style-name="T19">11</text:span><text:span text:style-name="T17">0</text:span><text:span text:style-name="T19">10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4">[q</text:span><text:span text:style-name="T3">compara</text:span><text:span text:style-name="T14">, </text:span><text:span text:style-name="T19">⊳</text:span><text:span text:style-name="T17"></text:span><text:span text:style-name="T19">11</text:span><text:span text:style-name="T17"></text:span><text:span text:style-name="T19">10]</text:span></text:p>
          </table:table-cell>
        </table:table-row>
        <table:table-row>
          <table:table-cell table:style-name="Tabela10.A3" office:value-type="string">
            <text:p text:style-name="P14"><text:span text:style-name="T14">[q</text:span><text:span text:style-name="T3">compara</text:span><text:span text:style-name="T14">, </text:span><text:span text:style-name="T19">⊳</text:span><text:span text:style-name="T17"></text:span><text:span text:style-name="T19">11</text:span><text:span text:style-name="T17"></text:span><text:span text:style-name="T19">10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4">[q</text:span><text:span text:style-name="T3">volta</text:span><text:span text:style-name="T14">, </text:span><text:span text:style-name="T19">⊳</text:span><text:span text:style-name="T17"></text:span><text:span text:style-name="T19">1</text:span><text:span text:style-name="T17">1</text:span><text:span text:style-name="T19">10]</text:span></text:p>
          </table:table-cell>
        </table:table-row>
        <table:table-row>
          <table:table-cell table:style-name="Tabela10.A3" office:value-type="string">
            <text:p text:style-name="P14"><text:span text:style-name="T14">[q</text:span><text:span text:style-name="T3">volta</text:span><text:span text:style-name="T14">, </text:span><text:span text:style-name="T19">⊳</text:span><text:span text:style-name="T17"></text:span><text:span text:style-name="T19">1</text:span><text:span text:style-name="T17">1</text:span><text:span text:style-name="T19">10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4">[q</text:span><text:span text:style-name="T3">volta</text:span><text:span text:style-name="T14">, </text:span><text:span text:style-name="T19">⊳</text:span><text:span text:style-name="T17">1</text:span><text:span text:style-name="T19">110]</text:span></text:p>
          </table:table-cell>
        </table:table-row>
        <table:table-row>
          <table:table-cell table:style-name="Tabela10.A3" office:value-type="string">
            <text:p text:style-name="P14"><text:span text:style-name="T14">[q</text:span><text:span text:style-name="T3">volta</text:span><text:span text:style-name="T14">, </text:span><text:span text:style-name="T19">⊳</text:span><text:span text:style-name="T17">1</text:span><text:span text:style-name="T19">110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4">[q</text:span><text:span text:style-name="T3">volta</text:span><text:span text:style-name="T14">, </text:span><text:span text:style-name="T19">⊳</text:span><text:span text:style-name="T17"></text:span><text:span text:style-name="T19">1110]</text:span></text:p>
          </table:table-cell>
        </table:table-row>
        <table:table-row>
          <table:table-cell table:style-name="Tabela10.A3" office:value-type="string">
            <text:p text:style-name="P14"><text:span text:style-name="T14">[q</text:span><text:span text:style-name="T3">comparaProximo</text:span><text:span text:style-name="T14">, </text:span><text:span text:style-name="T19">⊳</text:span><text:span text:style-name="T17">1</text:span><text:span text:style-name="T19">110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4">[q</text:span><text:span text:style-name="T3">compara1</text:span><text:span text:style-name="T14">, </text:span><text:span text:style-name="T19">⊳</text:span><text:span text:style-name="T17">*</text:span><text:span text:style-name="T19">110]</text:span></text:p>
          </table:table-cell>
        </table:table-row>
        <table:table-row>
          <table:table-cell table:style-name="Tabela10.A3" office:value-type="string">
            <text:p text:style-name="P14"><text:span text:style-name="T14">[q</text:span><text:span text:style-name="T3">compara1</text:span><text:span text:style-name="T14">, </text:span><text:span text:style-name="T19">⊳</text:span><text:span text:style-name="T17">*</text:span><text:span text:style-name="T19">110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4">[q</text:span><text:span text:style-name="T3">compara1</text:span><text:span text:style-name="T14">, </text:span><text:span text:style-name="T19">⊳*</text:span><text:span text:style-name="T17">1</text:span><text:span text:style-name="T19">10]</text:span></text:p>
          </table:table-cell>
        </table:table-row>
        <table:table-row>
          <table:table-cell table:style-name="Tabela10.A3" office:value-type="string">
            <text:p text:style-name="P14"><text:span text:style-name="T14">[q</text:span><text:span text:style-name="T3">compara1</text:span><text:span text:style-name="T14">, </text:span><text:span text:style-name="T19">⊳*</text:span><text:span text:style-name="T17">1</text:span><text:span text:style-name="T19">10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4">[q</text:span><text:span text:style-name="T3">compara1</text:span><text:span text:style-name="T14">, </text:span><text:span text:style-name="T19">⊳*1</text:span><text:span text:style-name="T17"></text:span><text:span text:style-name="T19">10]</text:span></text:p>
          </table:table-cell>
        </table:table-row>
        <table:table-row>
          <table:table-cell table:style-name="Tabela10.A3" office:value-type="string">
            <text:p text:style-name="P14"><text:span text:style-name="T14">[q</text:span><text:span text:style-name="T3">compara1</text:span><text:span text:style-name="T14">, </text:span><text:span text:style-name="T19">⊳*1</text:span><text:span text:style-name="T17"></text:span><text:span text:style-name="T19">10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4">[q</text:span><text:span text:style-name="T3">marcaComparado1</text:span><text:span text:style-name="T14">, </text:span><text:span text:style-name="T19">⊳*1</text:span><text:span text:style-name="T17">1</text:span><text:span text:style-name="T19">0]</text:span></text:p>
          </table:table-cell>
        </table:table-row>
        <table:table-row>
          <table:table-cell table:style-name="Tabela10.A3" office:value-type="string">
            <text:p text:style-name="P14"><text:span text:style-name="T14">[q</text:span><text:span text:style-name="T3">marcaComparado1</text:span><text:span text:style-name="T14">, </text:span><text:span text:style-name="T19">⊳*1</text:span><text:span text:style-name="T17">1</text:span><text:span text:style-name="T19">0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4">[q</text:span><text:span text:style-name="T3">voltaAoMeio</text:span><text:span text:style-name="T14">, </text:span><text:span text:style-name="T19">⊳*1</text:span><text:span text:style-name="T17">*</text:span><text:span text:style-name="T19">0]</text:span></text:p>
          </table:table-cell>
        </table:table-row>
        <table:table-row>
          <table:table-cell table:style-name="Tabela10.A3" office:value-type="string">
            <text:p text:style-name="P14"><text:span text:style-name="T14">[q</text:span><text:span text:style-name="T3">voltaAoMeio</text:span><text:span text:style-name="T14">, </text:span><text:span text:style-name="T19">⊳*1</text:span><text:span text:style-name="T17">*</text:span><text:span text:style-name="T19">0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4">[q</text:span><text:span text:style-name="T3">voltaAoMeio</text:span><text:span text:style-name="T14">, </text:span><text:span text:style-name="T19">⊳*1</text:span><text:span text:style-name="T17"></text:span><text:span text:style-name="T19">*0]</text:span></text:p>
          </table:table-cell>
        </table:table-row>
        <table:table-row>
          <table:table-cell table:style-name="Tabela10.A3" office:value-type="string">
            <text:p text:style-name="P14"><text:span text:style-name="T14">[q</text:span><text:span text:style-name="T3">voltaAoMeio</text:span><text:span text:style-name="T14">, </text:span><text:span text:style-name="T19">⊳*1</text:span><text:span text:style-name="T17"></text:span><text:span text:style-name="T19">*0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4">[q</text:span><text:span text:style-name="T3">voltaAoProximo</text:span><text:span text:style-name="T14">, </text:span><text:span text:style-name="T19">⊳*</text:span><text:span text:style-name="T17">1</text:span><text:span text:style-name="T19">*0]</text:span></text:p>
          </table:table-cell>
        </table:table-row>
        <table:table-row>
          <table:table-cell table:style-name="Tabela10.A3" office:value-type="string">
            <text:p text:style-name="P14"><text:span text:style-name="T14">[q</text:span><text:span text:style-name="T3">voltaAoProximo</text:span><text:span text:style-name="T14">, </text:span><text:span text:style-name="T19">⊳*</text:span><text:span text:style-name="T17">1</text:span><text:span text:style-name="T19">*0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4">[q</text:span><text:span text:style-name="T3">voltaAoProximo</text:span><text:span text:style-name="T14">, </text:span><text:span text:style-name="T19">⊳</text:span><text:span text:style-name="T17">*</text:span><text:span text:style-name="T19">1*0]</text:span></text:p>
          </table:table-cell>
        </table:table-row>
        <table:table-row>
          <table:table-cell table:style-name="Tabela10.A3" office:value-type="string">
            <text:p text:style-name="P14"><text:span text:style-name="T14">[q</text:span><text:span text:style-name="T3">voltaAoProximo</text:span><text:span text:style-name="T14">, </text:span><text:span text:style-name="T19">⊳</text:span><text:span text:style-name="T17">*</text:span><text:span text:style-name="T19">1*0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4">[q</text:span><text:span text:style-name="T3">comparaProximo</text:span><text:span text:style-name="T14">, </text:span><text:span text:style-name="T19">⊳</text:span><text:span text:style-name="T17"></text:span><text:span text:style-name="T19">*</text:span><text:span text:style-name="T17">1</text:span><text:span text:style-name="T19">*0]</text:span></text:p>
          </table:table-cell>
        </table:table-row>
        <table:table-row>
          <table:table-cell table:style-name="Tabela10.A3" office:value-type="string">
            <text:p text:style-name="P14"><text:span text:style-name="T14">[q</text:span><text:span text:style-name="T3">comparaProximo</text:span><text:span text:style-name="T14">, </text:span><text:span text:style-name="T19">⊳</text:span><text:span text:style-name="T17"></text:span><text:span text:style-name="T19">*</text:span><text:span text:style-name="T17">1</text:span><text:span text:style-name="T19">*0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4">[q</text:span><text:span text:style-name="T3">compara1</text:span><text:span text:style-name="T14">, </text:span><text:span text:style-name="T19">⊳</text:span><text:span text:style-name="T17"></text:span><text:span text:style-name="T19">*</text:span><text:span text:style-name="T17">*</text:span><text:span text:style-name="T19">*0]</text:span></text:p>
          </table:table-cell>
        </table:table-row>
        <table:table-row>
          <table:table-cell table:style-name="Tabela10.A3" office:value-type="string">
            <text:p text:style-name="P14"><text:span text:style-name="T14">[q</text:span><text:span text:style-name="T3">compara1</text:span><text:span text:style-name="T14">, </text:span><text:span text:style-name="T19">⊳</text:span><text:span text:style-name="T17"></text:span><text:span text:style-name="T19">*</text:span><text:span text:style-name="T17">*</text:span><text:span text:style-name="T19">*0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4">[q</text:span><text:span text:style-name="T3">compara1</text:span><text:span text:style-name="T14">, </text:span><text:span text:style-name="T19">⊳</text:span><text:span text:style-name="T17"></text:span><text:span text:style-name="T19">**</text:span><text:span text:style-name="T17"></text:span><text:span text:style-name="T19">*0]</text:span></text:p>
          </table:table-cell>
        </table:table-row>
        <table:table-row>
          <table:table-cell table:style-name="Tabela10.A3" office:value-type="string">
            <text:p text:style-name="P14"><text:span text:style-name="T14">[q</text:span><text:span text:style-name="T3">compara1</text:span><text:span text:style-name="T14">, </text:span><text:span text:style-name="T19">⊳</text:span><text:span text:style-name="T17"></text:span><text:span text:style-name="T19">**</text:span><text:span text:style-name="T17"></text:span><text:span text:style-name="T19">*0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4">[q</text:span><text:span text:style-name="T3">marcaComparado1</text:span><text:span text:style-name="T14">, </text:span><text:span text:style-name="T19">⊳</text:span><text:span text:style-name="T17"></text:span><text:span text:style-name="T19">**</text:span><text:span text:style-name="T17">*</text:span><text:span text:style-name="T19">0]</text:span></text:p>
          </table:table-cell>
        </table:table-row>
        <table:table-row>
          <table:table-cell table:style-name="Tabela10.A3" office:value-type="string">
            <text:p text:style-name="P14"><text:span text:style-name="T14">[q</text:span><text:span text:style-name="T3">marcaComparado1</text:span><text:span text:style-name="T14">, </text:span><text:span text:style-name="T19">⊳</text:span><text:span text:style-name="T17"></text:span><text:span text:style-name="T19">**</text:span><text:span text:style-name="T17">*</text:span><text:span text:style-name="T19">0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4">[q</text:span><text:span text:style-name="T3">marcaComparado1</text:span><text:span text:style-name="T14">, </text:span><text:span text:style-name="T19">⊳</text:span><text:span text:style-name="T17"></text:span><text:span text:style-name="T19">***</text:span><text:span text:style-name="T17">0</text:span><text:span text:style-name="T19">]</text:span></text:p>
          </table:table-cell>
        </table:table-row>
        <text:soft-page-break/>
        <table:table-row>
          <table:table-cell table:style-name="Tabela10.A3" office:value-type="string">
            <text:p text:style-name="P14"><text:span text:style-name="T14">[q</text:span><text:span text:style-name="T3">marcaComparado1</text:span><text:span text:style-name="T14">, </text:span><text:span text:style-name="T19">⊳</text:span><text:span text:style-name="T17"></text:span><text:span text:style-name="T19">***</text:span><text:span text:style-name="T17">0</text:span><text:span text:style-name="T19">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23"><text:span text:style-name="T14">[q</text:span><text:span text:style-name="T3">rejeita</text:span><text:span text:style-name="T14">, </text:span><text:span text:style-name="T19">⊳</text:span><text:span text:style-name="T17"></text:span><text:span text:style-name="T19">***</text:span><text:span text:style-name="T17">0</text:span><text:span text:style-name="T19">]</text:span></text:p>
          </table:table-cell>
        </table:table-row>
        <table:table-row>
          <table:table-cell table:style-name="Tabela10.A3" table:number-columns-spanned="3" office:value-type="string">
            <text:p text:style-name="P45"><text:span text:style-name="T14">Ramo Não Determinístico 2</text:span></text:p>
          </table:table-cell>
          <table:covered-table-cell/>
          <table:covered-table-cell/>
        </table:table-row>
        <table:table-row>
          <table:table-cell table:style-name="Tabela10.A3" office:value-type="string">
            <text:p text:style-name="P14"><text:span text:style-name="T14">[q</text:span><text:span text:style-name="T3">busca0</text:span><text:span text:style-name="T14">, </text:span><text:span text:style-name="T19">⊳</text:span><text:span text:style-name="T17"></text:span><text:span text:style-name="T19">11</text:span><text:span text:style-name="T17">0</text:span><text:span text:style-name="T19">10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4">[q</text:span><text:span text:style-name="T3">busca0</text:span><text:span text:style-name="T14">, </text:span><text:span text:style-name="T19">⊳</text:span><text:span text:style-name="T17"></text:span><text:span text:style-name="T19">110</text:span><text:span text:style-name="T17">1</text:span><text:span text:style-name="T19">0]</text:span></text:p>
          </table:table-cell>
        </table:table-row>
        <table:table-row>
          <table:table-cell table:style-name="Tabela10.A3" office:value-type="string">
            <text:p text:style-name="P14"><text:span text:style-name="T14">[q</text:span><text:span text:style-name="T3">busca0</text:span><text:span text:style-name="T14">, </text:span><text:span text:style-name="T19">⊳</text:span><text:span text:style-name="T17"></text:span><text:span text:style-name="T19">110</text:span><text:span text:style-name="T17">1</text:span><text:span text:style-name="T19">0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9">[q</text:span><text:span text:style-name="T6">busca0</text:span><text:span text:style-name="T19">, ⊳1101</text:span><text:span text:style-name="T17">0</text:span><text:span text:style-name="T19">]</text:span></text:p>
          </table:table-cell>
        </table:table-row>
        <table:table-row>
          <table:table-cell table:style-name="Tabela10.A3" table:number-columns-spanned="3" office:value-type="string">
            <text:p text:style-name="P45"><text:span text:style-name="T14">Ramo Não Determinístico 2.1</text:span></text:p>
          </table:table-cell>
          <table:covered-table-cell/>
          <table:covered-table-cell/>
        </table:table-row>
        <table:table-row>
          <table:table-cell table:style-name="Tabela10.A3" office:value-type="string">
            <text:p text:style-name="P14"><text:span text:style-name="T19">[q</text:span><text:span text:style-name="T6">busca0</text:span><text:span text:style-name="T19">, ⊳1101</text:span><text:span text:style-name="T17">0</text:span><text:span text:style-name="T19">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9">[q</text:span><text:span text:style-name="T6">compara</text:span><text:span text:style-name="T19">, ⊳1101</text:span><text:span text:style-name="T17"></text:span><text:span text:style-name="T19">]</text:span></text:p>
          </table:table-cell>
        </table:table-row>
        <table:table-row>
          <table:table-cell table:style-name="Tabela10.A3" office:value-type="string">
            <text:p text:style-name="P14"><text:span text:style-name="T19">[q</text:span><text:span text:style-name="T6">compara</text:span><text:span text:style-name="T19">, ⊳1101</text:span><text:span text:style-name="T17"></text:span><text:span text:style-name="T19">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9">[q</text:span><text:span text:style-name="T6">volta</text:span><text:span text:style-name="T19">, ⊳110</text:span><text:span text:style-name="T17">1</text:span><text:span text:style-name="T19">]</text:span></text:p>
          </table:table-cell>
        </table:table-row>
        <table:table-row>
          <table:table-cell table:style-name="Tabela10.A3" office:value-type="string">
            <text:p text:style-name="P14"><text:span text:style-name="T19">[q</text:span><text:span text:style-name="T6">volta</text:span><text:span text:style-name="T19">, ⊳110</text:span><text:span text:style-name="T17">1</text:span><text:span text:style-name="T19">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9">[q</text:span><text:span text:style-name="T6">volta</text:span><text:span text:style-name="T19">, ⊳11</text:span><text:span text:style-name="T17">0</text:span><text:span text:style-name="T19">1]</text:span></text:p>
          </table:table-cell>
        </table:table-row>
        <table:table-row>
          <table:table-cell table:style-name="Tabela10.A3" office:value-type="string">
            <text:p text:style-name="P14"><text:span text:style-name="T19">[q</text:span><text:span text:style-name="T6">volta</text:span><text:span text:style-name="T19">, ⊳11</text:span><text:span text:style-name="T17">0</text:span><text:span text:style-name="T19">1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9">[q</text:span><text:span text:style-name="T6">volta</text:span><text:span text:style-name="T19">, ⊳1</text:span><text:span text:style-name="T17">1</text:span><text:span text:style-name="T19">01]</text:span></text:p>
          </table:table-cell>
        </table:table-row>
        <table:table-row>
          <table:table-cell table:style-name="Tabela10.A3" office:value-type="string">
            <text:p text:style-name="P14"><text:span text:style-name="T19">[q</text:span><text:span text:style-name="T6">volta</text:span><text:span text:style-name="T19">, ⊳</text:span><text:span text:style-name="T17"></text:span><text:span text:style-name="T19">1</text:span><text:span text:style-name="T17">1</text:span><text:span text:style-name="T19">01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9">[q</text:span><text:span text:style-name="T6">volta</text:span><text:span text:style-name="T19">, ⊳</text:span><text:span text:style-name="T17">1</text:span><text:span text:style-name="T19">101]</text:span></text:p>
          </table:table-cell>
        </table:table-row>
        <table:table-row>
          <table:table-cell table:style-name="Tabela10.A3" office:value-type="string">
            <text:p text:style-name="P14"><text:span text:style-name="T19">[q</text:span><text:span text:style-name="T6">volta</text:span><text:span text:style-name="T19">, ⊳</text:span><text:span text:style-name="T17">1</text:span><text:span text:style-name="T19">101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9">[q</text:span><text:span text:style-name="T6">volta</text:span><text:span text:style-name="T19">, ⊳</text:span><text:span text:style-name="T17"></text:span><text:span text:style-name="T19">1101]</text:span></text:p>
          </table:table-cell>
        </table:table-row>
        <table:table-row>
          <table:table-cell table:style-name="Tabela10.A3" office:value-type="string">
            <text:p text:style-name="P14"><text:span text:style-name="T19">[q</text:span><text:span text:style-name="T6">volta</text:span><text:span text:style-name="T19">, ⊳</text:span><text:span text:style-name="T17"></text:span><text:span text:style-name="T19">1101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9">[q</text:span><text:span text:style-name="T6">comparaProximo</text:span><text:span text:style-name="T19">, ⊳</text:span><text:span text:style-name="T17">1</text:span><text:span text:style-name="T19">101]</text:span></text:p>
          </table:table-cell>
        </table:table-row>
        <table:table-row>
          <table:table-cell table:style-name="Tabela10.A3" office:value-type="string">
            <text:p text:style-name="P14"><text:span text:style-name="T19">[q</text:span><text:span text:style-name="T6">comparaProximo</text:span><text:span text:style-name="T19">, ⊳</text:span><text:span text:style-name="T17">1</text:span><text:span text:style-name="T19">101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9">[q</text:span><text:span text:style-name="T6">compara1</text:span><text:span text:style-name="T19">, ⊳</text:span><text:span text:style-name="T17">*</text:span><text:span text:style-name="T19">101]</text:span></text:p>
          </table:table-cell>
        </table:table-row>
        <table:table-row>
          <table:table-cell table:style-name="Tabela10.A3" office:value-type="string">
            <text:p text:style-name="P14"><text:span text:style-name="T19">[q</text:span><text:span text:style-name="T6">compara1</text:span><text:span text:style-name="T19">, ⊳</text:span><text:span text:style-name="T17">*</text:span><text:span text:style-name="T19">101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9">[q</text:span><text:span text:style-name="T6">compara1</text:span><text:span text:style-name="T19">, ⊳*</text:span><text:span text:style-name="T17">1</text:span><text:span text:style-name="T19">01]</text:span></text:p>
          </table:table-cell>
        </table:table-row>
        <table:table-row>
          <table:table-cell table:style-name="Tabela10.A3" office:value-type="string">
            <text:p text:style-name="P14"><text:span text:style-name="T19">[q</text:span><text:span text:style-name="T6">compara1</text:span><text:span text:style-name="T19">, ⊳*</text:span><text:span text:style-name="T17">1</text:span><text:span text:style-name="T19">01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9">[q</text:span><text:span text:style-name="T6">compara1</text:span><text:span text:style-name="T19">, ⊳*1</text:span><text:span text:style-name="T17">0</text:span><text:span text:style-name="T19">1]</text:span></text:p>
          </table:table-cell>
        </table:table-row>
        <table:table-row>
          <table:table-cell table:style-name="Tabela10.A3" office:value-type="string">
            <text:p text:style-name="P14"><text:span text:style-name="T19">[q</text:span><text:span text:style-name="T6">compara1</text:span><text:span text:style-name="T19">, ⊳*1</text:span><text:span text:style-name="T17">0</text:span><text:span text:style-name="T19">1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9">[q</text:span><text:span text:style-name="T6">compara1</text:span><text:span text:style-name="T19">, ⊳*10</text:span><text:span text:style-name="T17">1</text:span><text:span text:style-name="T19">]</text:span></text:p>
          </table:table-cell>
        </table:table-row>
        <table:table-row>
          <table:table-cell table:style-name="Tabela10.A3" office:value-type="string">
            <text:p text:style-name="P14"><text:span text:style-name="T19">[q</text:span><text:span text:style-name="T6">compara1</text:span><text:span text:style-name="T19">, ⊳*10</text:span><text:span text:style-name="T17">1</text:span><text:span text:style-name="T19">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9">[q</text:span><text:span text:style-name="T6">compara1</text:span><text:span text:style-name="T19">, ⊳*101</text:span><text:span text:style-name="T17"></text:span><text:span text:style-name="T19">]</text:span></text:p>
          </table:table-cell>
        </table:table-row>
        <table:table-row>
          <table:table-cell table:style-name="Tabela10.A3" office:value-type="string">
            <text:p text:style-name="P14"><text:span text:style-name="T19">[q</text:span><text:span text:style-name="T6">compara1</text:span><text:span text:style-name="T19">, ⊳*101</text:span><text:span text:style-name="T17"></text:span><text:span text:style-name="T19">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9">[q</text:span><text:span text:style-name="T6">marcaComparado1</text:span><text:span text:style-name="T19">, ⊳*101</text:span><text:span text:style-name="T17">⊔</text:span><text:span text:style-name="T19">]</text:span></text:p>
          </table:table-cell>
        </table:table-row>
        <table:table-row>
          <table:table-cell table:style-name="Tabela10.A3" office:value-type="string">
            <text:p text:style-name="P14"><text:span text:style-name="T19">[q</text:span><text:span text:style-name="T6">marcaComparado1</text:span><text:span text:style-name="T19">, ⊳*101</text:span><text:span text:style-name="T17">⊔</text:span><text:span text:style-name="T19">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23"><text:span text:style-name="T19">[q</text:span><text:span text:style-name="T6">rejeita</text:span><text:span text:style-name="T19">, ⊳*101</text:span><text:span text:style-name="T17">⊔</text:span><text:span text:style-name="T19">]</text:span></text:p>
          </table:table-cell>
        </table:table-row>
        <table:table-row>
          <table:table-cell table:style-name="Tabela10.A3" table:number-columns-spanned="3" office:value-type="string">
            <text:p text:style-name="P45"><text:span text:style-name="T14">Ramo Não Determinístico 2.2</text:span></text:p>
          </table:table-cell>
          <table:covered-table-cell/>
          <table:covered-table-cell/>
        </table:table-row>
        <table:table-row>
          <table:table-cell table:style-name="Tabela10.A3" office:value-type="string">
            <text:p text:style-name="P14"><text:span text:style-name="T19">[q</text:span><text:span text:style-name="T6">busca0</text:span><text:span text:style-name="T19">, ⊳1101</text:span><text:span text:style-name="T17">0</text:span><text:span text:style-name="T19">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14"><text:span text:style-name="T19">[q</text:span><text:span text:style-name="T6">busca0</text:span><text:span text:style-name="T19">, ⊳11010</text:span><text:span text:style-name="T17">⊔</text:span><text:span text:style-name="T19">]</text:span></text:p>
          </table:table-cell>
        </table:table-row>
        <table:table-row>
          <table:table-cell table:style-name="Tabela10.A3" office:value-type="string">
            <text:p text:style-name="P14"><text:span text:style-name="T19">[q</text:span><text:span text:style-name="T6">busca0</text:span><text:span text:style-name="T19">, ⊳11010</text:span><text:span text:style-name="T17">⊔</text:span><text:span text:style-name="T19">]</text:span></text:p>
          </table:table-cell>
          <table:table-cell table:style-name="Tabela10.A3" office:value-type="string">
            <text:p text:style-name="P7">Ⱶ</text:p>
          </table:table-cell>
          <table:table-cell table:style-name="Tabela10.A3" office:value-type="string">
            <text:p text:style-name="P23"><text:span text:style-name="T19">[q</text:span><text:span text:style-name="T6">rejeita</text:span><text:span text:style-name="T19">, ⊳11010</text:span><text:span text:style-name="T17">⊔</text:span><text:span text:style-name="T19">]</text:span></text:p>
          </table:table-cell>
        </table:table-row>
        <table:table-row>
          <table:table-cell table:style-name="Tabela10.A3" table:number-columns-spanned="3" office:value-type="string">
            <text:p text:style-name="P46"><text:span text:style-name="T15">Todos Ramos Não Determinísticos Rejeitados, Palavra Rejeitada</text:span></text:p>
          </table:table-cell>
          <table:covered-table-cell/>
          <table:covered-table-cell/>
        </table:table-row>
      </table:table>
      <text:p text:style-name="P20"/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table:number-columns-spanned="3" office:value-type="string">
            <text:p text:style-name="P8"><text:span text:style-name="T7">⊳110110</text:span></text:p>
          </table:table-cell>
          <table:covered-table-cell/>
          <table:covered-table-cell/>
        </table:table-row>
        <table:table-row>
          <table:table-cell table:style-name="Tabela11.A2" office:value-type="string">
            <text:p text:style-name="P14"><text:span text:style-name="T14">[q</text:span><text:span text:style-name="T3">0</text:span><text:span text:style-name="T14">, </text:span><text:span text:style-name="T17">⊳</text:span><text:span text:style-name="T19">110110]</text:span></text:p>
          </table:table-cell>
          <table:table-cell table:style-name="Tabela11.A2" office:value-type="string">
            <text:p text:style-name="P7">Ⱶ</text:p>
          </table:table-cell>
          <table:table-cell table:style-name="Tabela11.A2" office:value-type="string">
            <text:p text:style-name="P14"><text:span text:style-name="T14">[q</text:span><text:span text:style-name="T3">marcaPrimeiro</text:span><text:span text:style-name="T14">, </text:span><text:span text:style-name="T19">⊳</text:span><text:span text:style-name="T17">1</text:span><text:span text:style-name="T19">10110]</text:span></text:p>
          </table:table-cell>
        </table:table-row>
        <table:table-row>
          <table:table-cell table:style-name="Tabela11.A3" office:value-type="string">
            <text:p text:style-name="P14"><text:span text:style-name="T14">[q</text:span><text:span text:style-name="T3">marcaPrimeiro</text:span><text:span text:style-name="T14">, </text:span><text:span text:style-name="T19">⊳</text:span><text:span text:style-name="T17">1</text:span><text:span text:style-name="T19">1011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4">[q</text:span><text:span text:style-name="T3">marcaPrimeiro</text:span><text:span text:style-name="T14">, </text:span><text:span text:style-name="T19">⊳</text:span><text:span text:style-name="T17"></text:span><text:span text:style-name="T19">10110]</text:span></text:p>
          </table:table-cell>
        </table:table-row>
        <table:table-row>
          <table:table-cell table:style-name="Tabela11.A3" office:value-type="string">
            <text:p text:style-name="P14"><text:span text:style-name="T14">[q</text:span><text:span text:style-name="T3">marcaPrimeiro</text:span><text:span text:style-name="T14">, </text:span><text:span text:style-name="T19">⊳</text:span><text:span text:style-name="T17"></text:span><text:span text:style-name="T19">1011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4">[q</text:span><text:span text:style-name="T3">busca1</text:span><text:span text:style-name="T14">, </text:span><text:span text:style-name="T19">⊳</text:span><text:span text:style-name="T17">1</text:span><text:span text:style-name="T19">0110]</text:span></text:p>
          </table:table-cell>
        </table:table-row>
        <table:table-row>
          <table:table-cell table:style-name="Tabela11.A3" table:number-columns-spanned="3" office:value-type="string">
            <text:p text:style-name="P46"><text:span text:style-name="T20">Ramo Não Determinístico 1</text:span></text:p>
          </table:table-cell>
          <table:covered-table-cell/>
          <table:covered-table-cell/>
        </table:table-row>
        <table:table-row>
          <table:table-cell table:style-name="Tabela11.A3" office:value-type="string">
            <text:p text:style-name="P14"><text:span text:style-name="T14">[q</text:span><text:span text:style-name="T3">busca1</text:span><text:span text:style-name="T14">, </text:span><text:span text:style-name="T19">⊳</text:span><text:span text:style-name="T17">1</text:span><text:span text:style-name="T19">011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4">[q</text:span><text:span text:style-name="T3">compara</text:span><text:span text:style-name="T14">, </text:span><text:span text:style-name="T19">⊳</text:span><text:span text:style-name="T17"></text:span><text:span text:style-name="T19">0110]</text:span></text:p>
          </table:table-cell>
        </table:table-row>
        <table:table-row>
          <table:table-cell table:style-name="Tabela11.A3" office:value-type="string">
            <text:p text:style-name="P14"><text:span text:style-name="T14">[q</text:span><text:span text:style-name="T3">compara</text:span><text:span text:style-name="T14">, </text:span><text:span text:style-name="T19">⊳</text:span><text:span text:style-name="T17"></text:span><text:span text:style-name="T19">011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4">[q</text:span><text:span text:style-name="T3">volta</text:span><text:span text:style-name="T14">, </text:span><text:span text:style-name="T19">⊳</text:span><text:span text:style-name="T17"></text:span><text:span text:style-name="T19">0110]</text:span></text:p>
          </table:table-cell>
        </table:table-row>
        <table:table-row>
          <table:table-cell table:style-name="Tabela11.A3" office:value-type="string">
            <text:p text:style-name="P14"><text:span text:style-name="T14">[q</text:span><text:span text:style-name="T3">volta</text:span><text:span text:style-name="T14">, </text:span><text:span text:style-name="T19">⊳</text:span><text:span text:style-name="T17"></text:span><text:span text:style-name="T19">011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4">[q</text:span><text:span text:style-name="T3">comparaProximo</text:span><text:span text:style-name="T14">, </text:span><text:span text:style-name="T19">⊳</text:span><text:span text:style-name="T17"></text:span><text:span text:style-name="T19">0110]</text:span></text:p>
          </table:table-cell>
        </table:table-row>
        <table:table-row>
          <table:table-cell table:style-name="Tabela11.A3" office:value-type="string">
            <text:p text:style-name="P14"><text:span text:style-name="T14">[q</text:span><text:span text:style-name="T3">comparaProximo</text:span><text:span text:style-name="T14">, </text:span><text:span text:style-name="T19">⊳</text:span><text:span text:style-name="T17"></text:span><text:span text:style-name="T19">011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4">[q</text:span><text:span text:style-name="T3">valida</text:span><text:span text:style-name="T14">, </text:span><text:span text:style-name="T19">⊳</text:span><text:span text:style-name="T17">0</text:span><text:span text:style-name="T19">110]</text:span></text:p>
          </table:table-cell>
        </table:table-row>
        <table:table-row>
          <table:table-cell table:style-name="Tabela11.A3" office:value-type="string">
            <text:p text:style-name="P14"><text:span text:style-name="T14">[q</text:span><text:span text:style-name="T3">valida</text:span><text:span text:style-name="T14">, </text:span><text:span text:style-name="T19">⊳</text:span><text:span text:style-name="T17">0</text:span><text:span text:style-name="T19">11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23"><text:span text:style-name="T14">[q</text:span><text:span text:style-name="T3">rejeita</text:span><text:span text:style-name="T14">, </text:span><text:span text:style-name="T19">⊳</text:span><text:span text:style-name="T17">0</text:span><text:span text:style-name="T19">110]</text:span></text:p>
          </table:table-cell>
        </table:table-row>
        <table:table-row>
          <table:table-cell table:style-name="Tabela11.A3" table:number-columns-spanned="3" office:value-type="string">
            <text:p text:style-name="P46"><text:span text:style-name="T20">Ramo Não Determinístico 2</text:span></text:p>
          </table:table-cell>
          <table:covered-table-cell/>
          <table:covered-table-cell/>
        </table:table-row>
        <table:table-row>
          <table:table-cell table:style-name="Tabela11.A3" office:value-type="string">
            <text:p text:style-name="P14"><text:span text:style-name="T14">[q</text:span><text:span text:style-name="T3">busca1</text:span><text:span text:style-name="T14">, </text:span><text:span text:style-name="T19">⊳</text:span><text:span text:style-name="T17">1</text:span><text:span text:style-name="T19">011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4">[q</text:span><text:span text:style-name="T3">busca1</text:span><text:span text:style-name="T14">, </text:span><text:span text:style-name="T19">⊳</text:span><text:span text:style-name="T17"></text:span><text:span text:style-name="T19">1</text:span><text:span text:style-name="T17">0</text:span><text:span text:style-name="T19">110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busca1</text:span><text:span text:style-name="T19">, ⊳</text:span><text:span text:style-name="T17"></text:span><text:span text:style-name="T19">1</text:span><text:span text:style-name="T17">0</text:span><text:span text:style-name="T19">11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busca1</text:span><text:span text:style-name="T19">, ⊳</text:span><text:span text:style-name="T17"></text:span><text:span text:style-name="T19"></text:span><text:span text:style-name="T19">10</text:span><text:span text:style-name="T17">1</text:span><text:span text:style-name="T19">10]</text:span></text:p>
          </table:table-cell>
        </table:table-row>
        <text:soft-page-break/>
        <table:table-row>
          <table:table-cell table:style-name="Tabela11.A3" table:number-columns-spanned="3" office:value-type="string">
            <text:p text:style-name="P46"><text:span text:style-name="T20">Ramo Não Determinístico 2.1</text:span></text:p>
          </table:table-cell>
          <table:covered-table-cell/>
          <table:covered-table-cell/>
        </table:table-row>
        <table:table-row>
          <table:table-cell table:style-name="Tabela11.A3" office:value-type="string">
            <text:p text:style-name="P14"><text:span text:style-name="T19">[q</text:span><text:span text:style-name="T6">busca1</text:span><text:span text:style-name="T19">, ⊳</text:span><text:span text:style-name="T17"></text:span><text:span text:style-name="T19">10</text:span><text:span text:style-name="T17">1</text:span><text:span text:style-name="T19">1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compara</text:span><text:span text:style-name="T19">, ⊳</text:span><text:span text:style-name="T17"></text:span><text:span text:style-name="T19">10</text:span><text:span text:style-name="T17"></text:span><text:span text:style-name="T19">10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compara</text:span><text:span text:style-name="T19">, ⊳</text:span><text:span text:style-name="T17"></text:span><text:span text:style-name="T19">10</text:span><text:span text:style-name="T17"></text:span><text:span text:style-name="T19">1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volta</text:span><text:span text:style-name="T19">, ⊳</text:span><text:span text:style-name="T17"></text:span><text:span text:style-name="T19">1</text:span><text:span text:style-name="T17">0</text:span><text:span text:style-name="T19">10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volta</text:span><text:span text:style-name="T19">, ⊳</text:span><text:span text:style-name="T17"></text:span><text:span text:style-name="T19">1</text:span><text:span text:style-name="T17">0</text:span><text:span text:style-name="T19">1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volta</text:span><text:span text:style-name="T19">, ⊳</text:span><text:span text:style-name="T17">1</text:span><text:span text:style-name="T19">010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volta</text:span><text:span text:style-name="T19">, ⊳</text:span><text:span text:style-name="T17">1</text:span><text:span text:style-name="T19">01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volta</text:span><text:span text:style-name="T19">, ⊳</text:span><text:span text:style-name="T17"></text:span><text:span text:style-name="T19">1010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volta</text:span><text:span text:style-name="T19">, ⊳</text:span><text:span text:style-name="T17"></text:span><text:span text:style-name="T19">101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comparaProximo</text:span><text:span text:style-name="T19">, ⊳</text:span><text:span text:style-name="T17">1</text:span><text:span text:style-name="T19">010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comparaProximo</text:span><text:span text:style-name="T19">, ⊳</text:span><text:span text:style-name="T17">1</text:span><text:span text:style-name="T19">01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compara1</text:span><text:span text:style-name="T19">, ⊳</text:span><text:span text:style-name="T17">*</text:span><text:span text:style-name="T19">010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compara1</text:span><text:span text:style-name="T19">, ⊳</text:span><text:span text:style-name="T17">*</text:span><text:span text:style-name="T19">01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compara1</text:span><text:span text:style-name="T19">, ⊳*</text:span><text:span text:style-name="T17">0</text:span><text:span text:style-name="T19">10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compara1</text:span><text:span text:style-name="T19">, ⊳*</text:span><text:span text:style-name="T17">0</text:span><text:span text:style-name="T19">1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compara1</text:span><text:span text:style-name="T19">, ⊳*0</text:span><text:span text:style-name="T17"></text:span><text:span text:style-name="T19">10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compara1</text:span><text:span text:style-name="T19">, ⊳*0</text:span><text:span text:style-name="T17"></text:span><text:span text:style-name="T19">1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marcaCompara1</text:span><text:span text:style-name="T19">, ⊳*0</text:span><text:span text:style-name="T17">1</text:span><text:span text:style-name="T19">0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marcaCompara1</text:span><text:span text:style-name="T19">, ⊳*0</text:span><text:span text:style-name="T17">1</text:span><text:span text:style-name="T19">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voltaAoMeio</text:span><text:span text:style-name="T19">, ⊳*0</text:span><text:span text:style-name="T17">*</text:span><text:span text:style-name="T19">0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voltaAoMeio</text:span><text:span text:style-name="T19">, ⊳*0</text:span><text:span text:style-name="T17">*</text:span><text:span text:style-name="T19">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voltaAoMeio</text:span><text:span text:style-name="T19">, ⊳*0</text:span><text:span text:style-name="T17"></text:span><text:span text:style-name="T19">*0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voltaAoMeio</text:span><text:span text:style-name="T19">, ⊳*0</text:span><text:span text:style-name="T17"></text:span><text:span text:style-name="T19">*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voltaAoProximo</text:span><text:span text:style-name="T19">, ⊳*</text:span><text:span text:style-name="T17">0</text:span><text:span text:style-name="T19">*0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voltaAoProximo</text:span><text:span text:style-name="T19">, ⊳*</text:span><text:span text:style-name="T17">0</text:span><text:span text:style-name="T19">*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voltaAoProximo</text:span><text:span text:style-name="T19">, ⊳</text:span><text:span text:style-name="T17">*</text:span><text:span text:style-name="T19">0*0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voltaAoProximo</text:span><text:span text:style-name="T19">, ⊳</text:span><text:span text:style-name="T17">*</text:span><text:span text:style-name="T19">0*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comparaProximo</text:span><text:span text:style-name="T19">, ⊳*</text:span><text:span text:style-name="T17">0</text:span><text:span text:style-name="T19">*0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comparaProximo</text:span><text:span text:style-name="T19">, ⊳*</text:span><text:span text:style-name="T17">0</text:span><text:span text:style-name="T19">*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compara0</text:span><text:span text:style-name="T19">, ⊳*</text:span><text:span text:style-name="T17">*</text:span><text:span text:style-name="T19">*0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compara0</text:span><text:span text:style-name="T19">, ⊳*</text:span><text:span text:style-name="T17">*</text:span><text:span text:style-name="T19">*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compara0</text:span><text:span text:style-name="T19">, ⊳**</text:span><text:span text:style-name="T17"></text:span><text:span text:style-name="T19">*0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compara0</text:span><text:span text:style-name="T19">, ⊳**</text:span><text:span text:style-name="T17"></text:span><text:span text:style-name="T19">*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marcaComparado0</text:span><text:span text:style-name="T19">, ⊳**</text:span><text:span text:style-name="T17">*</text:span><text:span text:style-name="T19">0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marcaComparado0</text:span><text:span text:style-name="T19">, ⊳**</text:span><text:span text:style-name="T17">*</text:span><text:span text:style-name="T19">0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marcaComparado0</text:span><text:span text:style-name="T19">, ⊳***</text:span><text:span text:style-name="T17">0</text:span><text:span text:style-name="T19">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marcaComparado0</text:span><text:span text:style-name="T19">, ⊳***</text:span><text:span text:style-name="T17">0</text:span><text:span text:style-name="T19">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voltaAoMeio</text:span><text:span text:style-name="T19">, ⊳***</text:span><text:span text:style-name="T17">*</text:span><text:span text:style-name="T19">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voltaAoMeio</text:span><text:span text:style-name="T19">, ⊳***</text:span><text:span text:style-name="T17">*</text:span><text:span text:style-name="T19">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voltaAoMeio</text:span><text:span text:style-name="T19">, ⊳**</text:span><text:span text:style-name="T17">*</text:span><text:span text:style-name="T19">*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voltaAoMeio</text:span><text:span text:style-name="T19">, ⊳**</text:span><text:span text:style-name="T17">*</text:span><text:span text:style-name="T19">*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voltaAoMeio</text:span><text:span text:style-name="T19">, ⊳**</text:span><text:span text:style-name="T17"></text:span><text:span text:style-name="T19">**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voltaAoMeio</text:span><text:span text:style-name="T19">, ⊳**</text:span><text:span text:style-name="T17"></text:span><text:span text:style-name="T19">**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voltaAoProximo</text:span><text:span text:style-name="T19">, ⊳*</text:span><text:span text:style-name="T17">*</text:span><text:span text:style-name="T19">**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voltaAoProximo</text:span><text:span text:style-name="T19">, ⊳*</text:span><text:span text:style-name="T17">*</text:span><text:span text:style-name="T19">**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comparaProximo</text:span><text:span text:style-name="T19">, ⊳**</text:span><text:span text:style-name="T17"></text:span><text:span text:style-name="T19">**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comparaProximo</text:span><text:span text:style-name="T19">, ⊳**</text:span><text:span text:style-name="T17"></text:span><text:span text:style-name="T19">**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valida</text:span><text:span text:style-name="T19">, ⊳**</text:span><text:span text:style-name="T17">*</text:span><text:span text:style-name="T19">*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valida</text:span><text:span text:style-name="T19">, ⊳**</text:span><text:span text:style-name="T17">*</text:span><text:span text:style-name="T19">*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valida</text:span><text:span text:style-name="T19">, ⊳***</text:span><text:span text:style-name="T17">*</text:span><text:span text:style-name="T19">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valida</text:span><text:span text:style-name="T19">, ⊳***</text:span><text:span text:style-name="T17">*</text:span><text:span text:style-name="T19">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14"><text:span text:style-name="T19">[q</text:span><text:span text:style-name="T6">valida</text:span><text:span text:style-name="T19">, ⊳****</text:span><text:span text:style-name="T17">⊔</text:span><text:span text:style-name="T19">]</text:span></text:p>
          </table:table-cell>
        </table:table-row>
        <table:table-row>
          <table:table-cell table:style-name="Tabela11.A3" office:value-type="string">
            <text:p text:style-name="P14"><text:span text:style-name="T19">[q</text:span><text:span text:style-name="T6">valida</text:span><text:span text:style-name="T19">, ⊳****</text:span><text:span text:style-name="T17">⊔</text:span><text:span text:style-name="T19">]</text:span></text:p>
          </table:table-cell>
          <table:table-cell table:style-name="Tabela11.A3" office:value-type="string">
            <text:p text:style-name="P7">Ⱶ</text:p>
          </table:table-cell>
          <table:table-cell table:style-name="Tabela11.A3" office:value-type="string">
            <text:p text:style-name="P29"><text:span text:style-name="T19">[q</text:span><text:span text:style-name="T6">aceita</text:span><text:span text:style-name="T19">, ⊳***</text:span><text:span text:style-name="T17">*</text:span><text:span text:style-name="T19">]</text:span></text:p>
          </table:table-cell>
        </table:table-row>
        <table:table-row>
          <table:table-cell table:style-name="Tabela11.A3" table:number-columns-spanned="3" office:value-type="string">
            <text:p text:style-name="P46"><text:span text:style-name="T15">Ramo Determinístico Aceito, Palavra Aceita</text:span></text:p>
          </table:table-cell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s Pereira</meta:initial-creator>
    <meta:creation-date>2011-10-15T14:46:24</meta:creation-date>
    <dc:date>2011-10-18T00:30:31</dc:date>
    <dc:creator>Lucas Pereira</dc:creator>
    <meta:editing-duration>PT12H33M30S</meta:editing-duration>
    <meta:editing-cycles>72</meta:editing-cycles>
    <meta:generator>OpenOffice.org/3.2$Linux OpenOffice.org_project/320m12$Build-9483</meta:generator>
    <meta:document-statistic meta:table-count="11" meta:image-count="0" meta:object-count="0" meta:page-count="16" meta:paragraph-count="1196" meta:word-count="4197" meta:character-count="19487"/>
  </office:meta>
</office:document-meta>
</file>